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" style:family="table-cell" style:parent-style-name="Default" style:data-style-name="N121"/>
    <style:style style:name="ce14" style:family="table-cell" style:parent-style-name="Default" style:data-style-name="N61"/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9"/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61">
      <style:text-properties fo:font-weight="bold" style:font-weight-asian="bold" style:font-weight-complex="bold"/>
    </style:style>
    <style:style style:name="ce30" style:family="table-cell" style:parent-style-name="Default" style:data-style-name="N122"/>
    <style:style style:name="ce3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ddle_term_Scalability_neighbuors" table:style-name="ta1">
        <table:shapes>
          <draw:frame draw:z-index="0" draw:style-name="gr1" draw:text-style-name="P1" svg:width="669.66pt" svg:height="376.67pt" svg:x="559.36pt" svg:y="96.94pt">
            <draw:object draw:notify-on-update-of-ranges="Middle_term_Scalability_neighbuors.H4:Middle_term_Scalability_neighbuors.H7 Middle_term_Scalability_neighbuors.I3:Middle_term_Scalability_neighbuors.I3 Middle_term_Scalability_neighbuors.I4:Middle_term_Scalability_neighbuors.I7 Middle_term_Scalability_neighbuors.J3:Middle_term_Scalability_neighbuors.J3 Middle_term_Scalability_neighbuors.J4:Middle_term_Scalability_neighbuors.J7 Middle_term_Scalability_neighbuors.K3:Middle_term_Scalability_neighbuors.K3 Middle_term_Scalability_neighbuors.K4:Middle_term_Scalability_neighbuors.K7 Middle_term_Scalability_neighbuors.L3:Middle_term_Scalability_neighbuors.L3 Middle_term_Scalability_neighbuors.L4:Middle_term_Scalability_neighbuors.L7 Middle_term_Scalability_neighbuors.M3:Middle_term_Scalability_neighbuors.M3 Middle_term_Scalability_neighbuors.M4:Middle_term_Scalability_neighbuors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Middle_term_Scalability_neighbuors.H47:Middle_term_Scalability_neighbuors.H50 Middle_term_Scalability_neighbuors.I46:Middle_term_Scalability_neighbuors.I46 Middle_term_Scalability_neighbuors.I47:Middle_term_Scalability_neighbuors.I50 Middle_term_Scalability_neighbuors.J46:Middle_term_Scalability_neighbuors.J46 Middle_term_Scalability_neighbuors.J47:Middle_term_Scalability_neighbuors.J50 Middle_term_Scalability_neighbuors.K46:Middle_term_Scalability_neighbuors.K46 Middle_term_Scalability_neighbuors.K47:Middle_term_Scalability_neighbuors.K50 Middle_term_Scalability_neighbuors.L46:Middle_term_Scalability_neighbuors.L46 Middle_term_Scalability_neighbuors.L47:Middle_term_Scalability_neighbuors.L50 Middle_term_Scalability_neighbuors.M46:Middle_term_Scalability_neighbuors.M46 Middle_term_Scalability_neighbuors.M47:Middle_term_Scalability_neighbuors.M5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3061433763" calcext:value-type="float">
            <text:p>0.99293306143376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36826770438" calcext:value-type="float">
            <text:p>0.989436826770438</text:p>
          </table:table-cell>
          <table:table-cell table:style-name="Default" office:value-type="float" office:value="0.984696931710775" calcext:value-type="float">
            <text:p>0.984696931710775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89288184586" calcext:value-type="float">
            <text:p>0.989489288184586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5571832185" calcext:value-type="float">
            <text:p>0.9894557183218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909017884426958" calcext:value-type="float">
            <text:p>0.909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09670038582835" calcext:value-type="float">
            <text:p>0.91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24489681559" calcext:value-type="float">
            <text:p>0.989424489681559</text:p>
          </table:table-cell>
          <table:table-cell table:style-name="Default" office:value-type="float" office:value="0.880650525693723" calcext:value-type="float">
            <text:p>0.880650525693723</text:p>
          </table:table-cell>
          <table:table-cell table:style-name="Default" office:value-type="float" office:value="0.98949054686566" calcext:value-type="float">
            <text:p>0.98949054686566</text:p>
          </table:table-cell>
          <table:table-cell table:style-name="Default" office:value-type="float" office:value="0.698545689348266" calcext:value-type="float">
            <text:p>0.698545689348266</text:p>
          </table:table-cell>
          <table:table-cell table:style-name="Default" office:value-type="float" office:value="0.989489231183439" calcext:value-type="float">
            <text:p>0.98948923118343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812524915060868" calcext:value-type="float">
            <text:p>0.813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79536214029652" calcext:value-type="float">
            <text:p>0.79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36826770438" calcext:value-type="float">
            <text:p>0.989436826770438</text:p>
          </table:table-cell>
          <table:table-cell table:style-name="Default" office:value-type="float" office:value="0.984801808690804" calcext:value-type="float">
            <text:p>0.984801808690804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89288184586" calcext:value-type="float">
            <text:p>0.989489288184586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731090724994383" calcext:value-type="float">
            <text:p>0.731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725284377965167" calcext:value-type="float">
            <text:p>0.72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600574075491" calcext:value-type="float">
            <text:p>0.848600574075491</text:p>
          </table:table-cell>
          <table:table-cell table:style-name="Default" office:value-type="float" office:value="0.819411514749227" calcext:value-type="float">
            <text:p>0.819411514749227</text:p>
          </table:table-cell>
          <table:table-cell table:style-name="Default" office:value-type="float" office:value="0.989490544055281" calcext:value-type="float">
            <text:p>0.989490544055281</text:p>
          </table:table-cell>
          <table:table-cell table:style-name="Default" office:value-type="float" office:value="0.00785760569888449" calcext:value-type="float">
            <text:p>0.007857605698884</text:p>
          </table:table-cell>
          <table:table-cell table:style-name="Default" office:value-type="float" office:value="0.104587809401325" calcext:value-type="float">
            <text:p>0.104587809401325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694757746974137" calcext:value-type="float">
            <text:p>0.695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681491917065815" calcext:value-type="float">
            <text:p>0.681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85181999838" calcext:value-type="float">
            <text:p>0.995885181999838</text:p>
          </table:table-cell>
          <table:table-cell table:style-name="Default" office:value-type="float" office:value="0.996325619799859" calcext:value-type="float">
            <text:p>0.996325619799859</text:p>
          </table:table-cell>
          <table:table-cell table:style-name="Default" office:value-type="float" office:value="0.995967312893869" calcext:value-type="float">
            <text:p>0.995967312893869</text:p>
          </table:table-cell>
          <table:table-cell table:style-name="Default" office:value-type="float" office:value="0.997175267544806" calcext:value-type="float">
            <text:p>0.997175267544806</text:p>
          </table:table-cell>
          <table:table-cell table:style-name="Default" office:value-type="float" office:value="0.995868613391016" calcext:value-type="float">
            <text:p>0.995868613391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9307034685111" calcext:value-type="float">
            <text:p>0.989307034685111</text:p>
          </table:table-cell>
          <table:table-cell table:style-name="Default" office:value-type="float" office:value="0.968810997122957" calcext:value-type="float">
            <text:p>0.968810997122957</text:p>
          </table:table-cell>
          <table:table-cell table:style-name="Default" office:value-type="float" office:value="0.926008641907957" calcext:value-type="float">
            <text:p>0.926008641907957</text:p>
          </table:table-cell>
          <table:table-cell table:style-name="Default" office:value-type="float" office:value="0.987460893736789" calcext:value-type="float">
            <text:p>0.987460893736789</text:p>
          </table:table-cell>
          <table:table-cell table:style-name="Default" office:value-type="float" office:value="0.984241728036253" calcext:value-type="float">
            <text:p>0.984241728036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705057294201" calcext:value-type="float">
            <text:p>0.98705057294201</text:p>
          </table:table-cell>
          <table:table-cell table:style-name="Default" office:value-type="float" office:value="0.964691248306071" calcext:value-type="float">
            <text:p>0.964691248306071</text:p>
          </table:table-cell>
          <table:table-cell table:style-name="Default" office:value-type="float" office:value="0.968094797265589" calcext:value-type="float">
            <text:p>0.968094797265589</text:p>
          </table:table-cell>
          <table:table-cell table:style-name="Default" office:value-type="float" office:value="0.98654287198897" calcext:value-type="float">
            <text:p>0.98654287198897</text:p>
          </table:table-cell>
          <table:table-cell table:style-name="Default" office:value-type="float" office:value="0.982917823422762" calcext:value-type="float">
            <text:p>0.9829178234227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2385914243394" calcext:value-type="float">
            <text:p>0.992385914243394</text:p>
          </table:table-cell>
          <table:table-cell table:style-name="Default" office:value-type="float" office:value="0.942306450325498" calcext:value-type="float">
            <text:p>0.942306450325498</text:p>
          </table:table-cell>
          <table:table-cell table:style-name="Default" office:value-type="float" office:value="0.868834273708621" calcext:value-type="float">
            <text:p>0.868834273708621</text:p>
          </table:table-cell>
          <table:table-cell table:style-name="Default" office:value-type="float" office:value="0.971263951879757" calcext:value-type="float">
            <text:p>0.971263951879757</text:p>
          </table:table-cell>
          <table:table-cell table:style-name="Default" office:value-type="float" office:value="0.988543644766163" calcext:value-type="float">
            <text:p>0.988543644766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2968898254316" calcext:value-type="float">
            <text:p>0.882968898254316</text:p>
          </table:table-cell>
          <table:table-cell table:style-name="Default" office:value-type="float" office:value="0.868628211784226" calcext:value-type="float">
            <text:p>0.868628211784226</text:p>
          </table:table-cell>
          <table:table-cell table:style-name="Default" office:value-type="float" office:value="0.8770970900695" calcext:value-type="float">
            <text:p>0.8770970900695</text:p>
          </table:table-cell>
          <table:table-cell table:style-name="Default" office:value-type="float" office:value="0.873167962453592" calcext:value-type="float">
            <text:p>0.873167962453592</text:p>
          </table:table-cell>
          <table:table-cell table:style-name="Default" office:value-type="float" office:value="0.865448201218193" calcext:value-type="float">
            <text:p>0.865448201218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192516715328467" calcext:value-type="float">
            <text:p>0.192516715328467</text:p>
          </table:table-cell>
          <table:table-cell table:style-name="Default" office:value-type="float" office:value="0.590156085164921" calcext:value-type="float">
            <text:p>0.590156085164921</text:p>
          </table:table-cell>
          <table:table-cell table:style-name="Default" office:value-type="float" office:value="0.324780488651692" calcext:value-type="float">
            <text:p>0.324780488651692</text:p>
          </table:table-cell>
          <table:table-cell table:style-name="Default" office:value-type="float" office:value="0.490971381876169" calcext:value-type="float">
            <text:p>0.490971381876169</text:p>
          </table:table-cell>
          <table:table-cell table:style-name="Default" office:value-type="float" office:value="0.49287812877864" calcext:value-type="float">
            <text:p>0.49287812877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20515098461418" calcext:value-type="float">
            <text:p>0.620515098461418</text:p>
          </table:table-cell>
          <table:table-cell table:style-name="Default" office:value-type="float" office:value="0.660686321300373" calcext:value-type="float">
            <text:p>0.660686321300373</text:p>
          </table:table-cell>
          <table:table-cell table:style-name="Default" office:value-type="float" office:value="0.461551262881908" calcext:value-type="float">
            <text:p>0.461551262881908</text:p>
          </table:table-cell>
          <table:table-cell table:style-name="Default" office:value-type="float" office:value="0.695236619306566" calcext:value-type="float">
            <text:p>0.695236619306566</text:p>
          </table:table-cell>
          <table:table-cell table:style-name="Default" office:value-type="float" office:value="0.88004984160193" calcext:value-type="float">
            <text:p>0.88004984160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927185092565" calcext:value-type="float">
            <text:p>0.98927185092565</text:p>
          </table:table-cell>
          <table:table-cell table:style-name="Default" office:value-type="float" office:value="0.929137734292485" calcext:value-type="float">
            <text:p>0.929137734292485</text:p>
          </table:table-cell>
          <table:table-cell table:style-name="Default" office:value-type="float" office:value="0.937065500374605" calcext:value-type="float">
            <text:p>0.937065500374605</text:p>
          </table:table-cell>
          <table:table-cell table:style-name="Default" office:value-type="float" office:value="0.976504051233699" calcext:value-type="float">
            <text:p>0.976504051233699</text:p>
          </table:table-cell>
          <table:table-cell table:style-name="Default" office:value-type="float" office:value="0.97904299260597" calcext:value-type="float">
            <text:p>0.97904299260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3507067058415" calcext:value-type="float">
            <text:p>0.943507067058415</text:p>
          </table:table-cell>
          <table:table-cell table:style-name="Default" office:value-type="float" office:value="0.923117299061145" calcext:value-type="float">
            <text:p>0.923117299061145</text:p>
          </table:table-cell>
          <table:table-cell table:style-name="Default" office:value-type="float" office:value="0.875419499860925" calcext:value-type="float">
            <text:p>0.875419499860925</text:p>
          </table:table-cell>
          <table:table-cell table:style-name="Default" office:value-type="float" office:value="0.43551474873054" calcext:value-type="float">
            <text:p>0.43551474873054</text:p>
          </table:table-cell>
          <table:table-cell table:style-name="Default" office:value-type="float" office:value="0.542229188094007" calcext:value-type="float">
            <text:p>0.542229188094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5095599449341" calcext:value-type="float">
            <text:p>0.955095599449341</text:p>
          </table:table-cell>
          <table:table-cell table:style-name="Default" office:value-type="float" office:value="0.98777799170513" calcext:value-type="float">
            <text:p>0.98777799170513</text:p>
          </table:table-cell>
          <table:table-cell table:style-name="Default" office:value-type="float" office:value="0.995543643387742" calcext:value-type="float">
            <text:p>0.995543643387742</text:p>
          </table:table-cell>
          <table:table-cell table:style-name="Default" office:value-type="float" office:value="0.965606501984615" calcext:value-type="float">
            <text:p>0.965606501984615</text:p>
          </table:table-cell>
          <table:table-cell table:style-name="Default" office:value-type="float" office:value="0.96459387086139" calcext:value-type="float">
            <text:p>0.96459387086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96067841246" calcext:value-type="float">
            <text:p>0.991696067841246</text:p>
          </table:table-cell>
          <table:table-cell table:style-name="Default" office:value-type="float" office:value="0.981623024324676" calcext:value-type="float">
            <text:p>0.981623024324676</text:p>
          </table:table-cell>
          <table:table-cell table:style-name="Default" office:value-type="float" office:value="0.991637852849258" calcext:value-type="float">
            <text:p>0.991637852849258</text:p>
          </table:table-cell>
          <table:table-cell table:style-name="Default" office:value-type="float" office:value="0.990698352946019" calcext:value-type="float">
            <text:p>0.990698352946019</text:p>
          </table:table-cell>
          <table:table-cell table:style-name="Default" office:value-type="float" office:value="0.99130858371897" calcext:value-type="float">
            <text:p>0.99130858371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751250063518" calcext:value-type="float">
            <text:p>0.987751250063518</text:p>
          </table:table-cell>
          <table:table-cell table:style-name="Default" office:value-type="float" office:value="0.976784800572931" calcext:value-type="float">
            <text:p>0.976784800572931</text:p>
          </table:table-cell>
          <table:table-cell table:style-name="Default" office:value-type="float" office:value="0.916218403003184" calcext:value-type="float">
            <text:p>0.916218403003184</text:p>
          </table:table-cell>
          <table:table-cell table:style-name="Default" office:value-type="float" office:value="0.983988502107706" calcext:value-type="float">
            <text:p>0.983988502107706</text:p>
          </table:table-cell>
          <table:table-cell table:style-name="Default" office:value-type="float" office:value="0.925497225087898" calcext:value-type="float">
            <text:p>0.925497225087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7013332900618" calcext:value-type="float">
            <text:p>0.877013332900618</text:p>
          </table:table-cell>
          <table:table-cell table:style-name="Default" office:value-type="float" office:value="0.87672705521669" calcext:value-type="float">
            <text:p>0.87672705521669</text:p>
          </table:table-cell>
          <table:table-cell table:style-name="Default" office:value-type="float" office:value="0.875423445857616" calcext:value-type="float">
            <text:p>0.875423445857616</text:p>
          </table:table-cell>
          <table:table-cell table:style-name="Default" office:value-type="float" office:value="0.877834406682246" calcext:value-type="float">
            <text:p>0.877834406682246</text:p>
          </table:table-cell>
          <table:table-cell table:style-name="Default" office:value-type="float" office:value="0.88569233974007" calcext:value-type="float">
            <text:p>0.88569233974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2523799042504" calcext:value-type="float">
            <text:p>0.92523799042504</text:p>
          </table:table-cell>
          <table:table-cell table:style-name="Default" office:value-type="float" office:value="0.943226193486778" calcext:value-type="float">
            <text:p>0.943226193486778</text:p>
          </table:table-cell>
          <table:table-cell table:style-name="Default" office:value-type="float" office:value="0.972454351099029" calcext:value-type="float">
            <text:p>0.972454351099029</text:p>
          </table:table-cell>
          <table:table-cell table:style-name="Default" office:value-type="float" office:value="0.953244947802444" calcext:value-type="float">
            <text:p>0.953244947802444</text:p>
          </table:table-cell>
          <table:table-cell table:style-name="Default" office:value-type="float" office:value="0.930387131174227" calcext:value-type="float">
            <text:p>0.930387131174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42845555057" calcext:value-type="float">
            <text:p>0.987842845555057</text:p>
          </table:table-cell>
          <table:table-cell table:style-name="Default" office:value-type="float" office:value="0.98291689736577" calcext:value-type="float">
            <text:p>0.98291689736577</text:p>
          </table:table-cell>
          <table:table-cell table:style-name="Default" office:value-type="float" office:value="0.988008531319543" calcext:value-type="float">
            <text:p>0.988008531319543</text:p>
          </table:table-cell>
          <table:table-cell table:style-name="Default" office:value-type="float" office:value="0.985726968841758" calcext:value-type="float">
            <text:p>0.985726968841758</text:p>
          </table:table-cell>
          <table:table-cell table:style-name="Default" office:value-type="float" office:value="0.987625425364138" calcext:value-type="float">
            <text:p>0.987625425364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49599136846161" calcext:value-type="float">
            <text:p>0.849599136846161</text:p>
          </table:table-cell>
          <table:table-cell table:style-name="Default" office:value-type="float" office:value="0.79828812878891" calcext:value-type="float">
            <text:p>0.79828812878891</text:p>
          </table:table-cell>
          <table:table-cell table:style-name="Default" office:value-type="float" office:value="0.799382396657079" calcext:value-type="float">
            <text:p>0.799382396657079</text:p>
          </table:table-cell>
          <table:table-cell table:style-name="Default" office:value-type="float" office:value="0.839518600243771" calcext:value-type="float">
            <text:p>0.839518600243771</text:p>
          </table:table-cell>
          <table:table-cell table:style-name="Default" office:value-type="float" office:value="0.833495027639087" calcext:value-type="float">
            <text:p>0.8334950276390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0479287786899" calcext:value-type="float">
            <text:p>0.940479287786899</text:p>
          </table:table-cell>
          <table:table-cell table:style-name="Default" office:value-type="float" office:value="0.880658411568213" calcext:value-type="float">
            <text:p>0.880658411568213</text:p>
          </table:table-cell>
          <table:table-cell table:style-name="Default" office:value-type="float" office:value="0.883964656254792" calcext:value-type="float">
            <text:p>0.883964656254792</text:p>
          </table:table-cell>
          <table:table-cell table:style-name="Default" office:value-type="float" office:value="0.930971312840657" calcext:value-type="float">
            <text:p>0.930971312840657</text:p>
          </table:table-cell>
          <table:table-cell table:style-name="Default" office:value-type="float" office:value="0.890751973420177" calcext:value-type="float">
            <text:p>0.890751973420177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791027276342384" calcext:value-type="float">
            <text:p>0.79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119732712704534" calcext:value-type="float">
            <text:p>0.11973271270453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4244513794" calcext:value-type="float">
            <text:p>0.98944244513794</text:p>
          </table:table-cell>
          <table:table-cell table:style-name="Default" office:value-type="float" office:value="0.983478344544604" calcext:value-type="float">
            <text:p>0.983478344544604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89136932086" calcext:value-type="float">
            <text:p>0.989489136932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253919268374737" calcext:value-type="float">
            <text:p>0.25391926837473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23701494836" calcext:value-type="float">
            <text:p>0.989423701494836</text:p>
          </table:table-cell>
          <table:table-cell table:style-name="Default" office:value-type="float" office:value="0.982926000046" calcext:value-type="float">
            <text:p>0.982926000046</text:p>
          </table:table-cell>
          <table:table-cell table:style-name="Default" office:value-type="float" office:value="0.989490546094929" calcext:value-type="float">
            <text:p>0.989490546094929</text:p>
          </table:table-cell>
          <table:table-cell table:style-name="Default" office:value-type="float" office:value="0.719351796534903" calcext:value-type="float">
            <text:p>0.719351796534903</text:p>
          </table:table-cell>
          <table:table-cell table:style-name="Default" office:value-type="float" office:value="0.989489173536461" calcext:value-type="float">
            <text:p>0.989489173536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4244513794" calcext:value-type="float">
            <text:p>0.98944244513794</text:p>
          </table:table-cell>
          <table:table-cell table:style-name="Default" office:value-type="float" office:value="0.983391448893775" calcext:value-type="float">
            <text:p>0.983391448893775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89136932086" calcext:value-type="float">
            <text:p>0.989489136932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72280799714" calcext:value-type="float">
            <text:p>0.497172280799714</text:p>
          </table:table-cell>
          <table:table-cell table:style-name="Default" office:value-type="float" office:value="0.944398449824242" calcext:value-type="float">
            <text:p>0.944398449824242</text:p>
          </table:table-cell>
          <table:table-cell table:style-name="Default" office:value-type="float" office:value="0.989490546065944" calcext:value-type="float">
            <text:p>0.9894905460659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83678748635" calcext:value-type="float">
            <text:p>0.995883678748635</text:p>
          </table:table-cell>
          <table:table-cell table:style-name="Default" office:value-type="float" office:value="0.99641042958705" calcext:value-type="float">
            <text:p>0.99641042958705</text:p>
          </table:table-cell>
          <table:table-cell table:style-name="Default" office:value-type="float" office:value="0.995986011568658" calcext:value-type="float">
            <text:p>0.995986011568658</text:p>
          </table:table-cell>
          <table:table-cell table:style-name="Default" office:value-type="float" office:value="0.997176696426719" calcext:value-type="float">
            <text:p>0.997176696426719</text:p>
          </table:table-cell>
          <table:table-cell table:style-name="Default" office:value-type="float" office:value="0.995868441721913" calcext:value-type="float">
            <text:p>0.995868441721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2136209669203" calcext:value-type="float">
            <text:p>0.982136209669203</text:p>
          </table:table-cell>
          <table:table-cell table:style-name="Default" office:value-type="float" office:value="0.923846667632465" calcext:value-type="float">
            <text:p>0.923846667632465</text:p>
          </table:table-cell>
          <table:table-cell table:style-name="Default" office:value-type="float" office:value="0.900194032386278" calcext:value-type="float">
            <text:p>0.900194032386278</text:p>
          </table:table-cell>
          <table:table-cell table:style-name="Default" office:value-type="float" office:value="0.930846704313728" calcext:value-type="float">
            <text:p>0.930846704313728</text:p>
          </table:table-cell>
          <table:table-cell table:style-name="Default" office:value-type="float" office:value="0.96630859041589" calcext:value-type="float">
            <text:p>0.96630859041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2906880899398" calcext:value-type="float">
            <text:p>0.982906880899398</text:p>
          </table:table-cell>
          <table:table-cell table:style-name="Default" office:value-type="float" office:value="0.954275695935128" calcext:value-type="float">
            <text:p>0.954275695935128</text:p>
          </table:table-cell>
          <table:table-cell table:style-name="Default" office:value-type="float" office:value="0.948554519973984" calcext:value-type="float">
            <text:p>0.948554519973984</text:p>
          </table:table-cell>
          <table:table-cell table:style-name="Default" office:value-type="float" office:value="0.978595843475883" calcext:value-type="float">
            <text:p>0.978595843475883</text:p>
          </table:table-cell>
          <table:table-cell table:style-name="Default" office:value-type="float" office:value="0.97085738656732" calcext:value-type="float">
            <text:p>0.97085738656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2678891689704" calcext:value-type="float">
            <text:p>0.992678891689704</text:p>
          </table:table-cell>
          <table:table-cell table:style-name="Default" office:value-type="float" office:value="0.912777119099341" calcext:value-type="float">
            <text:p>0.912777119099341</text:p>
          </table:table-cell>
          <table:table-cell table:style-name="Default" office:value-type="float" office:value="0.836333228778419" calcext:value-type="float">
            <text:p>0.836333228778419</text:p>
          </table:table-cell>
          <table:table-cell table:style-name="Default" office:value-type="float" office:value="0.970105589668807" calcext:value-type="float">
            <text:p>0.970105589668807</text:p>
          </table:table-cell>
          <table:table-cell table:style-name="Default" office:value-type="float" office:value="0.98748940045699" calcext:value-type="float">
            <text:p>0.98748940045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6907346411306" calcext:value-type="float">
            <text:p>0.836907346411306</text:p>
          </table:table-cell>
          <table:table-cell table:style-name="Default" office:value-type="float" office:value="0.853250543328821" calcext:value-type="float">
            <text:p>0.853250543328821</text:p>
          </table:table-cell>
          <table:table-cell table:style-name="Default" office:value-type="float" office:value="0.870965119290953" calcext:value-type="float">
            <text:p>0.870965119290953</text:p>
          </table:table-cell>
          <table:table-cell table:style-name="Default" office:value-type="float" office:value="0.816356700667686" calcext:value-type="float">
            <text:p>0.816356700667686</text:p>
          </table:table-cell>
          <table:table-cell table:style-name="Default" office:value-type="float" office:value="0.816704245897436" calcext:value-type="float">
            <text:p>0.816704245897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96539111574557" calcext:value-type="float">
            <text:p>0.019653911157456</text:p>
          </table:table-cell>
          <table:table-cell table:style-name="Default" office:value-type="float" office:value="0.377920857761001" calcext:value-type="float">
            <text:p>0.377920857761001</text:p>
          </table:table-cell>
          <table:table-cell table:style-name="Default" office:value-type="float" office:value="0.309963869846924" calcext:value-type="float">
            <text:p>0.309963869846924</text:p>
          </table:table-cell>
          <table:table-cell table:style-name="Default" office:value-type="float" office:value="0.237355280125313" calcext:value-type="float">
            <text:p>0.237355280125313</text:p>
          </table:table-cell>
          <table:table-cell table:style-name="Default" office:value-type="float" office:value="0.260605365951383" calcext:value-type="float">
            <text:p>0.260605365951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34986206510969" calcext:value-type="float">
            <text:p>0.634986206510969</text:p>
          </table:table-cell>
          <table:table-cell table:style-name="Default" office:value-type="float" office:value="0.669654896229582" calcext:value-type="float">
            <text:p>0.669654896229582</text:p>
          </table:table-cell>
          <table:table-cell table:style-name="Default" office:value-type="float" office:value="0.495499093554918" calcext:value-type="float">
            <text:p>0.495499093554918</text:p>
          </table:table-cell>
          <table:table-cell table:style-name="Default" office:value-type="float" office:value="0.568191931126333" calcext:value-type="float">
            <text:p>0.568191931126333</text:p>
          </table:table-cell>
          <table:table-cell table:style-name="Default" office:value-type="float" office:value="0.857457334647665" calcext:value-type="float">
            <text:p>0.857457334647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1803168447179" calcext:value-type="float">
            <text:p>0.981803168447179</text:p>
          </table:table-cell>
          <table:table-cell table:style-name="Default" office:value-type="float" office:value="0.901189404403833" calcext:value-type="float">
            <text:p>0.901189404403833</text:p>
          </table:table-cell>
          <table:table-cell table:style-name="Default" office:value-type="float" office:value="0.926344019307683" calcext:value-type="float">
            <text:p>0.926344019307683</text:p>
          </table:table-cell>
          <table:table-cell table:style-name="Default" office:value-type="float" office:value="0.915447697413524" calcext:value-type="float">
            <text:p>0.915447697413524</text:p>
          </table:table-cell>
          <table:table-cell table:style-name="Default" office:value-type="float" office:value="0.970851406253954" calcext:value-type="float">
            <text:p>0.970851406253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29509416287851" calcext:value-type="float">
            <text:p>0.929509416287851</text:p>
          </table:table-cell>
          <table:table-cell table:style-name="Default" office:value-type="float" office:value="0.658899138676893" calcext:value-type="float">
            <text:p>0.658899138676893</text:p>
          </table:table-cell>
          <table:table-cell table:style-name="Default" office:value-type="float" office:value="0.444257945397009" calcext:value-type="float">
            <text:p>0.444257945397009</text:p>
          </table:table-cell>
          <table:table-cell table:style-name="Default" office:value-type="float" office:value="0.373826029379433" calcext:value-type="float">
            <text:p>0.373826029379433</text:p>
          </table:table-cell>
          <table:table-cell table:style-name="Default" office:value-type="float" office:value="0.316707522491111" calcext:value-type="float">
            <text:p>0.316707522491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1033336720275" calcext:value-type="float">
            <text:p>0.941033336720275</text:p>
          </table:table-cell>
          <table:table-cell table:style-name="Default" office:value-type="float" office:value="0.953541052974915" calcext:value-type="float">
            <text:p>0.953541052974915</text:p>
          </table:table-cell>
          <table:table-cell table:style-name="Default" office:value-type="float" office:value="0.99198327687244" calcext:value-type="float">
            <text:p>0.99198327687244</text:p>
          </table:table-cell>
          <table:table-cell table:style-name="Default" office:value-type="float" office:value="0.964458250896815" calcext:value-type="float">
            <text:p>0.964458250896815</text:p>
          </table:table-cell>
          <table:table-cell table:style-name="Default" office:value-type="float" office:value="0.959973508983766" calcext:value-type="float">
            <text:p>0.959973508983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222213139742" calcext:value-type="float">
            <text:p>0.991222213139742</text:p>
          </table:table-cell>
          <table:table-cell table:style-name="Default" office:value-type="float" office:value="0.972201046119292" calcext:value-type="float">
            <text:p>0.972201046119292</text:p>
          </table:table-cell>
          <table:table-cell table:style-name="Default" office:value-type="float" office:value="0.988007295764348" calcext:value-type="float">
            <text:p>0.988007295764348</text:p>
          </table:table-cell>
          <table:table-cell table:style-name="Default" office:value-type="float" office:value="0.989920659469094" calcext:value-type="float">
            <text:p>0.989920659469094</text:p>
          </table:table-cell>
          <table:table-cell table:style-name="Default" office:value-type="float" office:value="0.984693233721414" calcext:value-type="float">
            <text:p>0.984693233721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4734898765595" calcext:value-type="float">
            <text:p>0.984734898765595</text:p>
          </table:table-cell>
          <table:table-cell table:style-name="Default" office:value-type="float" office:value="0.96249586956358" calcext:value-type="float">
            <text:p>0.96249586956358</text:p>
          </table:table-cell>
          <table:table-cell table:style-name="Default" office:value-type="float" office:value="0.851971278950919" calcext:value-type="float">
            <text:p>0.851971278950919</text:p>
          </table:table-cell>
          <table:table-cell table:style-name="Default" office:value-type="float" office:value="0.969854514785329" calcext:value-type="float">
            <text:p>0.969854514785329</text:p>
          </table:table-cell>
          <table:table-cell table:style-name="Default" office:value-type="float" office:value="0.869721540869851" calcext:value-type="float">
            <text:p>0.869721540869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894362453334" calcext:value-type="float">
            <text:p>0.875894362453334</text:p>
          </table:table-cell>
          <table:table-cell table:style-name="Default" office:value-type="float" office:value="0.874800169893055" calcext:value-type="float">
            <text:p>0.874800169893055</text:p>
          </table:table-cell>
          <table:table-cell table:style-name="Default" office:value-type="float" office:value="0.870465516676021" calcext:value-type="float">
            <text:p>0.870465516676021</text:p>
          </table:table-cell>
          <table:table-cell table:style-name="Default" office:value-type="float" office:value="0.874244340492598" calcext:value-type="float">
            <text:p>0.874244340492598</text:p>
          </table:table-cell>
          <table:table-cell table:style-name="Default" office:value-type="float" office:value="0.8688297544865" calcext:value-type="float">
            <text:p>0.8688297544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744374676854" calcext:value-type="float">
            <text:p>0.947744374676854</text:p>
          </table:table-cell>
          <table:table-cell table:style-name="Default" office:value-type="float" office:value="0.948129475785163" calcext:value-type="float">
            <text:p>0.948129475785163</text:p>
          </table:table-cell>
          <table:table-cell table:style-name="Default" office:value-type="float" office:value="0.978362739915109" calcext:value-type="float">
            <text:p>0.978362739915109</text:p>
          </table:table-cell>
          <table:table-cell table:style-name="Default" office:value-type="float" office:value="0.959892998562233" calcext:value-type="float">
            <text:p>0.959892998562233</text:p>
          </table:table-cell>
          <table:table-cell table:style-name="Default" office:value-type="float" office:value="0.919708384827375" calcext:value-type="float">
            <text:p>0.919708384827375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639236785617" calcext:value-type="float">
            <text:p>0.987639236785617</text:p>
          </table:table-cell>
          <table:table-cell table:style-name="Default" office:value-type="float" office:value="0.978042282613507" calcext:value-type="float">
            <text:p>0.978042282613507</text:p>
          </table:table-cell>
          <table:table-cell table:style-name="Default" office:value-type="float" office:value="0.986515750888565" calcext:value-type="float">
            <text:p>0.986515750888565</text:p>
          </table:table-cell>
          <table:table-cell table:style-name="Default" office:value-type="float" office:value="0.980323269699058" calcext:value-type="float">
            <text:p>0.980323269699058</text:p>
          </table:table-cell>
          <table:table-cell table:style-name="Default" office:value-type="float" office:value="0.945167188862063" calcext:value-type="float">
            <text:p>0.94516718886206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838525240787462" calcext:value-type="float">
            <text:p>0.839</text:p>
          </table:table-cell>
          <table:table-cell table:style-name="ce9" office:value-type="float" office:value="0.572887003570377" calcext:value-type="float">
            <text:p>0.573</text:p>
          </table:table-cell>
          <table:table-cell table:style-name="ce9" office:value-type="float" office:value="0.709967715621471" calcext:value-type="float">
            <text:p>0.710</text:p>
          </table:table-cell>
          <table:table-cell table:style-name="ce9" office:value-type="float" office:value="0.716177181960906" calcext:value-type="float">
            <text:p>0.716</text:p>
          </table:table-cell>
          <table:table-cell table:style-name="ce9" office:value-type="float" office:value="0.800731948625815" calcext:value-type="float">
            <text:p>0.80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25666732087961" calcext:value-type="float">
            <text:p>0.825666732087961</text:p>
          </table:table-cell>
          <table:table-cell table:style-name="Default" office:value-type="float" office:value="0.749441327208956" calcext:value-type="float">
            <text:p>0.749441327208956</text:p>
          </table:table-cell>
          <table:table-cell table:style-name="Default" office:value-type="float" office:value="0.745114207999989" calcext:value-type="float">
            <text:p>0.745114207999989</text:p>
          </table:table-cell>
          <table:table-cell table:style-name="Default" office:value-type="float" office:value="0.80697633849412" calcext:value-type="float">
            <text:p>0.80697633849412</text:p>
          </table:table-cell>
          <table:table-cell table:style-name="Default" office:value-type="float" office:value="0.808335614763239" calcext:value-type="float">
            <text:p>0.80833561476323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685153897675998" calcext:value-type="float">
            <text:p>0.685</text:p>
          </table:table-cell>
          <table:table-cell table:style-name="ce9" office:value-type="float" office:value="0.540868581530428" calcext:value-type="float">
            <text:p>0.541</text:p>
          </table:table-cell>
          <table:table-cell table:style-name="ce9" office:value-type="float" office:value="0.63912047012779" calcext:value-type="float">
            <text:p>0.639</text:p>
          </table:table-cell>
          <table:table-cell table:style-name="ce9" office:value-type="float" office:value="0.663483750539191" calcext:value-type="float">
            <text:p>0.663</text:p>
          </table:table-cell>
          <table:table-cell table:style-name="ce9" office:value-type="float" office:value="0.686322032136822" calcext:value-type="float">
            <text:p>0.68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38539328299193" calcext:value-type="float">
            <text:p>0.938539328299193</text:p>
          </table:table-cell>
          <table:table-cell table:style-name="Default" office:value-type="float" office:value="0.919633950717433" calcext:value-type="float">
            <text:p>0.919633950717433</text:p>
          </table:table-cell>
          <table:table-cell table:style-name="Default" office:value-type="float" office:value="0.921251364800703" calcext:value-type="float">
            <text:p>0.921251364800703</text:p>
          </table:table-cell>
          <table:table-cell table:style-name="Default" office:value-type="float" office:value="0.939379896680777" calcext:value-type="float">
            <text:p>0.939379896680777</text:p>
          </table:table-cell>
          <table:table-cell table:style-name="Default" office:value-type="float" office:value="0.920853528005324" calcext:value-type="float">
            <text:p>0.92085352800532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626042989241544" calcext:value-type="float">
            <text:p>0.626</text:p>
          </table:table-cell>
          <table:table-cell table:style-name="ce9" office:value-type="float" office:value="0.463581000633658" calcext:value-type="float">
            <text:p>0.464</text:p>
          </table:table-cell>
          <table:table-cell table:style-name="ce9" office:value-type="float" office:value="0.5135006461974" calcext:value-type="float">
            <text:p>0.514</text:p>
          </table:table-cell>
          <table:table-cell table:style-name="ce9" office:value-type="float" office:value="0.576444871743271" calcext:value-type="float">
            <text:p>0.576</text:p>
          </table:table-cell>
          <table:table-cell table:style-name="ce9" office:value-type="float" office:value="0.587243569753631" calcext:value-type="float">
            <text:p>0.587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56026082448862" calcext:value-type="float">
            <text:p>0.75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557853642479481" calcext:value-type="float">
            <text:p>0.558</text:p>
          </table:table-cell>
          <table:table-cell table:style-name="ce9" office:value-type="float" office:value="0.382739550941917" calcext:value-type="float">
            <text:p>0.383</text:p>
          </table:table-cell>
          <table:table-cell table:style-name="ce9" office:value-type="float" office:value="0.392461530362589" calcext:value-type="float">
            <text:p>0.392</text:p>
          </table:table-cell>
          <table:table-cell table:style-name="ce9" office:value-type="float" office:value="0.493618889636758" calcext:value-type="float">
            <text:p>0.494</text:p>
          </table:table-cell>
          <table:table-cell table:style-name="ce9" office:value-type="float" office:value="0.497864463574022" calcext:value-type="float">
            <text:p>0.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4586661625" calcext:value-type="float">
            <text:p>0.98944586661625</text:p>
          </table:table-cell>
          <table:table-cell table:style-name="Default" office:value-type="float" office:value="0.98078952674298" calcext:value-type="float">
            <text:p>0.98078952674298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84167656305" calcext:value-type="float">
            <text:p>0.989484167656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39118652654" calcext:value-type="float">
            <text:p>0.989439118652654</text:p>
          </table:table-cell>
          <table:table-cell table:style-name="Default" office:value-type="float" office:value="0.980105506161914" calcext:value-type="float">
            <text:p>0.980105506161914</text:p>
          </table:table-cell>
          <table:table-cell table:style-name="Default" office:value-type="float" office:value="0.989476639516964" calcext:value-type="float">
            <text:p>0.989476639516964</text:p>
          </table:table-cell>
          <table:table-cell table:style-name="Default" office:value-type="float" office:value="0.759676790230276" calcext:value-type="float">
            <text:p>0.759676790230276</text:p>
          </table:table-cell>
          <table:table-cell table:style-name="Default" office:value-type="float" office:value="0.989485253337138" calcext:value-type="float">
            <text:p>0.989485253337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4586661625" calcext:value-type="float">
            <text:p>0.98944586661625</text:p>
          </table:table-cell>
          <table:table-cell table:style-name="Default" office:value-type="float" office:value="0.980887224765832" calcext:value-type="float">
            <text:p>0.980887224765832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84167656305" calcext:value-type="float">
            <text:p>0.989484167656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ce14" office:value-type="float" office:value="0.00000948910894890794" calcext:value-type="float">
            <text:p>9.49E-06</text:p>
          </table:table-cell>
          <table:table-cell table:style-name="Default" office:value-type="float" office:value="0.909274097379076" calcext:value-type="float">
            <text:p>0.909274097379076</text:p>
          </table:table-cell>
          <table:table-cell table:style-name="Default" office:value-type="float" office:value="0.989490545422806" calcext:value-type="float">
            <text:p>0.9894905454228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7901890479" calcext:value-type="float">
            <text:p>0.99587901890479</text:p>
          </table:table-cell>
          <table:table-cell table:style-name="Default" office:value-type="float" office:value="0.996768513261072" calcext:value-type="float">
            <text:p>0.996768513261072</text:p>
          </table:table-cell>
          <table:table-cell table:style-name="Default" office:value-type="float" office:value="0.996019041815575" calcext:value-type="float">
            <text:p>0.996019041815575</text:p>
          </table:table-cell>
          <table:table-cell table:style-name="Default" office:value-type="float" office:value="0.997179695517892" calcext:value-type="float">
            <text:p>0.997179695517892</text:p>
          </table:table-cell>
          <table:table-cell table:style-name="Default" office:value-type="float" office:value="0.995868356542147" calcext:value-type="float">
            <text:p>0.995868356542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19399042821609" calcext:value-type="float">
            <text:p>0.919399042821609</text:p>
          </table:table-cell>
          <table:table-cell table:style-name="Default" office:value-type="float" office:value="0.864649704183422" calcext:value-type="float">
            <text:p>0.864649704183422</text:p>
          </table:table-cell>
          <table:table-cell table:style-name="Default" office:value-type="float" office:value="0.860058903441899" calcext:value-type="float">
            <text:p>0.860058903441899</text:p>
          </table:table-cell>
          <table:table-cell table:style-name="Default" office:value-type="float" office:value="0.851315234389325" calcext:value-type="float">
            <text:p>0.851315234389325</text:p>
          </table:table-cell>
          <table:table-cell table:style-name="Default" office:value-type="float" office:value="0.920188003196227" calcext:value-type="float">
            <text:p>0.920188003196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1364627749118" calcext:value-type="float">
            <text:p>0.971364627749118</text:p>
          </table:table-cell>
          <table:table-cell table:style-name="Default" office:value-type="float" office:value="0.932660551225393" calcext:value-type="float">
            <text:p>0.932660551225393</text:p>
          </table:table-cell>
          <table:table-cell table:style-name="Default" office:value-type="float" office:value="0.902196398690943" calcext:value-type="float">
            <text:p>0.902196398690943</text:p>
          </table:table-cell>
          <table:table-cell table:style-name="Default" office:value-type="float" office:value="0.942906990278955" calcext:value-type="float">
            <text:p>0.942906990278955</text:p>
          </table:table-cell>
          <table:table-cell table:style-name="Default" office:value-type="float" office:value="0.955309489021868" calcext:value-type="float">
            <text:p>0.955309489021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0769056836315" calcext:value-type="float">
            <text:p>0.990769056836315</text:p>
          </table:table-cell>
          <table:table-cell table:style-name="Default" office:value-type="float" office:value="0.912424027658754" calcext:value-type="float">
            <text:p>0.912424027658754</text:p>
          </table:table-cell>
          <table:table-cell table:style-name="Default" office:value-type="float" office:value="0.842695190377814" calcext:value-type="float">
            <text:p>0.842695190377814</text:p>
          </table:table-cell>
          <table:table-cell table:style-name="Default" office:value-type="float" office:value="0.967037071786378" calcext:value-type="float">
            <text:p>0.967037071786378</text:p>
          </table:table-cell>
          <table:table-cell table:style-name="Default" office:value-type="float" office:value="0.981335679737456" calcext:value-type="float">
            <text:p>0.981335679737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82294779957324" calcext:value-type="float">
            <text:p>0.782294779957324</text:p>
          </table:table-cell>
          <table:table-cell table:style-name="Default" office:value-type="float" office:value="0.833858667353874" calcext:value-type="float">
            <text:p>0.833858667353874</text:p>
          </table:table-cell>
          <table:table-cell table:style-name="Default" office:value-type="float" office:value="0.820123525903455" calcext:value-type="float">
            <text:p>0.820123525903455</text:p>
          </table:table-cell>
          <table:table-cell table:style-name="Default" office:value-type="float" office:value="0.758593573079635" calcext:value-type="float">
            <text:p>0.758593573079635</text:p>
          </table:table-cell>
          <table:table-cell table:style-name="Default" office:value-type="float" office:value="0.742726180303758" calcext:value-type="float">
            <text:p>0.7427261803037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19694560563545" calcext:value-type="float">
            <text:p>0.119694560563545</text:p>
          </table:table-cell>
          <table:table-cell table:style-name="Default" office:value-type="float" office:value="0.243310246238248" calcext:value-type="float">
            <text:p>0.243310246238248</text:p>
          </table:table-cell>
          <table:table-cell table:style-name="Default" office:value-type="float" office:value="0.00945291661246474" calcext:value-type="float">
            <text:p>0.009452916612465</text:p>
          </table:table-cell>
          <table:table-cell table:style-name="Default" office:value-type="float" office:value="0.0626903477791867" calcext:value-type="float">
            <text:p>0.0626903477791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554789224350361" calcext:value-type="float">
            <text:p>0.554789224350361</text:p>
          </table:table-cell>
          <table:table-cell table:style-name="Default" office:value-type="float" office:value="0.668757312821575" calcext:value-type="float">
            <text:p>0.668757312821575</text:p>
          </table:table-cell>
          <table:table-cell table:style-name="Default" office:value-type="float" office:value="0.376649475990993" calcext:value-type="float">
            <text:p>0.376649475990993</text:p>
          </table:table-cell>
          <table:table-cell table:style-name="Default" office:value-type="float" office:value="0.593461582414351" calcext:value-type="float">
            <text:p>0.593461582414351</text:p>
          </table:table-cell>
          <table:table-cell table:style-name="Default" office:value-type="float" office:value="0.825693875522592" calcext:value-type="float">
            <text:p>0.825693875522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884465944492865" calcext:value-type="float">
            <text:p>0.884465944492865</text:p>
          </table:table-cell>
          <table:table-cell table:style-name="Default" office:value-type="float" office:value="0.860720835952811" calcext:value-type="float">
            <text:p>0.860720835952811</text:p>
          </table:table-cell>
          <table:table-cell table:style-name="Default" office:value-type="float" office:value="0.914941734025297" calcext:value-type="float">
            <text:p>0.914941734025297</text:p>
          </table:table-cell>
          <table:table-cell table:style-name="Default" office:value-type="float" office:value="0.890324710790306" calcext:value-type="float">
            <text:p>0.890324710790306</text:p>
          </table:table-cell>
          <table:table-cell table:style-name="Default" office:value-type="float" office:value="0.952814328403341" calcext:value-type="float">
            <text:p>0.952814328403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543508630097079" calcext:value-type="float">
            <text:p>0.543508630097079</text:p>
          </table:table-cell>
          <table:table-cell table:style-name="Default" office:value-type="float" office:value="0.274595877000902" calcext:value-type="float">
            <text:p>0.274595877000902</text:p>
          </table:table-cell>
          <table:table-cell table:style-name="Default" office:value-type="float" office:value="0.275545013677292" calcext:value-type="float">
            <text:p>0.275545013677292</text:p>
          </table:table-cell>
          <table:table-cell table:style-name="Default" office:value-type="float" office:value="0.249432003777664" calcext:value-type="float">
            <text:p>0.249432003777664</text:p>
          </table:table-cell>
          <table:table-cell table:style-name="Default" office:value-type="float" office:value="0.217369752375079" calcext:value-type="float">
            <text:p>0.217369752375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11480022507688" calcext:value-type="float">
            <text:p>0.811480022507688</text:p>
          </table:table-cell>
          <table:table-cell table:style-name="Default" office:value-type="float" office:value="0.854247330659915" calcext:value-type="float">
            <text:p>0.854247330659915</text:p>
          </table:table-cell>
          <table:table-cell table:style-name="Default" office:value-type="float" office:value="0.886210004439733" calcext:value-type="float">
            <text:p>0.886210004439733</text:p>
          </table:table-cell>
          <table:table-cell table:style-name="Default" office:value-type="float" office:value="0.806025478725598" calcext:value-type="float">
            <text:p>0.806025478725598</text:p>
          </table:table-cell>
          <table:table-cell table:style-name="Default" office:value-type="float" office:value="0.934240597408443" calcext:value-type="float">
            <text:p>0.934240597408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32108858998145" calcext:value-type="float">
            <text:p>0.932108858998145</text:p>
          </table:table-cell>
          <table:table-cell table:style-name="Default" office:value-type="float" office:value="0.913450699713039" calcext:value-type="float">
            <text:p>0.913450699713039</text:p>
          </table:table-cell>
          <table:table-cell table:style-name="Default" office:value-type="float" office:value="0.949208469837405" calcext:value-type="float">
            <text:p>0.949208469837405</text:p>
          </table:table-cell>
          <table:table-cell table:style-name="Default" office:value-type="float" office:value="0.942985478236284" calcext:value-type="float">
            <text:p>0.942985478236284</text:p>
          </table:table-cell>
          <table:table-cell table:style-name="Default" office:value-type="float" office:value="0.969375982487162" calcext:value-type="float">
            <text:p>0.9693759824871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51533266708092" calcext:value-type="float">
            <text:p>0.951533266708092</text:p>
          </table:table-cell>
          <table:table-cell table:style-name="Default" office:value-type="float" office:value="0.830390738625447" calcext:value-type="float">
            <text:p>0.830390738625447</text:p>
          </table:table-cell>
          <table:table-cell table:style-name="Default" office:value-type="float" office:value="0.773352521063863" calcext:value-type="float">
            <text:p>0.773352521063863</text:p>
          </table:table-cell>
          <table:table-cell table:style-name="Default" office:value-type="float" office:value="0.899952903772704" calcext:value-type="float">
            <text:p>0.899952903772704</text:p>
          </table:table-cell>
          <table:table-cell table:style-name="Default" office:value-type="float" office:value="0.797563989664929" calcext:value-type="float">
            <text:p>0.797563989664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3892048163273" calcext:value-type="float">
            <text:p>0.873892048163273</text:p>
          </table:table-cell>
          <table:table-cell table:style-name="Default" office:value-type="float" office:value="0.830874866575514" calcext:value-type="float">
            <text:p>0.830874866575514</text:p>
          </table:table-cell>
          <table:table-cell table:style-name="Default" office:value-type="float" office:value="0.846145458917533" calcext:value-type="float">
            <text:p>0.846145458917533</text:p>
          </table:table-cell>
          <table:table-cell table:style-name="Default" office:value-type="float" office:value="0.847906820215837" calcext:value-type="float">
            <text:p>0.847906820215837</text:p>
          </table:table-cell>
          <table:table-cell table:style-name="Default" office:value-type="float" office:value="0.803844745071818" calcext:value-type="float">
            <text:p>0.803844745071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0829531612346" calcext:value-type="float">
            <text:p>0.960829531612346</text:p>
          </table:table-cell>
          <table:table-cell table:style-name="Default" office:value-type="float" office:value="0.880205705791418" calcext:value-type="float">
            <text:p>0.880205705791418</text:p>
          </table:table-cell>
          <table:table-cell table:style-name="Default" office:value-type="float" office:value="0.927063848577738" calcext:value-type="float">
            <text:p>0.927063848577738</text:p>
          </table:table-cell>
          <table:table-cell table:style-name="Default" office:value-type="float" office:value="0.934727905050866" calcext:value-type="float">
            <text:p>0.934727905050866</text:p>
          </table:table-cell>
          <table:table-cell table:style-name="Default" office:value-type="float" office:value="0.908131938155877" calcext:value-type="float">
            <text:p>0.908131938155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465835207417" calcext:value-type="float">
            <text:p>0.985465835207417</text:p>
          </table:table-cell>
          <table:table-cell table:style-name="Default" office:value-type="float" office:value="0.906181394478309" calcext:value-type="float">
            <text:p>0.906181394478309</text:p>
          </table:table-cell>
          <table:table-cell table:style-name="Default" office:value-type="float" office:value="0.952702655634024" calcext:value-type="float">
            <text:p>0.952702655634024</text:p>
          </table:table-cell>
          <table:table-cell table:style-name="Default" office:value-type="float" office:value="0.952354126295461" calcext:value-type="float">
            <text:p>0.952354126295461</text:p>
          </table:table-cell>
          <table:table-cell table:style-name="Default" office:value-type="float" office:value="0.894490431569708" calcext:value-type="float">
            <text:p>0.8944904315697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762608479627298" calcext:value-type="float">
            <text:p>0.762608479627298</text:p>
          </table:table-cell>
          <table:table-cell table:style-name="Default" office:value-type="float" office:value="0.672922860060084" calcext:value-type="float">
            <text:p>0.672922860060084</text:p>
          </table:table-cell>
          <table:table-cell table:style-name="Default" office:value-type="float" office:value="0.65813523286199" calcext:value-type="float">
            <text:p>0.65813523286199</text:p>
          </table:table-cell>
          <table:table-cell table:style-name="Default" office:value-type="float" office:value="0.727213531161441" calcext:value-type="float">
            <text:p>0.727213531161441</text:p>
          </table:table-cell>
          <table:table-cell table:style-name="Default" office:value-type="float" office:value="0.756215336012588" calcext:value-type="float">
            <text:p>0.7562153360125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26357965842989" calcext:value-type="float">
            <text:p>0.926357965842989</text:p>
          </table:table-cell>
          <table:table-cell table:style-name="Default" office:value-type="float" office:value="0.899300927481823" calcext:value-type="float">
            <text:p>0.899300927481823</text:p>
          </table:table-cell>
          <table:table-cell table:style-name="Default" office:value-type="float" office:value="0.888444082555137" calcext:value-type="float">
            <text:p>0.888444082555137</text:p>
          </table:table-cell>
          <table:table-cell table:style-name="Default" office:value-type="float" office:value="0.892461815373007" calcext:value-type="float">
            <text:p>0.892461815373007</text:p>
          </table:table-cell>
          <table:table-cell table:style-name="Default" office:value-type="float" office:value="0.901325723924468" calcext:value-type="float">
            <text:p>0.901325723924468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1201667209843" calcext:value-type="float">
            <text:p>0.72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36039606769" calcext:value-type="float">
            <text:p>0.989436039606769</text:p>
          </table:table-cell>
          <table:table-cell table:style-name="Default" office:value-type="float" office:value="0.976250321448851" calcext:value-type="float">
            <text:p>0.976250321448851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20068057099" calcext:value-type="float">
            <text:p>0.98920068057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36286945622" calcext:value-type="float">
            <text:p>0.989436286945622</text:p>
          </table:table-cell>
          <table:table-cell table:style-name="Default" office:value-type="float" office:value="0.975428522344377" calcext:value-type="float">
            <text:p>0.975428522344377</text:p>
          </table:table-cell>
          <table:table-cell table:style-name="Default" office:value-type="float" office:value="0.986634520051181" calcext:value-type="float">
            <text:p>0.986634520051181</text:p>
          </table:table-cell>
          <table:table-cell table:style-name="Default" office:value-type="float" office:value="0.598655903540859" calcext:value-type="float">
            <text:p>0.598655903540859</text:p>
          </table:table-cell>
          <table:table-cell table:style-name="Default" office:value-type="float" office:value="0.989250954127353" calcext:value-type="float">
            <text:p>0.989250954127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36039606769" calcext:value-type="float">
            <text:p>0.989436039606769</text:p>
          </table:table-cell>
          <table:table-cell table:style-name="Default" office:value-type="float" office:value="0.975993296009315" calcext:value-type="float">
            <text:p>0.975993296009315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20068057099" calcext:value-type="float">
            <text:p>0.98920068057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15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48095020368" calcext:value-type="float">
            <text:p>0.995848095020368</text:p>
          </table:table-cell>
          <table:table-cell table:style-name="Default" office:value-type="float" office:value="0.996733135256937" calcext:value-type="float">
            <text:p>0.996733135256937</text:p>
          </table:table-cell>
          <table:table-cell table:style-name="Default" office:value-type="float" office:value="0.996088871279515" calcext:value-type="float">
            <text:p>0.996088871279515</text:p>
          </table:table-cell>
          <table:table-cell table:style-name="Default" office:value-type="float" office:value="0.997109833090056" calcext:value-type="float">
            <text:p>0.997109833090056</text:p>
          </table:table-cell>
          <table:table-cell table:style-name="Default" office:value-type="float" office:value="0.995862807051395" calcext:value-type="float">
            <text:p>0.995862807051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841002917826703" calcext:value-type="float">
            <text:p>0.841002917826703</text:p>
          </table:table-cell>
          <table:table-cell table:style-name="Default" office:value-type="float" office:value="0.831275473909348" calcext:value-type="float">
            <text:p>0.831275473909348</text:p>
          </table:table-cell>
          <table:table-cell table:style-name="Default" office:value-type="float" office:value="0.834290690797914" calcext:value-type="float">
            <text:p>0.834290690797914</text:p>
          </table:table-cell>
          <table:table-cell table:style-name="Default" office:value-type="float" office:value="0.816852262083221" calcext:value-type="float">
            <text:p>0.816852262083221</text:p>
          </table:table-cell>
          <table:table-cell table:style-name="Default" office:value-type="float" office:value="0.893840097467913" calcext:value-type="float">
            <text:p>0.893840097467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5292553180189" calcext:value-type="float">
            <text:p>0.95292553180189</text:p>
          </table:table-cell>
          <table:table-cell table:style-name="Default" office:value-type="float" office:value="0.887691505001744" calcext:value-type="float">
            <text:p>0.887691505001744</text:p>
          </table:table-cell>
          <table:table-cell table:style-name="Default" office:value-type="float" office:value="0.854934657943291" calcext:value-type="float">
            <text:p>0.854934657943291</text:p>
          </table:table-cell>
          <table:table-cell table:style-name="Default" office:value-type="float" office:value="0.888237943292925" calcext:value-type="float">
            <text:p>0.888237943292925</text:p>
          </table:table-cell>
          <table:table-cell table:style-name="Default" office:value-type="float" office:value="0.939361726723589" calcext:value-type="float">
            <text:p>0.939361726723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86931187309567" calcext:value-type="float">
            <text:p>0.986931187309567</text:p>
          </table:table-cell>
          <table:table-cell table:style-name="Default" office:value-type="float" office:value="0.89554483648695" calcext:value-type="float">
            <text:p>0.89554483648695</text:p>
          </table:table-cell>
          <table:table-cell table:style-name="Default" office:value-type="float" office:value="0.848203864129753" calcext:value-type="float">
            <text:p>0.848203864129753</text:p>
          </table:table-cell>
          <table:table-cell table:style-name="Default" office:value-type="float" office:value="0.712783661921841" calcext:value-type="float">
            <text:p>0.712783661921841</text:p>
          </table:table-cell>
          <table:table-cell table:style-name="Default" office:value-type="float" office:value="0.976995380947582" calcext:value-type="float">
            <text:p>0.976995380947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26918337162522" calcext:value-type="float">
            <text:p>0.726918337162522</text:p>
          </table:table-cell>
          <table:table-cell table:style-name="Default" office:value-type="float" office:value="0.791764174867846" calcext:value-type="float">
            <text:p>0.791764174867846</text:p>
          </table:table-cell>
          <table:table-cell table:style-name="Default" office:value-type="float" office:value="0.785480471921554" calcext:value-type="float">
            <text:p>0.785480471921554</text:p>
          </table:table-cell>
          <table:table-cell table:style-name="Default" office:value-type="float" office:value="0.732296328756187" calcext:value-type="float">
            <text:p>0.732296328756187</text:p>
          </table:table-cell>
          <table:table-cell table:style-name="Default" office:value-type="float" office:value="0.699807137588042" calcext:value-type="float">
            <text:p>0.69980713758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021606</text:p>
          </table:table-cell>
          <table:table-cell table:style-name="Default" office:value-type="float" office:value="0.161541525715415" calcext:value-type="float">
            <text:p>0.161541525715415</text:p>
          </table:table-cell>
          <table:table-cell table:style-name="ce14" office:value-type="float" office:value="0.0000883909410156415" calcext:value-type="float">
            <text:p>8.84E-05</text:p>
          </table:table-cell>
          <table:table-cell table:style-name="Default" office:value-type="float" office:value="0.0363468357908238" calcext:value-type="float">
            <text:p>0.036346835790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594311154291164" calcext:value-type="float">
            <text:p>0.594311154291164</text:p>
          </table:table-cell>
          <table:table-cell table:style-name="Default" office:value-type="float" office:value="0.65704175635385" calcext:value-type="float">
            <text:p>0.65704175635385</text:p>
          </table:table-cell>
          <table:table-cell table:style-name="Default" office:value-type="float" office:value="0.41259327091616" calcext:value-type="float">
            <text:p>0.41259327091616</text:p>
          </table:table-cell>
          <table:table-cell table:style-name="Default" office:value-type="float" office:value="0.624329661322282" calcext:value-type="float">
            <text:p>0.624329661322282</text:p>
          </table:table-cell>
          <table:table-cell table:style-name="Default" office:value-type="float" office:value="0.706597138329461" calcext:value-type="float">
            <text:p>0.706597138329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879535159860716" calcext:value-type="float">
            <text:p>0.879535159860716</text:p>
          </table:table-cell>
          <table:table-cell table:style-name="Default" office:value-type="float" office:value="0.856620141074836" calcext:value-type="float">
            <text:p>0.856620141074836</text:p>
          </table:table-cell>
          <table:table-cell table:style-name="Default" office:value-type="float" office:value="0.891678914517044" calcext:value-type="float">
            <text:p>0.891678914517044</text:p>
          </table:table-cell>
          <table:table-cell table:style-name="Default" office:value-type="float" office:value="0.90050083980528" calcext:value-type="float">
            <text:p>0.90050083980528</text:p>
          </table:table-cell>
          <table:table-cell table:style-name="Default" office:value-type="float" office:value="0.934456234794008" calcext:value-type="float">
            <text:p>0.934456234794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183907135697077" calcext:value-type="float">
            <text:p>0.183907135697077</text:p>
          </table:table-cell>
          <table:table-cell table:style-name="Default" office:value-type="float" office:value="0.248477744886308" calcext:value-type="float">
            <text:p>0.248477744886308</text:p>
          </table:table-cell>
          <table:table-cell table:style-name="Default" office:value-type="float" office:value="0.258004699735648" calcext:value-type="float">
            <text:p>0.258004699735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5035737019489" calcext:value-type="float">
            <text:p>0.085035737019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5541097007686" calcext:value-type="float">
            <text:p>0.75541097007686</text:p>
          </table:table-cell>
          <table:table-cell table:style-name="Default" office:value-type="float" office:value="0.79461993609048" calcext:value-type="float">
            <text:p>0.79461993609048</text:p>
          </table:table-cell>
          <table:table-cell table:style-name="Default" office:value-type="float" office:value="0.832516382420111" calcext:value-type="float">
            <text:p>0.832516382420111</text:p>
          </table:table-cell>
          <table:table-cell table:style-name="Default" office:value-type="float" office:value="0.768117228076069" calcext:value-type="float">
            <text:p>0.768117228076069</text:p>
          </table:table-cell>
          <table:table-cell table:style-name="Default" office:value-type="float" office:value="0.897732097891732" calcext:value-type="float">
            <text:p>0.897732097891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89536151812628" calcext:value-type="float">
            <text:p>0.89536151812628</text:p>
          </table:table-cell>
          <table:table-cell table:style-name="Default" office:value-type="float" office:value="0.838716055309855" calcext:value-type="float">
            <text:p>0.838716055309855</text:p>
          </table:table-cell>
          <table:table-cell table:style-name="Default" office:value-type="float" office:value="0.853708036436907" calcext:value-type="float">
            <text:p>0.853708036436907</text:p>
          </table:table-cell>
          <table:table-cell table:style-name="Default" office:value-type="float" office:value="0.874515394358489" calcext:value-type="float">
            <text:p>0.874515394358489</text:p>
          </table:table-cell>
          <table:table-cell table:style-name="Default" office:value-type="float" office:value="0.942469612541879" calcext:value-type="float">
            <text:p>0.942469612541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879434850618223" calcext:value-type="float">
            <text:p>0.879434850618223</text:p>
          </table:table-cell>
          <table:table-cell table:style-name="Default" office:value-type="float" office:value="0.721136663854301" calcext:value-type="float">
            <text:p>0.721136663854301</text:p>
          </table:table-cell>
          <table:table-cell table:style-name="Default" office:value-type="float" office:value="0.690450462502164" calcext:value-type="float">
            <text:p>0.690450462502164</text:p>
          </table:table-cell>
          <table:table-cell table:style-name="Default" office:value-type="float" office:value="0.796916809363345" calcext:value-type="float">
            <text:p>0.796916809363345</text:p>
          </table:table-cell>
          <table:table-cell table:style-name="Default" office:value-type="float" office:value="0.753053572206157" calcext:value-type="float">
            <text:p>0.753053572206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62766583864321" calcext:value-type="float">
            <text:p>0.862766583864321</text:p>
          </table:table-cell>
          <table:table-cell table:style-name="Default" office:value-type="float" office:value="0.775617553874445" calcext:value-type="float">
            <text:p>0.775617553874445</text:p>
          </table:table-cell>
          <table:table-cell table:style-name="Default" office:value-type="float" office:value="0.784698796503251" calcext:value-type="float">
            <text:p>0.784698796503251</text:p>
          </table:table-cell>
          <table:table-cell table:style-name="Default" office:value-type="float" office:value="0.811859881300591" calcext:value-type="float">
            <text:p>0.811859881300591</text:p>
          </table:table-cell>
          <table:table-cell table:style-name="Default" office:value-type="float" office:value="0.657761942517941" calcext:value-type="float">
            <text:p>0.657761942517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4429412304916" calcext:value-type="float">
            <text:p>0.944429412304916</text:p>
          </table:table-cell>
          <table:table-cell table:style-name="Default" office:value-type="float" office:value="0.773893670906505" calcext:value-type="float">
            <text:p>0.773893670906505</text:p>
          </table:table-cell>
          <table:table-cell table:style-name="Default" office:value-type="float" office:value="0.706516024247644" calcext:value-type="float">
            <text:p>0.706516024247644</text:p>
          </table:table-cell>
          <table:table-cell table:style-name="Default" office:value-type="float" office:value="0.865741299532868" calcext:value-type="float">
            <text:p>0.865741299532868</text:p>
          </table:table-cell>
          <table:table-cell table:style-name="Default" office:value-type="float" office:value="0.856092344118274" calcext:value-type="float">
            <text:p>0.856092344118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66068550819017" calcext:value-type="float">
            <text:p>0.966068550819017</text:p>
          </table:table-cell>
          <table:table-cell table:style-name="Default" office:value-type="float" office:value="0.792019739426261" calcext:value-type="float">
            <text:p>0.792019739426261</text:p>
          </table:table-cell>
          <table:table-cell table:style-name="Default" office:value-type="float" office:value="0.797329486773202" calcext:value-type="float">
            <text:p>0.797329486773202</text:p>
          </table:table-cell>
          <table:table-cell table:style-name="Default" office:value-type="float" office:value="0.880118810835691" calcext:value-type="float">
            <text:p>0.880118810835691</text:p>
          </table:table-cell>
          <table:table-cell table:style-name="Default" office:value-type="float" office:value="0.847891271177338" calcext:value-type="float">
            <text:p>0.847891271177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90525926236" calcext:value-type="float">
            <text:p>0.693590525926236</text:p>
          </table:table-cell>
          <table:table-cell table:style-name="Default" office:value-type="float" office:value="0.594234585534833" calcext:value-type="float">
            <text:p>0.594234585534833</text:p>
          </table:table-cell>
          <table:table-cell table:style-name="Default" office:value-type="float" office:value="0.566715864599608" calcext:value-type="float">
            <text:p>0.566715864599608</text:p>
          </table:table-cell>
          <table:table-cell table:style-name="Default" office:value-type="float" office:value="0.647317947419409" calcext:value-type="float">
            <text:p>0.647317947419409</text:p>
          </table:table-cell>
          <table:table-cell table:style-name="Default" office:value-type="float" office:value="0.689887758658324" calcext:value-type="float">
            <text:p>0.689887758658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788354014" calcext:value-type="float">
            <text:p>0.85267788354014</text:p>
          </table:table-cell>
          <table:table-cell table:style-name="Default" office:value-type="float" office:value="0.772382198317555" calcext:value-type="float">
            <text:p>0.772382198317555</text:p>
          </table:table-cell>
          <table:table-cell table:style-name="Default" office:value-type="float" office:value="0.777964575272912" calcext:value-type="float">
            <text:p>0.777964575272912</text:p>
          </table:table-cell>
          <table:table-cell table:style-name="Default" office:value-type="float" office:value="0.77499015133391" calcext:value-type="float">
            <text:p>0.77499015133391</text:p>
          </table:table-cell>
          <table:table-cell table:style-name="Default" office:value-type="float" office:value="0.845313682908865" calcext:value-type="float">
            <text:p>0.845313682908865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3745986652267" calcext:value-type="float">
            <text:p>0.68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ong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Long_term_Scalability.H4:Long_term_Scalability.H7 Long_term_Scalability.I3:Long_term_Scalability.I3 Long_term_Scalability.I4:Long_term_Scalability.I7 Long_term_Scalability.J3:Long_term_Scalability.J3 Long_term_Scalability.J4:Long_term_Scalability.J7 Long_term_Scalability.K3:Long_term_Scalability.K3 Long_term_Scalability.K4:Long_term_Scalability.K7 Long_term_Scalability.L3:Long_term_Scalability.L3 Long_term_Scalability.L4:Long_term_Scalability.L7 Long_term_Scalability.M3:Long_term_Scalability.M3 Long_term_Scalability.M4:Long_term_Scalability.M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Long_term_Scalability.H47:Long_term_Scalability.H50 Long_term_Scalability.I46:Long_term_Scalability.I46 Long_term_Scalability.I47:Long_term_Scalability.I50 Long_term_Scalability.J46:Long_term_Scalability.J46 Long_term_Scalability.J47:Long_term_Scalability.J50 Long_term_Scalability.K46:Long_term_Scalability.K46 Long_term_Scalability.K47:Long_term_Scalability.K50 Long_term_Scalability.L46:Long_term_Scalability.L46 Long_term_Scalability.L47:Long_term_Scalability.L50 Long_term_Scalability.M46:Long_term_Scalability.M46 Long_term_Scalability.M47:Long_term_Scalability.M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943045489" calcext:value-type="float">
            <text:p>0.9929399430454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054227859" calcext:value-type="float">
            <text:p>0.992908054227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696931710775" calcext:value-type="float">
            <text:p>0.984696931710775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299043731" calcext:value-type="float">
            <text:p>0.9894082990437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5529252" calcext:value-type="float">
            <text:p>0.9894438552925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93385183988241" calcext:value-type="float">
            <text:p>0.934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55223061611501" calcext:value-type="float">
            <text:p>0.95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7972106913" calcext:value-type="float">
            <text:p>0.989407972106913</text:p>
          </table:table-cell>
          <table:table-cell table:style-name="Default" office:value-type="float" office:value="0.880650525693723" calcext:value-type="float">
            <text:p>0.880650525693723</text:p>
          </table:table-cell>
          <table:table-cell table:style-name="Default" office:value-type="float" office:value="0.98949054686566" calcext:value-type="float">
            <text:p>0.98949054686566</text:p>
          </table:table-cell>
          <table:table-cell table:style-name="Default" office:value-type="float" office:value="0.698545689348266" calcext:value-type="float">
            <text:p>0.698545689348266</text:p>
          </table:table-cell>
          <table:table-cell table:style-name="Default" office:value-type="float" office:value="0.989443674575476" calcext:value-type="float">
            <text:p>0.98944367457547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907059842675208" calcext:value-type="float">
            <text:p>0.907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933750639073628" calcext:value-type="float">
            <text:p>0.93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801808690804" calcext:value-type="float">
            <text:p>0.984801808690804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858578739685327" calcext:value-type="float">
            <text:p>0.859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86199904302097" calcext:value-type="float">
            <text:p>0.86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586076160048" calcext:value-type="float">
            <text:p>0.848586076160048</text:p>
          </table:table-cell>
          <table:table-cell table:style-name="Default" office:value-type="float" office:value="0.819411514749227" calcext:value-type="float">
            <text:p>0.819411514749227</text:p>
          </table:table-cell>
          <table:table-cell table:style-name="Default" office:value-type="float" office:value="0.989490544055281" calcext:value-type="float">
            <text:p>0.989490544055281</text:p>
          </table:table-cell>
          <table:table-cell table:style-name="Default" office:value-type="float" office:value="0.00785760569888449" calcext:value-type="float">
            <text:p>0.007857605698884</text:p>
          </table:table-cell>
          <table:table-cell table:style-name="Default" office:value-type="float" office:value="0.98451623569536" calcext:value-type="float">
            <text:p>0.9845162356953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821682978352811" calcext:value-type="float">
            <text:p>0.822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729085391636776" calcext:value-type="float">
            <text:p>0.729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66287393" calcext:value-type="float">
            <text:p>0.99589266287393</text:p>
          </table:table-cell>
          <table:table-cell table:style-name="Default" office:value-type="float" office:value="0.996325619799859" calcext:value-type="float">
            <text:p>0.996325619799859</text:p>
          </table:table-cell>
          <table:table-cell table:style-name="Default" office:value-type="float" office:value="0.995967312893869" calcext:value-type="float">
            <text:p>0.995967312893869</text:p>
          </table:table-cell>
          <table:table-cell table:style-name="Default" office:value-type="float" office:value="0.997175267544806" calcext:value-type="float">
            <text:p>0.997175267544806</text:p>
          </table:table-cell>
          <table:table-cell table:style-name="Default" office:value-type="float" office:value="0.995807945782346" calcext:value-type="float">
            <text:p>0.995807945782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3706512016267" calcext:value-type="float">
            <text:p>0.993706512016267</text:p>
          </table:table-cell>
          <table:table-cell table:style-name="Default" office:value-type="float" office:value="0.968810997122957" calcext:value-type="float">
            <text:p>0.968810997122957</text:p>
          </table:table-cell>
          <table:table-cell table:style-name="Default" office:value-type="float" office:value="0.926008641907957" calcext:value-type="float">
            <text:p>0.926008641907957</text:p>
          </table:table-cell>
          <table:table-cell table:style-name="Default" office:value-type="float" office:value="0.987460893736789" calcext:value-type="float">
            <text:p>0.987460893736789</text:p>
          </table:table-cell>
          <table:table-cell table:style-name="Default" office:value-type="float" office:value="0.990441408128823" calcext:value-type="float">
            <text:p>0.990441408128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91819849236956" calcext:value-type="float">
            <text:p>0.991819849236956</text:p>
          </table:table-cell>
          <table:table-cell table:style-name="Default" office:value-type="float" office:value="0.964691248306071" calcext:value-type="float">
            <text:p>0.964691248306071</text:p>
          </table:table-cell>
          <table:table-cell table:style-name="Default" office:value-type="float" office:value="0.968094797265589" calcext:value-type="float">
            <text:p>0.968094797265589</text:p>
          </table:table-cell>
          <table:table-cell table:style-name="Default" office:value-type="float" office:value="0.98654287198897" calcext:value-type="float">
            <text:p>0.98654287198897</text:p>
          </table:table-cell>
          <table:table-cell table:style-name="Default" office:value-type="float" office:value="0.989826945641443" calcext:value-type="float">
            <text:p>0.989826945641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233114520161" calcext:value-type="float">
            <text:p>0.994233114520161</text:p>
          </table:table-cell>
          <table:table-cell table:style-name="Default" office:value-type="float" office:value="0.942306450325498" calcext:value-type="float">
            <text:p>0.942306450325498</text:p>
          </table:table-cell>
          <table:table-cell table:style-name="Default" office:value-type="float" office:value="0.868834273708621" calcext:value-type="float">
            <text:p>0.868834273708621</text:p>
          </table:table-cell>
          <table:table-cell table:style-name="Default" office:value-type="float" office:value="0.971263951879757" calcext:value-type="float">
            <text:p>0.971263951879757</text:p>
          </table:table-cell>
          <table:table-cell table:style-name="Default" office:value-type="float" office:value="0.989497280278642" calcext:value-type="float">
            <text:p>0.989497280278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926362193466948" calcext:value-type="float">
            <text:p>0.926362193466948</text:p>
          </table:table-cell>
          <table:table-cell table:style-name="Default" office:value-type="float" office:value="0.868628211784226" calcext:value-type="float">
            <text:p>0.868628211784226</text:p>
          </table:table-cell>
          <table:table-cell table:style-name="Default" office:value-type="float" office:value="0.8770970900695" calcext:value-type="float">
            <text:p>0.8770970900695</text:p>
          </table:table-cell>
          <table:table-cell table:style-name="Default" office:value-type="float" office:value="0.873167962453592" calcext:value-type="float">
            <text:p>0.873167962453592</text:p>
          </table:table-cell>
          <table:table-cell table:style-name="Default" office:value-type="float" office:value="0.903247132144954" calcext:value-type="float">
            <text:p>0.903247132144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566626501829823" calcext:value-type="float">
            <text:p>0.566626501829823</text:p>
          </table:table-cell>
          <table:table-cell table:style-name="Default" office:value-type="float" office:value="0.590156085164921" calcext:value-type="float">
            <text:p>0.590156085164921</text:p>
          </table:table-cell>
          <table:table-cell table:style-name="Default" office:value-type="float" office:value="0.324780488651692" calcext:value-type="float">
            <text:p>0.324780488651692</text:p>
          </table:table-cell>
          <table:table-cell table:style-name="Default" office:value-type="float" office:value="0.490971381876169" calcext:value-type="float">
            <text:p>0.490971381876169</text:p>
          </table:table-cell>
          <table:table-cell table:style-name="Default" office:value-type="float" office:value="0.799464121637875" calcext:value-type="float">
            <text:p>0.799464121637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1113456633806" calcext:value-type="float">
            <text:p>0.71113456633806</text:p>
          </table:table-cell>
          <table:table-cell table:style-name="Default" office:value-type="float" office:value="0.660686321300373" calcext:value-type="float">
            <text:p>0.660686321300373</text:p>
          </table:table-cell>
          <table:table-cell table:style-name="Default" office:value-type="float" office:value="0.461551262881908" calcext:value-type="float">
            <text:p>0.461551262881908</text:p>
          </table:table-cell>
          <table:table-cell table:style-name="Default" office:value-type="float" office:value="0.695236619306566" calcext:value-type="float">
            <text:p>0.695236619306566</text:p>
          </table:table-cell>
          <table:table-cell table:style-name="Default" office:value-type="float" office:value="0.842224308952384" calcext:value-type="float">
            <text:p>0.842224308952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2506446413891" calcext:value-type="float">
            <text:p>0.992506446413891</text:p>
          </table:table-cell>
          <table:table-cell table:style-name="Default" office:value-type="float" office:value="0.929137734292485" calcext:value-type="float">
            <text:p>0.929137734292485</text:p>
          </table:table-cell>
          <table:table-cell table:style-name="Default" office:value-type="float" office:value="0.937065500374605" calcext:value-type="float">
            <text:p>0.937065500374605</text:p>
          </table:table-cell>
          <table:table-cell table:style-name="Default" office:value-type="float" office:value="0.976504051233699" calcext:value-type="float">
            <text:p>0.976504051233699</text:p>
          </table:table-cell>
          <table:table-cell table:style-name="Default" office:value-type="float" office:value="0.991508676907191" calcext:value-type="float">
            <text:p>0.991508676907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7435707755631" calcext:value-type="float">
            <text:p>0.947435707755631</text:p>
          </table:table-cell>
          <table:table-cell table:style-name="Default" office:value-type="float" office:value="0.923117299061145" calcext:value-type="float">
            <text:p>0.923117299061145</text:p>
          </table:table-cell>
          <table:table-cell table:style-name="Default" office:value-type="float" office:value="0.875419499860925" calcext:value-type="float">
            <text:p>0.875419499860925</text:p>
          </table:table-cell>
          <table:table-cell table:style-name="Default" office:value-type="float" office:value="0.43551474873054" calcext:value-type="float">
            <text:p>0.43551474873054</text:p>
          </table:table-cell>
          <table:table-cell table:style-name="Default" office:value-type="float" office:value="0.988484064025529" calcext:value-type="float">
            <text:p>0.988484064025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9219868501231" calcext:value-type="float">
            <text:p>0.959219868501231</text:p>
          </table:table-cell>
          <table:table-cell table:style-name="Default" office:value-type="float" office:value="0.98777799170513" calcext:value-type="float">
            <text:p>0.98777799170513</text:p>
          </table:table-cell>
          <table:table-cell table:style-name="Default" office:value-type="float" office:value="0.995543643387742" calcext:value-type="float">
            <text:p>0.995543643387742</text:p>
          </table:table-cell>
          <table:table-cell table:style-name="Default" office:value-type="float" office:value="0.965606501984615" calcext:value-type="float">
            <text:p>0.965606501984615</text:p>
          </table:table-cell>
          <table:table-cell table:style-name="Default" office:value-type="float" office:value="0.988274869226866" calcext:value-type="float">
            <text:p>0.988274869226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722407551544" calcext:value-type="float">
            <text:p>0.991722407551544</text:p>
          </table:table-cell>
          <table:table-cell table:style-name="Default" office:value-type="float" office:value="0.981623024324676" calcext:value-type="float">
            <text:p>0.981623024324676</text:p>
          </table:table-cell>
          <table:table-cell table:style-name="Default" office:value-type="float" office:value="0.991637852849258" calcext:value-type="float">
            <text:p>0.991637852849258</text:p>
          </table:table-cell>
          <table:table-cell table:style-name="Default" office:value-type="float" office:value="0.990698352946019" calcext:value-type="float">
            <text:p>0.990698352946019</text:p>
          </table:table-cell>
          <table:table-cell table:style-name="Default" office:value-type="float" office:value="0.991704692541381" calcext:value-type="float">
            <text:p>0.991704692541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823801973377" calcext:value-type="float">
            <text:p>0.987823801973377</text:p>
          </table:table-cell>
          <table:table-cell table:style-name="Default" office:value-type="float" office:value="0.976784800572931" calcext:value-type="float">
            <text:p>0.976784800572931</text:p>
          </table:table-cell>
          <table:table-cell table:style-name="Default" office:value-type="float" office:value="0.916218403003184" calcext:value-type="float">
            <text:p>0.916218403003184</text:p>
          </table:table-cell>
          <table:table-cell table:style-name="Default" office:value-type="float" office:value="0.983988502107706" calcext:value-type="float">
            <text:p>0.983988502107706</text:p>
          </table:table-cell>
          <table:table-cell table:style-name="Default" office:value-type="float" office:value="0.987760686735094" calcext:value-type="float">
            <text:p>0.987760686735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82839480064267" calcext:value-type="float">
            <text:p>0.882839480064267</text:p>
          </table:table-cell>
          <table:table-cell table:style-name="Default" office:value-type="float" office:value="0.87672705521669" calcext:value-type="float">
            <text:p>0.87672705521669</text:p>
          </table:table-cell>
          <table:table-cell table:style-name="Default" office:value-type="float" office:value="0.875423445857616" calcext:value-type="float">
            <text:p>0.875423445857616</text:p>
          </table:table-cell>
          <table:table-cell table:style-name="Default" office:value-type="float" office:value="0.877834406682246" calcext:value-type="float">
            <text:p>0.877834406682246</text:p>
          </table:table-cell>
          <table:table-cell table:style-name="Default" office:value-type="float" office:value="0.913991626495788" calcext:value-type="float">
            <text:p>0.913991626495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5359931458028" calcext:value-type="float">
            <text:p>0.945359931458028</text:p>
          </table:table-cell>
          <table:table-cell table:style-name="Default" office:value-type="float" office:value="0.943226193486778" calcext:value-type="float">
            <text:p>0.943226193486778</text:p>
          </table:table-cell>
          <table:table-cell table:style-name="Default" office:value-type="float" office:value="0.972454351099029" calcext:value-type="float">
            <text:p>0.972454351099029</text:p>
          </table:table-cell>
          <table:table-cell table:style-name="Default" office:value-type="float" office:value="0.953244947802444" calcext:value-type="float">
            <text:p>0.953244947802444</text:p>
          </table:table-cell>
          <table:table-cell table:style-name="Default" office:value-type="float" office:value="0.931778640618572" calcext:value-type="float">
            <text:p>0.931778640618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95698209364" calcext:value-type="float">
            <text:p>0.987895698209364</text:p>
          </table:table-cell>
          <table:table-cell table:style-name="Default" office:value-type="float" office:value="0.98291689736577" calcext:value-type="float">
            <text:p>0.98291689736577</text:p>
          </table:table-cell>
          <table:table-cell table:style-name="Default" office:value-type="float" office:value="0.988008531319543" calcext:value-type="float">
            <text:p>0.988008531319543</text:p>
          </table:table-cell>
          <table:table-cell table:style-name="Default" office:value-type="float" office:value="0.985726968841758" calcext:value-type="float">
            <text:p>0.985726968841758</text:p>
          </table:table-cell>
          <table:table-cell table:style-name="Default" office:value-type="float" office:value="0.987875516598983" calcext:value-type="float">
            <text:p>0.987875516598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60187901265748" calcext:value-type="float">
            <text:p>0.860187901265748</text:p>
          </table:table-cell>
          <table:table-cell table:style-name="Default" office:value-type="float" office:value="0.79828812878891" calcext:value-type="float">
            <text:p>0.79828812878891</text:p>
          </table:table-cell>
          <table:table-cell table:style-name="Default" office:value-type="float" office:value="0.799382396657079" calcext:value-type="float">
            <text:p>0.799382396657079</text:p>
          </table:table-cell>
          <table:table-cell table:style-name="Default" office:value-type="float" office:value="0.839518600243771" calcext:value-type="float">
            <text:p>0.839518600243771</text:p>
          </table:table-cell>
          <table:table-cell table:style-name="Default" office:value-type="float" office:value="0.855588367755617" calcext:value-type="float">
            <text:p>0.855588367755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ce14" office:value-type="float" office:value="0.944666890362445" calcext:value-type="float">
            <text:p>9.45E-01</text:p>
          </table:table-cell>
          <table:table-cell table:style-name="Default" office:value-type="float" office:value="0.880658411568213" calcext:value-type="float">
            <text:p>0.880658411568213</text:p>
          </table:table-cell>
          <table:table-cell table:style-name="Default" office:value-type="float" office:value="0.883964656254792" calcext:value-type="float">
            <text:p>0.883964656254792</text:p>
          </table:table-cell>
          <table:table-cell table:style-name="Default" office:value-type="float" office:value="0.930971312840657" calcext:value-type="float">
            <text:p>0.930971312840657</text:p>
          </table:table-cell>
          <table:table-cell table:style-name="Default" office:value-type="float" office:value="0.887454735866973" calcext:value-type="float">
            <text:p>0.887454735866973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3385183988241" calcext:value-type="float">
            <text:p>0.934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55223061611501" calcext:value-type="float">
            <text:p>0.95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40075290065" calcext:value-type="float">
            <text:p>0.9929400752900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179137568" calcext:value-type="float">
            <text:p>0.992908179137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478344544604" calcext:value-type="float">
            <text:p>0.983478344544604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349450416" calcext:value-type="float">
            <text:p>0.9894083494504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40503729" calcext:value-type="float">
            <text:p>0.989443840503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20567724" calcext:value-type="float">
            <text:p>0.989408120567724</text:p>
          </table:table-cell>
          <table:table-cell table:style-name="Default" office:value-type="float" office:value="0.982926000046" calcext:value-type="float">
            <text:p>0.982926000046</text:p>
          </table:table-cell>
          <table:table-cell table:style-name="Default" office:value-type="float" office:value="0.989490546094929" calcext:value-type="float">
            <text:p>0.989490546094929</text:p>
          </table:table-cell>
          <table:table-cell table:style-name="Default" office:value-type="float" office:value="0.719351796534903" calcext:value-type="float">
            <text:p>0.719351796534903</text:p>
          </table:table-cell>
          <table:table-cell table:style-name="Default" office:value-type="float" office:value="0.989443672675682" calcext:value-type="float">
            <text:p>0.989443672675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391448893775" calcext:value-type="float">
            <text:p>0.983391448893775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89572700263" calcext:value-type="float">
            <text:p>0.497189572700263</text:p>
          </table:table-cell>
          <table:table-cell table:style-name="Default" office:value-type="float" office:value="0.944398449824242" calcext:value-type="float">
            <text:p>0.944398449824242</text:p>
          </table:table-cell>
          <table:table-cell table:style-name="Default" office:value-type="float" office:value="0.989490546065944" calcext:value-type="float">
            <text:p>0.989490546065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479266496802" calcext:value-type="float">
            <text:p>0.766479266496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14783073" calcext:value-type="float">
            <text:p>0.995892714783073</text:p>
          </table:table-cell>
          <table:table-cell table:style-name="Default" office:value-type="float" office:value="0.99641042958705" calcext:value-type="float">
            <text:p>0.99641042958705</text:p>
          </table:table-cell>
          <table:table-cell table:style-name="Default" office:value-type="float" office:value="0.995986011568658" calcext:value-type="float">
            <text:p>0.995986011568658</text:p>
          </table:table-cell>
          <table:table-cell table:style-name="Default" office:value-type="float" office:value="0.997176696426719" calcext:value-type="float">
            <text:p>0.997176696426719</text:p>
          </table:table-cell>
          <table:table-cell table:style-name="Default" office:value-type="float" office:value="0.995807930232934" calcext:value-type="float">
            <text:p>0.995807930232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1869186591481" calcext:value-type="float">
            <text:p>0.991869186591481</text:p>
          </table:table-cell>
          <table:table-cell table:style-name="Default" office:value-type="float" office:value="0.923846667632465" calcext:value-type="float">
            <text:p>0.923846667632465</text:p>
          </table:table-cell>
          <table:table-cell table:style-name="Default" office:value-type="float" office:value="0.900194032386278" calcext:value-type="float">
            <text:p>0.900194032386278</text:p>
          </table:table-cell>
          <table:table-cell table:style-name="Default" office:value-type="float" office:value="0.930846704313728" calcext:value-type="float">
            <text:p>0.930846704313728</text:p>
          </table:table-cell>
          <table:table-cell table:style-name="Default" office:value-type="float" office:value="0.984263834466973" calcext:value-type="float">
            <text:p>0.984263834466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9439522552383" calcext:value-type="float">
            <text:p>0.989439522552383</text:p>
          </table:table-cell>
          <table:table-cell table:style-name="Default" office:value-type="float" office:value="0.954275695935128" calcext:value-type="float">
            <text:p>0.954275695935128</text:p>
          </table:table-cell>
          <table:table-cell table:style-name="Default" office:value-type="float" office:value="0.948554519973984" calcext:value-type="float">
            <text:p>0.948554519973984</text:p>
          </table:table-cell>
          <table:table-cell table:style-name="Default" office:value-type="float" office:value="0.978595843475883" calcext:value-type="float">
            <text:p>0.978595843475883</text:p>
          </table:table-cell>
          <table:table-cell table:style-name="Default" office:value-type="float" office:value="0.985312661369211" calcext:value-type="float">
            <text:p>0.985312661369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482383106382" calcext:value-type="float">
            <text:p>0.994482383106382</text:p>
          </table:table-cell>
          <table:table-cell table:style-name="Default" office:value-type="float" office:value="0.912777119099341" calcext:value-type="float">
            <text:p>0.912777119099341</text:p>
          </table:table-cell>
          <table:table-cell table:style-name="Default" office:value-type="float" office:value="0.836333228778419" calcext:value-type="float">
            <text:p>0.836333228778419</text:p>
          </table:table-cell>
          <table:table-cell table:style-name="Default" office:value-type="float" office:value="0.970105589668807" calcext:value-type="float">
            <text:p>0.970105589668807</text:p>
          </table:table-cell>
          <table:table-cell table:style-name="Default" office:value-type="float" office:value="0.990337801161954" calcext:value-type="float">
            <text:p>0.990337801161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6470878316085" calcext:value-type="float">
            <text:p>0.886470878316085</text:p>
          </table:table-cell>
          <table:table-cell table:style-name="Default" office:value-type="float" office:value="0.853250543328821" calcext:value-type="float">
            <text:p>0.853250543328821</text:p>
          </table:table-cell>
          <table:table-cell table:style-name="Default" office:value-type="float" office:value="0.870965119290953" calcext:value-type="float">
            <text:p>0.870965119290953</text:p>
          </table:table-cell>
          <table:table-cell table:style-name="Default" office:value-type="float" office:value="0.816356700667686" calcext:value-type="float">
            <text:p>0.816356700667686</text:p>
          </table:table-cell>
          <table:table-cell table:style-name="Default" office:value-type="float" office:value="0.85153590218609" calcext:value-type="float">
            <text:p>0.85153590218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350063827737226" calcext:value-type="float">
            <text:p>0.350063827737226</text:p>
          </table:table-cell>
          <table:table-cell table:style-name="Default" office:value-type="float" office:value="0.377920857761001" calcext:value-type="float">
            <text:p>0.377920857761001</text:p>
          </table:table-cell>
          <table:table-cell table:style-name="Default" office:value-type="float" office:value="0.309963869846924" calcext:value-type="float">
            <text:p>0.309963869846924</text:p>
          </table:table-cell>
          <table:table-cell table:style-name="Default" office:value-type="float" office:value="0.237355280125313" calcext:value-type="float">
            <text:p>0.237355280125313</text:p>
          </table:table-cell>
          <table:table-cell table:style-name="Default" office:value-type="float" office:value="0.770086173343853" calcext:value-type="float">
            <text:p>0.770086173343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2782867323043" calcext:value-type="float">
            <text:p>0.72782867323043</text:p>
          </table:table-cell>
          <table:table-cell table:style-name="Default" office:value-type="float" office:value="0.669654896229582" calcext:value-type="float">
            <text:p>0.669654896229582</text:p>
          </table:table-cell>
          <table:table-cell table:style-name="Default" office:value-type="float" office:value="0.495499093554918" calcext:value-type="float">
            <text:p>0.495499093554918</text:p>
          </table:table-cell>
          <table:table-cell table:style-name="Default" office:value-type="float" office:value="0.568191931126333" calcext:value-type="float">
            <text:p>0.568191931126333</text:p>
          </table:table-cell>
          <table:table-cell table:style-name="Default" office:value-type="float" office:value="0.732160776910326" calcext:value-type="float">
            <text:p>0.732160776910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1791204843096" calcext:value-type="float">
            <text:p>0.991791204843096</text:p>
          </table:table-cell>
          <table:table-cell table:style-name="Default" office:value-type="float" office:value="0.901189404403833" calcext:value-type="float">
            <text:p>0.901189404403833</text:p>
          </table:table-cell>
          <table:table-cell table:style-name="Default" office:value-type="float" office:value="0.926344019307683" calcext:value-type="float">
            <text:p>0.926344019307683</text:p>
          </table:table-cell>
          <table:table-cell table:style-name="Default" office:value-type="float" office:value="0.915447697413524" calcext:value-type="float">
            <text:p>0.915447697413524</text:p>
          </table:table-cell>
          <table:table-cell table:style-name="Default" office:value-type="float" office:value="0.983705153261126" calcext:value-type="float">
            <text:p>0.983705153261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9746719286811" calcext:value-type="float">
            <text:p>0.949746719286811</text:p>
          </table:table-cell>
          <table:table-cell table:style-name="Default" office:value-type="float" office:value="0.658899138676893" calcext:value-type="float">
            <text:p>0.658899138676893</text:p>
          </table:table-cell>
          <table:table-cell table:style-name="Default" office:value-type="float" office:value="0.444257945397009" calcext:value-type="float">
            <text:p>0.444257945397009</text:p>
          </table:table-cell>
          <table:table-cell table:style-name="Default" office:value-type="float" office:value="0.373826029379433" calcext:value-type="float">
            <text:p>0.373826029379433</text:p>
          </table:table-cell>
          <table:table-cell table:style-name="Default" office:value-type="float" office:value="0.932351310278958" calcext:value-type="float">
            <text:p>0.932351310278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8666388428023" calcext:value-type="float">
            <text:p>0.948666388428023</text:p>
          </table:table-cell>
          <table:table-cell table:style-name="Default" office:value-type="float" office:value="0.953541052974915" calcext:value-type="float">
            <text:p>0.953541052974915</text:p>
          </table:table-cell>
          <table:table-cell table:style-name="Default" office:value-type="float" office:value="0.99198327687244" calcext:value-type="float">
            <text:p>0.99198327687244</text:p>
          </table:table-cell>
          <table:table-cell table:style-name="Default" office:value-type="float" office:value="0.964458250896815" calcext:value-type="float">
            <text:p>0.964458250896815</text:p>
          </table:table-cell>
          <table:table-cell table:style-name="Default" office:value-type="float" office:value="0.964736303100194" calcext:value-type="float">
            <text:p>0.964736303100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41788667252" calcext:value-type="float">
            <text:p>0.991641788667252</text:p>
          </table:table-cell>
          <table:table-cell table:style-name="Default" office:value-type="float" office:value="0.972201046119292" calcext:value-type="float">
            <text:p>0.972201046119292</text:p>
          </table:table-cell>
          <table:table-cell table:style-name="Default" office:value-type="float" office:value="0.988007295764348" calcext:value-type="float">
            <text:p>0.988007295764348</text:p>
          </table:table-cell>
          <table:table-cell table:style-name="Default" office:value-type="float" office:value="0.989920659469094" calcext:value-type="float">
            <text:p>0.989920659469094</text:p>
          </table:table-cell>
          <table:table-cell table:style-name="Default" office:value-type="float" office:value="0.991573195677711" calcext:value-type="float">
            <text:p>0.991573195677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614520264662" calcext:value-type="float">
            <text:p>0.987614520264662</text:p>
          </table:table-cell>
          <table:table-cell table:style-name="Default" office:value-type="float" office:value="0.96249586956358" calcext:value-type="float">
            <text:p>0.96249586956358</text:p>
          </table:table-cell>
          <table:table-cell table:style-name="Default" office:value-type="float" office:value="0.851971278950919" calcext:value-type="float">
            <text:p>0.851971278950919</text:p>
          </table:table-cell>
          <table:table-cell table:style-name="Default" office:value-type="float" office:value="0.969854514785329" calcext:value-type="float">
            <text:p>0.969854514785329</text:p>
          </table:table-cell>
          <table:table-cell table:style-name="Default" office:value-type="float" office:value="0.987219289714837" calcext:value-type="float">
            <text:p>0.987219289714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8167621676764" calcext:value-type="float">
            <text:p>0.878167621676764</text:p>
          </table:table-cell>
          <table:table-cell table:style-name="Default" office:value-type="float" office:value="0.874800169893055" calcext:value-type="float">
            <text:p>0.874800169893055</text:p>
          </table:table-cell>
          <table:table-cell table:style-name="Default" office:value-type="float" office:value="0.870465516676021" calcext:value-type="float">
            <text:p>0.870465516676021</text:p>
          </table:table-cell>
          <table:table-cell table:style-name="Default" office:value-type="float" office:value="0.874244340492598" calcext:value-type="float">
            <text:p>0.874244340492598</text:p>
          </table:table-cell>
          <table:table-cell table:style-name="Default" office:value-type="float" office:value="0.881548284796471" calcext:value-type="float">
            <text:p>0.881548284796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964423066744" calcext:value-type="float">
            <text:p>0.947964423066744</text:p>
          </table:table-cell>
          <table:table-cell table:style-name="Default" office:value-type="float" office:value="0.948129475785163" calcext:value-type="float">
            <text:p>0.948129475785163</text:p>
          </table:table-cell>
          <table:table-cell table:style-name="Default" office:value-type="float" office:value="0.978362739915109" calcext:value-type="float">
            <text:p>0.978362739915109</text:p>
          </table:table-cell>
          <table:table-cell table:style-name="Default" office:value-type="float" office:value="0.959892998562233" calcext:value-type="float">
            <text:p>0.959892998562233</text:p>
          </table:table-cell>
          <table:table-cell table:style-name="Default" office:value-type="float" office:value="0.96955742560093" calcext:value-type="float">
            <text:p>0.96955742560093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760567577733" calcext:value-type="float">
            <text:p>0.987760567577733</text:p>
          </table:table-cell>
          <table:table-cell table:style-name="Default" office:value-type="float" office:value="0.978042282613507" calcext:value-type="float">
            <text:p>0.978042282613507</text:p>
          </table:table-cell>
          <table:table-cell table:style-name="Default" office:value-type="float" office:value="0.986515750888565" calcext:value-type="float">
            <text:p>0.986515750888565</text:p>
          </table:table-cell>
          <table:table-cell table:style-name="Default" office:value-type="float" office:value="0.980323269699058" calcext:value-type="float">
            <text:p>0.980323269699058</text:p>
          </table:table-cell>
          <table:table-cell table:style-name="Default" office:value-type="float" office:value="0.987646370455343" calcext:value-type="float">
            <text:p>0.98764637045534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868541474792998" calcext:value-type="float">
            <text:p>0.869</text:p>
          </table:table-cell>
          <table:table-cell table:style-name="ce9" office:value-type="float" office:value="0.572887003570377" calcext:value-type="float">
            <text:p>0.573</text:p>
          </table:table-cell>
          <table:table-cell table:style-name="ce9" office:value-type="float" office:value="0.709967715621471" calcext:value-type="float">
            <text:p>0.710</text:p>
          </table:table-cell>
          <table:table-cell table:style-name="ce9" office:value-type="float" office:value="0.716177181960906" calcext:value-type="float">
            <text:p>0.716</text:p>
          </table:table-cell>
          <table:table-cell table:style-name="ce9" office:value-type="float" office:value="0.880769542074152" calcext:value-type="float">
            <text:p>0.88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52637053704628" calcext:value-type="float">
            <text:p>0.852637053704628</text:p>
          </table:table-cell>
          <table:table-cell table:style-name="Default" office:value-type="float" office:value="0.749441327208956" calcext:value-type="float">
            <text:p>0.749441327208956</text:p>
          </table:table-cell>
          <table:table-cell table:style-name="Default" office:value-type="float" office:value="0.745114207999989" calcext:value-type="float">
            <text:p>0.745114207999989</text:p>
          </table:table-cell>
          <table:table-cell table:style-name="Default" office:value-type="float" office:value="0.80697633849412" calcext:value-type="float">
            <text:p>0.80697633849412</text:p>
          </table:table-cell>
          <table:table-cell table:style-name="Default" office:value-type="float" office:value="0.823528887413497" calcext:value-type="float">
            <text:p>0.82352888741349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792501393965738" calcext:value-type="float">
            <text:p>0.793</text:p>
          </table:table-cell>
          <table:table-cell table:style-name="ce9" office:value-type="float" office:value="0.540868581530428" calcext:value-type="float">
            <text:p>0.541</text:p>
          </table:table-cell>
          <table:table-cell table:style-name="ce9" office:value-type="float" office:value="0.63912047012779" calcext:value-type="float">
            <text:p>0.639</text:p>
          </table:table-cell>
          <table:table-cell table:style-name="ce9" office:value-type="float" office:value="0.663483750539191" calcext:value-type="float">
            <text:p>0.663</text:p>
          </table:table-cell>
          <table:table-cell table:style-name="ce9" office:value-type="float" office:value="0.819110024663971" calcext:value-type="float">
            <text:p>0.81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2576499559689" calcext:value-type="float">
            <text:p>0.942576499559689</text:p>
          </table:table-cell>
          <table:table-cell table:style-name="Default" office:value-type="float" office:value="0.919633950717433" calcext:value-type="float">
            <text:p>0.919633950717433</text:p>
          </table:table-cell>
          <table:table-cell table:style-name="Default" office:value-type="float" office:value="0.921251364800703" calcext:value-type="float">
            <text:p>0.921251364800703</text:p>
          </table:table-cell>
          <table:table-cell table:style-name="Default" office:value-type="float" office:value="0.939379896680777" calcext:value-type="float">
            <text:p>0.939379896680777</text:p>
          </table:table-cell>
          <table:table-cell table:style-name="Default" office:value-type="float" office:value="0.92773064509677" calcext:value-type="float">
            <text:p>0.9277306450967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71412359683502" calcext:value-type="float">
            <text:p>0.714</text:p>
          </table:table-cell>
          <table:table-cell table:style-name="ce9" office:value-type="float" office:value="0.463581000633658" calcext:value-type="float">
            <text:p>0.464</text:p>
          </table:table-cell>
          <table:table-cell table:style-name="ce9" office:value-type="float" office:value="0.5135006461974" calcext:value-type="float">
            <text:p>0.514</text:p>
          </table:table-cell>
          <table:table-cell table:style-name="ce9" office:value-type="float" office:value="0.576444871743271" calcext:value-type="float">
            <text:p>0.576</text:p>
          </table:table-cell>
          <table:table-cell table:style-name="ce9" office:value-type="float" office:value="0.667749442180669" calcext:value-type="float">
            <text:p>0.668</text:p>
          </table:table-cell>
        </table:table-row>
        <table:table-row table:style-name="ro1">
          <table:table-cell/>
          <table:table-cell table:formula="of:=AVERAGE([.B27:.B49])" office:value-type="float" office:value="0.907059842675209" calcext:value-type="float">
            <text:p>0.907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933750639073629" calcext:value-type="float">
            <text:p>0.934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522387709969931" calcext:value-type="float">
            <text:p>0.522</text:p>
          </table:table-cell>
          <table:table-cell table:style-name="ce9" office:value-type="float" office:value="0.382739550941917" calcext:value-type="float">
            <text:p>0.383</text:p>
          </table:table-cell>
          <table:table-cell table:style-name="ce9" office:value-type="float" office:value="0.392461530362589" calcext:value-type="float">
            <text:p>0.392</text:p>
          </table:table-cell>
          <table:table-cell table:style-name="ce9" office:value-type="float" office:value="0.493618889636758" calcext:value-type="float">
            <text:p>0.494</text:p>
          </table:table-cell>
          <table:table-cell table:style-name="ce9" office:value-type="float" office:value="0.568768239070378" calcext:value-type="float">
            <text:p>0.56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816096008" calcext:value-type="float">
            <text:p>0.99293981609600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65270036079844" calcext:value-type="float">
            <text:p>0.965270036079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78952674298" calcext:value-type="float">
            <text:p>0.98078952674298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ce14" office:value-type="float" office:value="0.991534489356224" calcext:value-type="float">
            <text:p>9.92E-01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9915960976" calcext:value-type="float">
            <text:p>0.98940991596097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5275438862" calcext:value-type="float">
            <text:p>0.989445275438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085034039" calcext:value-type="float">
            <text:p>0.989408085034039</text:p>
          </table:table-cell>
          <table:table-cell table:style-name="Default" office:value-type="float" office:value="0.980105506161914" calcext:value-type="float">
            <text:p>0.980105506161914</text:p>
          </table:table-cell>
          <table:table-cell table:style-name="Default" office:value-type="float" office:value="0.989476639516964" calcext:value-type="float">
            <text:p>0.989476639516964</text:p>
          </table:table-cell>
          <table:table-cell table:style-name="Default" office:value-type="float" office:value="0.759676790230276" calcext:value-type="float">
            <text:p>0.759676790230276</text:p>
          </table:table-cell>
          <table:table-cell table:style-name="Default" office:value-type="float" office:value="0.989444759069494" calcext:value-type="float">
            <text:p>0.989444759069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887224765832" calcext:value-type="float">
            <text:p>0.980887224765832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ce14" office:value-type="float" office:value="0.0000129213398453209" calcext:value-type="float">
            <text:p>1.29E-05</text:p>
          </table:table-cell>
          <table:table-cell table:style-name="Default" office:value-type="float" office:value="0.909274097379076" calcext:value-type="float">
            <text:p>0.909274097379076</text:p>
          </table:table-cell>
          <table:table-cell table:style-name="Default" office:value-type="float" office:value="0.989490545422806" calcext:value-type="float">
            <text:p>0.989490545422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86602653739037" calcext:value-type="float">
            <text:p>0.00786602653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58642135" calcext:value-type="float">
            <text:p>0.995892758642135</text:p>
          </table:table-cell>
          <table:table-cell table:style-name="Default" office:value-type="float" office:value="0.996768513261072" calcext:value-type="float">
            <text:p>0.996768513261072</text:p>
          </table:table-cell>
          <table:table-cell table:style-name="Default" office:value-type="float" office:value="0.996019041815575" calcext:value-type="float">
            <text:p>0.996019041815575</text:p>
          </table:table-cell>
          <table:table-cell table:style-name="Default" office:value-type="float" office:value="0.997179695517892" calcext:value-type="float">
            <text:p>0.997179695517892</text:p>
          </table:table-cell>
          <table:table-cell table:style-name="Default" office:value-type="float" office:value="0.99580792159315" calcext:value-type="float">
            <text:p>0.99580792159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8393996319673" calcext:value-type="float">
            <text:p>0.988393996319673</text:p>
          </table:table-cell>
          <table:table-cell table:style-name="Default" office:value-type="float" office:value="0.864649704183422" calcext:value-type="float">
            <text:p>0.864649704183422</text:p>
          </table:table-cell>
          <table:table-cell table:style-name="Default" office:value-type="float" office:value="0.860058903441899" calcext:value-type="float">
            <text:p>0.860058903441899</text:p>
          </table:table-cell>
          <table:table-cell table:style-name="Default" office:value-type="float" office:value="0.851315234389325" calcext:value-type="float">
            <text:p>0.851315234389325</text:p>
          </table:table-cell>
          <table:table-cell table:style-name="Default" office:value-type="float" office:value="0.968434027240575" calcext:value-type="float">
            <text:p>0.968434027240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4697963597538" calcext:value-type="float">
            <text:p>0.984697963597538</text:p>
          </table:table-cell>
          <table:table-cell table:style-name="Default" office:value-type="float" office:value="0.932660551225393" calcext:value-type="float">
            <text:p>0.932660551225393</text:p>
          </table:table-cell>
          <table:table-cell table:style-name="Default" office:value-type="float" office:value="0.902196398690943" calcext:value-type="float">
            <text:p>0.902196398690943</text:p>
          </table:table-cell>
          <table:table-cell table:style-name="Default" office:value-type="float" office:value="0.942906990278955" calcext:value-type="float">
            <text:p>0.942906990278955</text:p>
          </table:table-cell>
          <table:table-cell table:style-name="Default" office:value-type="float" office:value="0.973993922903142" calcext:value-type="float">
            <text:p>0.973993922903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307079872245" calcext:value-type="float">
            <text:p>0.994307079872245</text:p>
          </table:table-cell>
          <table:table-cell table:style-name="Default" office:value-type="float" office:value="0.912424027658754" calcext:value-type="float">
            <text:p>0.912424027658754</text:p>
          </table:table-cell>
          <table:table-cell table:style-name="Default" office:value-type="float" office:value="0.842695190377814" calcext:value-type="float">
            <text:p>0.842695190377814</text:p>
          </table:table-cell>
          <table:table-cell table:style-name="Default" office:value-type="float" office:value="0.967037071786378" calcext:value-type="float">
            <text:p>0.967037071786378</text:p>
          </table:table-cell>
          <table:table-cell table:style-name="Default" office:value-type="float" office:value="0.9898723113643" calcext:value-type="float">
            <text:p>0.9898723113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1587413235294" calcext:value-type="float">
            <text:p>0.831587413235294</text:p>
          </table:table-cell>
          <table:table-cell table:style-name="Default" office:value-type="float" office:value="0.833858667353874" calcext:value-type="float">
            <text:p>0.833858667353874</text:p>
          </table:table-cell>
          <table:table-cell table:style-name="Default" office:value-type="float" office:value="0.820123525903455" calcext:value-type="float">
            <text:p>0.820123525903455</text:p>
          </table:table-cell>
          <table:table-cell table:style-name="Default" office:value-type="float" office:value="0.758593573079635" calcext:value-type="float">
            <text:p>0.758593573079635</text:p>
          </table:table-cell>
          <table:table-cell table:style-name="Default" office:value-type="float" office:value="0.791534547587684" calcext:value-type="float">
            <text:p>0.791534547587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53008729927007" calcext:value-type="float">
            <text:p>0.015300872992701</text:p>
          </table:table-cell>
          <table:table-cell table:style-name="Default" office:value-type="float" office:value="0.119694560563545" calcext:value-type="float">
            <text:p>0.119694560563545</text:p>
          </table:table-cell>
          <table:table-cell table:style-name="Default" office:value-type="float" office:value="0.243310246238248" calcext:value-type="float">
            <text:p>0.243310246238248</text:p>
          </table:table-cell>
          <table:table-cell table:style-name="Default" office:value-type="float" office:value="0.00945291661246474" calcext:value-type="float">
            <text:p>0.009452916612465</text:p>
          </table:table-cell>
          <table:table-cell table:style-name="Default" office:value-type="float" office:value="0.474532318841785" calcext:value-type="float">
            <text:p>0.474532318841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0933252127664" calcext:value-type="float">
            <text:p>0.640933252127664</text:p>
          </table:table-cell>
          <table:table-cell table:style-name="Default" office:value-type="float" office:value="0.668757312821575" calcext:value-type="float">
            <text:p>0.668757312821575</text:p>
          </table:table-cell>
          <table:table-cell table:style-name="Default" office:value-type="float" office:value="0.376649475990993" calcext:value-type="float">
            <text:p>0.376649475990993</text:p>
          </table:table-cell>
          <table:table-cell table:style-name="Default" office:value-type="float" office:value="0.593461582414351" calcext:value-type="float">
            <text:p>0.593461582414351</text:p>
          </table:table-cell>
          <table:table-cell table:style-name="Default" office:value-type="float" office:value="0.689643966483724" calcext:value-type="float">
            <text:p>0.689643966483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8618883840335" calcext:value-type="float">
            <text:p>0.988618883840335</text:p>
          </table:table-cell>
          <table:table-cell table:style-name="Default" office:value-type="float" office:value="0.860720835952811" calcext:value-type="float">
            <text:p>0.860720835952811</text:p>
          </table:table-cell>
          <table:table-cell table:style-name="Default" office:value-type="float" office:value="0.914941734025297" calcext:value-type="float">
            <text:p>0.914941734025297</text:p>
          </table:table-cell>
          <table:table-cell table:style-name="Default" office:value-type="float" office:value="0.890324710790306" calcext:value-type="float">
            <text:p>0.890324710790306</text:p>
          </table:table-cell>
          <table:table-cell table:style-name="Default" office:value-type="float" office:value="0.963180683409783" calcext:value-type="float">
            <text:p>0.963180683409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30560779553334" calcext:value-type="float">
            <text:p>0.930560779553334</text:p>
          </table:table-cell>
          <table:table-cell table:style-name="Default" office:value-type="float" office:value="0.274595877000902" calcext:value-type="float">
            <text:p>0.274595877000902</text:p>
          </table:table-cell>
          <table:table-cell table:style-name="Default" office:value-type="float" office:value="0.275545013677292" calcext:value-type="float">
            <text:p>0.275545013677292</text:p>
          </table:table-cell>
          <table:table-cell table:style-name="Default" office:value-type="float" office:value="0.249432003777664" calcext:value-type="float">
            <text:p>0.249432003777664</text:p>
          </table:table-cell>
          <table:table-cell table:style-name="Default" office:value-type="float" office:value="0.587090062691056" calcext:value-type="float">
            <text:p>0.587090062691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77040098628287" calcext:value-type="float">
            <text:p>0.877040098628287</text:p>
          </table:table-cell>
          <table:table-cell table:style-name="Default" office:value-type="float" office:value="0.854247330659915" calcext:value-type="float">
            <text:p>0.854247330659915</text:p>
          </table:table-cell>
          <table:table-cell table:style-name="Default" office:value-type="float" office:value="0.886210004439733" calcext:value-type="float">
            <text:p>0.886210004439733</text:p>
          </table:table-cell>
          <table:table-cell table:style-name="Default" office:value-type="float" office:value="0.806025478725598" calcext:value-type="float">
            <text:p>0.806025478725598</text:p>
          </table:table-cell>
          <table:table-cell table:style-name="Default" office:value-type="float" office:value="0.956998413967807" calcext:value-type="float">
            <text:p>0.956998413967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77298748063217" calcext:value-type="float">
            <text:p>0.977298748063217</text:p>
          </table:table-cell>
          <table:table-cell table:style-name="Default" office:value-type="float" office:value="0.913450699713039" calcext:value-type="float">
            <text:p>0.913450699713039</text:p>
          </table:table-cell>
          <table:table-cell table:style-name="Default" office:value-type="float" office:value="0.949208469837405" calcext:value-type="float">
            <text:p>0.949208469837405</text:p>
          </table:table-cell>
          <table:table-cell table:style-name="Default" office:value-type="float" office:value="0.942985478236284" calcext:value-type="float">
            <text:p>0.942985478236284</text:p>
          </table:table-cell>
          <table:table-cell table:style-name="Default" office:value-type="float" office:value="0.989872273507386" calcext:value-type="float">
            <text:p>0.989872273507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5827842526111" calcext:value-type="float">
            <text:p>0.985827842526111</text:p>
          </table:table-cell>
          <table:table-cell table:style-name="Default" office:value-type="float" office:value="0.830390738625447" calcext:value-type="float">
            <text:p>0.830390738625447</text:p>
          </table:table-cell>
          <table:table-cell table:style-name="Default" office:value-type="float" office:value="0.773352521063863" calcext:value-type="float">
            <text:p>0.773352521063863</text:p>
          </table:table-cell>
          <table:table-cell table:style-name="Default" office:value-type="float" office:value="0.899952903772704" calcext:value-type="float">
            <text:p>0.899952903772704</text:p>
          </table:table-cell>
          <table:table-cell table:style-name="Default" office:value-type="float" office:value="0.966839232613532" calcext:value-type="float">
            <text:p>0.966839232613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715689430184" calcext:value-type="float">
            <text:p>0.875715689430184</text:p>
          </table:table-cell>
          <table:table-cell table:style-name="Default" office:value-type="float" office:value="0.830874866575514" calcext:value-type="float">
            <text:p>0.830874866575514</text:p>
          </table:table-cell>
          <table:table-cell table:style-name="Default" office:value-type="float" office:value="0.846145458917533" calcext:value-type="float">
            <text:p>0.846145458917533</text:p>
          </table:table-cell>
          <table:table-cell table:style-name="Default" office:value-type="float" office:value="0.847906820215837" calcext:value-type="float">
            <text:p>0.847906820215837</text:p>
          </table:table-cell>
          <table:table-cell table:style-name="Default" office:value-type="float" office:value="0.869896170481196" calcext:value-type="float">
            <text:p>0.869896170481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7371217519195" calcext:value-type="float">
            <text:p>0.967371217519195</text:p>
          </table:table-cell>
          <table:table-cell table:style-name="Default" office:value-type="float" office:value="0.880205705791418" calcext:value-type="float">
            <text:p>0.880205705791418</text:p>
          </table:table-cell>
          <table:table-cell table:style-name="Default" office:value-type="float" office:value="0.927063848577738" calcext:value-type="float">
            <text:p>0.927063848577738</text:p>
          </table:table-cell>
          <table:table-cell table:style-name="Default" office:value-type="float" office:value="0.934727905050866" calcext:value-type="float">
            <text:p>0.934727905050866</text:p>
          </table:table-cell>
          <table:table-cell table:style-name="Default" office:value-type="float" office:value="0.970403519906171" calcext:value-type="float">
            <text:p>0.970403519906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231524601696" calcext:value-type="float">
            <text:p>0.987231524601696</text:p>
          </table:table-cell>
          <table:table-cell table:style-name="Default" office:value-type="float" office:value="0.906181394478309" calcext:value-type="float">
            <text:p>0.906181394478309</text:p>
          </table:table-cell>
          <table:table-cell table:style-name="Default" office:value-type="float" office:value="0.952702655634024" calcext:value-type="float">
            <text:p>0.952702655634024</text:p>
          </table:table-cell>
          <table:table-cell table:style-name="Default" office:value-type="float" office:value="0.952354126295461" calcext:value-type="float">
            <text:p>0.952354126295461</text:p>
          </table:table-cell>
          <table:table-cell table:style-name="Default" office:value-type="float" office:value="0.985502970627952" calcext:value-type="float">
            <text:p>0.985502970627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14902269161208" calcext:value-type="float">
            <text:p>0.814902269161208</text:p>
          </table:table-cell>
          <table:table-cell table:style-name="Default" office:value-type="float" office:value="0.672922860060084" calcext:value-type="float">
            <text:p>0.672922860060084</text:p>
          </table:table-cell>
          <table:table-cell table:style-name="Default" office:value-type="float" office:value="0.65813523286199" calcext:value-type="float">
            <text:p>0.65813523286199</text:p>
          </table:table-cell>
          <table:table-cell table:style-name="Default" office:value-type="float" office:value="0.727213531161441" calcext:value-type="float">
            <text:p>0.727213531161441</text:p>
          </table:table-cell>
          <table:table-cell table:style-name="Default" office:value-type="float" office:value="0.772462798374678" calcext:value-type="float">
            <text:p>0.772462798374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1043527870115" calcext:value-type="float">
            <text:p>0.941043527870115</text:p>
          </table:table-cell>
          <table:table-cell table:style-name="Default" office:value-type="float" office:value="0.899300927481823" calcext:value-type="float">
            <text:p>0.899300927481823</text:p>
          </table:table-cell>
          <table:table-cell table:style-name="Default" office:value-type="float" office:value="0.888444082555137" calcext:value-type="float">
            <text:p>0.888444082555137</text:p>
          </table:table-cell>
          <table:table-cell table:style-name="Default" office:value-type="float" office:value="0.892461815373007" calcext:value-type="float">
            <text:p>0.892461815373007</text:p>
          </table:table-cell>
          <table:table-cell table:style-name="Default" office:value-type="float" office:value="0.94899874019644" calcext:value-type="float">
            <text:p>0.94899874019644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858578739685327" calcext:value-type="float">
            <text:p>0.859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86199904302097" calcext:value-type="float">
            <text:p>0.86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79868244508389" calcext:value-type="float">
            <text:p>0.7986824450838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6250321448851" calcext:value-type="float">
            <text:p>0.976250321448851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61171384784713" calcext:value-type="float">
            <text:p>0.96117138478471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38469164" calcext:value-type="float">
            <text:p>0.989408138469164</text:p>
          </table:table-cell>
          <table:table-cell table:style-name="Default" office:value-type="float" office:value="0.975428522344377" calcext:value-type="float">
            <text:p>0.975428522344377</text:p>
          </table:table-cell>
          <table:table-cell table:style-name="Default" office:value-type="float" office:value="0.986634520051181" calcext:value-type="float">
            <text:p>0.986634520051181</text:p>
          </table:table-cell>
          <table:table-cell table:style-name="Default" office:value-type="float" office:value="0.598655903540859" calcext:value-type="float">
            <text:p>0.598655903540859</text:p>
          </table:table-cell>
          <table:table-cell table:style-name="Default" office:value-type="float" office:value="0.989444097635522" calcext:value-type="float">
            <text:p>0.989444097635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5993296009315" calcext:value-type="float">
            <text:p>0.975993296009315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15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3074324888" calcext:value-type="float">
            <text:p>0.995893074324888</text:p>
          </table:table-cell>
          <table:table-cell table:style-name="Default" office:value-type="float" office:value="0.996733135256937" calcext:value-type="float">
            <text:p>0.996733135256937</text:p>
          </table:table-cell>
          <table:table-cell table:style-name="Default" office:value-type="float" office:value="0.996088871279515" calcext:value-type="float">
            <text:p>0.996088871279515</text:p>
          </table:table-cell>
          <table:table-cell table:style-name="Default" office:value-type="float" office:value="0.997109833090056" calcext:value-type="float">
            <text:p>0.997109833090056</text:p>
          </table:table-cell>
          <table:table-cell table:style-name="Default" office:value-type="float" office:value="0.995807973078486" calcext:value-type="float">
            <text:p>0.995807973078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51379952660149" calcext:value-type="float">
            <text:p>0.951379952660149</text:p>
          </table:table-cell>
          <table:table-cell table:style-name="Default" office:value-type="float" office:value="0.831275473909348" calcext:value-type="float">
            <text:p>0.831275473909348</text:p>
          </table:table-cell>
          <table:table-cell table:style-name="Default" office:value-type="float" office:value="0.834290690797914" calcext:value-type="float">
            <text:p>0.834290690797914</text:p>
          </table:table-cell>
          <table:table-cell table:style-name="Default" office:value-type="float" office:value="0.816852262083221" calcext:value-type="float">
            <text:p>0.816852262083221</text:p>
          </table:table-cell>
          <table:table-cell table:style-name="Default" office:value-type="float" office:value="0.930005977761781" calcext:value-type="float">
            <text:p>0.930005977761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56828155536" calcext:value-type="float">
            <text:p>0.9756828155536</text:p>
          </table:table-cell>
          <table:table-cell table:style-name="Default" office:value-type="float" office:value="0.887691505001744" calcext:value-type="float">
            <text:p>0.887691505001744</text:p>
          </table:table-cell>
          <table:table-cell table:style-name="Default" office:value-type="float" office:value="0.854934657943291" calcext:value-type="float">
            <text:p>0.854934657943291</text:p>
          </table:table-cell>
          <table:table-cell table:style-name="Default" office:value-type="float" office:value="0.888237943292925" calcext:value-type="float">
            <text:p>0.888237943292925</text:p>
          </table:table-cell>
          <table:table-cell table:style-name="Default" office:value-type="float" office:value="0.958378252433529" calcext:value-type="float">
            <text:p>0.958378252433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3780948224235" calcext:value-type="float">
            <text:p>0.993780948224235</text:p>
          </table:table-cell>
          <table:table-cell table:style-name="Default" office:value-type="float" office:value="0.89554483648695" calcext:value-type="float">
            <text:p>0.89554483648695</text:p>
          </table:table-cell>
          <table:table-cell table:style-name="Default" office:value-type="float" office:value="0.848203864129753" calcext:value-type="float">
            <text:p>0.848203864129753</text:p>
          </table:table-cell>
          <table:table-cell table:style-name="Default" office:value-type="float" office:value="0.712783661921841" calcext:value-type="float">
            <text:p>0.712783661921841</text:p>
          </table:table-cell>
          <table:table-cell table:style-name="Default" office:value-type="float" office:value="0.988184086725545" calcext:value-type="float">
            <text:p>0.988184086725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92147579200304" calcext:value-type="float">
            <text:p>0.792147579200304</text:p>
          </table:table-cell>
          <table:table-cell table:style-name="Default" office:value-type="float" office:value="0.791764174867846" calcext:value-type="float">
            <text:p>0.791764174867846</text:p>
          </table:table-cell>
          <table:table-cell table:style-name="Default" office:value-type="float" office:value="0.785480471921554" calcext:value-type="float">
            <text:p>0.785480471921554</text:p>
          </table:table-cell>
          <table:table-cell table:style-name="Default" office:value-type="float" office:value="0.732296328756187" calcext:value-type="float">
            <text:p>0.732296328756187</text:p>
          </table:table-cell>
          <table:table-cell table:style-name="Default" office:value-type="float" office:value="0.767210867819236" calcext:value-type="float">
            <text:p>0.767210867819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021606</text:p>
          </table:table-cell>
          <table:table-cell table:style-name="Default" office:value-type="float" office:value="0.161541525715415" calcext:value-type="float">
            <text:p>0.161541525715415</text:p>
          </table:table-cell>
          <table:table-cell table:style-name="ce14" office:value-type="float" office:value="0.0000883909410156415" calcext:value-type="float">
            <text:p>8.84E-05</text:p>
          </table:table-cell>
          <table:table-cell table:style-name="Default" office:value-type="float" office:value="0.172827052743399" calcext:value-type="float">
            <text:p>0.172827052743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6315998977663" calcext:value-type="float">
            <text:p>0.646315998977663</text:p>
          </table:table-cell>
          <table:table-cell table:style-name="Default" office:value-type="float" office:value="0.65704175635385" calcext:value-type="float">
            <text:p>0.65704175635385</text:p>
          </table:table-cell>
          <table:table-cell table:style-name="Default" office:value-type="float" office:value="0.41259327091616" calcext:value-type="float">
            <text:p>0.41259327091616</text:p>
          </table:table-cell>
          <table:table-cell table:style-name="Default" office:value-type="float" office:value="0.624329661322282" calcext:value-type="float">
            <text:p>0.624329661322282</text:p>
          </table:table-cell>
          <table:table-cell table:style-name="Default" office:value-type="float" office:value="0.662729272978506" calcext:value-type="float">
            <text:p>0.662729272978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72687348909291" calcext:value-type="float">
            <text:p>0.972687348909291</text:p>
          </table:table-cell>
          <table:table-cell table:style-name="Default" office:value-type="float" office:value="0.856620141074836" calcext:value-type="float">
            <text:p>0.856620141074836</text:p>
          </table:table-cell>
          <table:table-cell table:style-name="Default" office:value-type="float" office:value="0.891678914517044" calcext:value-type="float">
            <text:p>0.891678914517044</text:p>
          </table:table-cell>
          <table:table-cell table:style-name="Default" office:value-type="float" office:value="0.90050083980528" calcext:value-type="float">
            <text:p>0.90050083980528</text:p>
          </table:table-cell>
          <table:table-cell table:style-name="Default" office:value-type="float" office:value="0.936040086461798" calcext:value-type="float">
            <text:p>0.936040086461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788042413888195" calcext:value-type="float">
            <text:p>0.788042413888195</text:p>
          </table:table-cell>
          <table:table-cell table:style-name="Default" office:value-type="float" office:value="0.248477744886308" calcext:value-type="float">
            <text:p>0.248477744886308</text:p>
          </table:table-cell>
          <table:table-cell table:style-name="Default" office:value-type="float" office:value="0.258004699735648" calcext:value-type="float">
            <text:p>0.258004699735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9510323474752" calcext:value-type="float">
            <text:p>0.249510323474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94318292525807" calcext:value-type="float">
            <text:p>0.794318292525807</text:p>
          </table:table-cell>
          <table:table-cell table:style-name="Default" office:value-type="float" office:value="0.79461993609048" calcext:value-type="float">
            <text:p>0.79461993609048</text:p>
          </table:table-cell>
          <table:table-cell table:style-name="Default" office:value-type="float" office:value="0.832516382420111" calcext:value-type="float">
            <text:p>0.832516382420111</text:p>
          </table:table-cell>
          <table:table-cell table:style-name="Default" office:value-type="float" office:value="0.768117228076069" calcext:value-type="float">
            <text:p>0.768117228076069</text:p>
          </table:table-cell>
          <table:table-cell table:style-name="Default" office:value-type="float" office:value="0.862115714238517" calcext:value-type="float">
            <text:p>0.862115714238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12548724590408" calcext:value-type="float">
            <text:p>0.912548724590408</text:p>
          </table:table-cell>
          <table:table-cell table:style-name="Default" office:value-type="float" office:value="0.838716055309855" calcext:value-type="float">
            <text:p>0.838716055309855</text:p>
          </table:table-cell>
          <table:table-cell table:style-name="Default" office:value-type="float" office:value="0.853708036436907" calcext:value-type="float">
            <text:p>0.853708036436907</text:p>
          </table:table-cell>
          <table:table-cell table:style-name="Default" office:value-type="float" office:value="0.874515394358489" calcext:value-type="float">
            <text:p>0.874515394358489</text:p>
          </table:table-cell>
          <table:table-cell table:style-name="Default" office:value-type="float" office:value="0.976746057890954" calcext:value-type="float">
            <text:p>0.976746057890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72769357381167" calcext:value-type="float">
            <text:p>0.972769357381167</text:p>
          </table:table-cell>
          <table:table-cell table:style-name="Default" office:value-type="float" office:value="0.721136663854301" calcext:value-type="float">
            <text:p>0.721136663854301</text:p>
          </table:table-cell>
          <table:table-cell table:style-name="Default" office:value-type="float" office:value="0.690450462502164" calcext:value-type="float">
            <text:p>0.690450462502164</text:p>
          </table:table-cell>
          <table:table-cell table:style-name="Default" office:value-type="float" office:value="0.796916809363345" calcext:value-type="float">
            <text:p>0.796916809363345</text:p>
          </table:table-cell>
          <table:table-cell table:style-name="Default" office:value-type="float" office:value="0.91264448273518" calcext:value-type="float">
            <text:p>0.91264448273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4204480692285" calcext:value-type="float">
            <text:p>0.874204480692285</text:p>
          </table:table-cell>
          <table:table-cell table:style-name="Default" office:value-type="float" office:value="0.775617553874445" calcext:value-type="float">
            <text:p>0.775617553874445</text:p>
          </table:table-cell>
          <table:table-cell table:style-name="Default" office:value-type="float" office:value="0.784698796503251" calcext:value-type="float">
            <text:p>0.784698796503251</text:p>
          </table:table-cell>
          <table:table-cell table:style-name="Default" office:value-type="float" office:value="0.811859881300591" calcext:value-type="float">
            <text:p>0.811859881300591</text:p>
          </table:table-cell>
          <table:table-cell table:style-name="Default" office:value-type="float" office:value="0.850949659498681" calcext:value-type="float">
            <text:p>0.850949659498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8783681411782" calcext:value-type="float">
            <text:p>0.968783681411782</text:p>
          </table:table-cell>
          <table:table-cell table:style-name="Default" office:value-type="float" office:value="0.773893670906505" calcext:value-type="float">
            <text:p>0.773893670906505</text:p>
          </table:table-cell>
          <table:table-cell table:style-name="Default" office:value-type="float" office:value="0.706516024247644" calcext:value-type="float">
            <text:p>0.706516024247644</text:p>
          </table:table-cell>
          <table:table-cell table:style-name="Default" office:value-type="float" office:value="0.865741299532868" calcext:value-type="float">
            <text:p>0.865741299532868</text:p>
          </table:table-cell>
          <table:table-cell table:style-name="Default" office:value-type="float" office:value="0.948719841176413" calcext:value-type="float">
            <text:p>0.948719841176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806434574787" calcext:value-type="float">
            <text:p>0.985806434574787</text:p>
          </table:table-cell>
          <table:table-cell table:style-name="Default" office:value-type="float" office:value="0.792019739426261" calcext:value-type="float">
            <text:p>0.792019739426261</text:p>
          </table:table-cell>
          <table:table-cell table:style-name="Default" office:value-type="float" office:value="0.797329486773202" calcext:value-type="float">
            <text:p>0.797329486773202</text:p>
          </table:table-cell>
          <table:table-cell table:style-name="Default" office:value-type="float" office:value="0.880118810835691" calcext:value-type="float">
            <text:p>0.880118810835691</text:p>
          </table:table-cell>
          <table:table-cell table:style-name="Default" office:value-type="float" office:value="0.966614055479793" calcext:value-type="float">
            <text:p>0.966614055479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89995108174" calcext:value-type="float">
            <text:p>0.693589995108174</text:p>
          </table:table-cell>
          <table:table-cell table:style-name="Default" office:value-type="float" office:value="0.594234585534833" calcext:value-type="float">
            <text:p>0.594234585534833</text:p>
          </table:table-cell>
          <table:table-cell table:style-name="Default" office:value-type="float" office:value="0.566715864599608" calcext:value-type="float">
            <text:p>0.566715864599608</text:p>
          </table:table-cell>
          <table:table-cell table:style-name="Default" office:value-type="float" office:value="0.647317947419409" calcext:value-type="float">
            <text:p>0.647317947419409</text:p>
          </table:table-cell>
          <table:table-cell table:style-name="Default" office:value-type="float" office:value="0.703927586848701" calcext:value-type="float">
            <text:p>0.703927586848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8592699611" calcext:value-type="float">
            <text:p>0.852678592699611</text:p>
          </table:table-cell>
          <table:table-cell table:style-name="Default" office:value-type="float" office:value="0.772382198317555" calcext:value-type="float">
            <text:p>0.772382198317555</text:p>
          </table:table-cell>
          <table:table-cell table:style-name="Default" office:value-type="float" office:value="0.777964575272912" calcext:value-type="float">
            <text:p>0.777964575272912</text:p>
          </table:table-cell>
          <table:table-cell table:style-name="Default" office:value-type="float" office:value="0.77499015133391" calcext:value-type="float">
            <text:p>0.77499015133391</text:p>
          </table:table-cell>
          <table:table-cell table:style-name="Default" office:value-type="float" office:value="0.918219907248028" calcext:value-type="float">
            <text:p>0.91821990724802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821682978352811" calcext:value-type="float">
            <text:p>0.822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729085391636776" calcext:value-type="float">
            <text:p>0.72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22738993" calcext:value-type="float">
            <text:p>0.95282273899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25649534585" calcext:value-type="float">
            <text:p>0.941125649534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680812437381" calcext:value-type="float">
            <text:p>0.913680812437381</text:p>
          </table:table-cell>
          <table:table-cell table:style-name="Default" office:value-type="float" office:value="0.825010475532894" calcext:value-type="float">
            <text:p>0.825010475532894</text:p>
          </table:table-cell>
          <table:table-cell table:style-name="Default" office:value-type="float" office:value="0.913377020102735" calcext:value-type="float">
            <text:p>0.913377020102735</text:p>
          </table:table-cell>
          <table:table-cell table:style-name="Default" office:value-type="float" office:value="0.915751601755476" calcext:value-type="float">
            <text:p>0.915751601755476</text:p>
          </table:table-cell>
          <table:table-cell table:style-name="Default" office:value-type="float" office:value="0.887504747932903" calcext:value-type="float">
            <text:p>0.887504747932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762713774172" calcext:value-type="float">
            <text:p>0.91376271377417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668302172895" calcext:value-type="float">
            <text:p>0.887668302172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722539727394" calcext:value-type="float">
            <text:p>0.913722539727394</text:p>
          </table:table-cell>
          <table:table-cell table:style-name="Default" office:value-type="float" office:value="0.816877380941754" calcext:value-type="float">
            <text:p>0.816877380941754</text:p>
          </table:table-cell>
          <table:table-cell table:style-name="Default" office:value-type="float" office:value="0.913372015848402" calcext:value-type="float">
            <text:p>0.913372015848402</text:p>
          </table:table-cell>
          <table:table-cell table:style-name="Default" office:value-type="float" office:value="0.874349863117228" calcext:value-type="float">
            <text:p>0.874349863117228</text:p>
          </table:table-cell>
          <table:table-cell table:style-name="Default" office:value-type="float" office:value="0.887730678221643" calcext:value-type="float">
            <text:p>0.887730678221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1990534951" calcext:value-type="float">
            <text:p>0.978801990534951</text:p>
          </table:table-cell>
          <table:table-cell table:style-name="Default" office:value-type="float" office:value="0.976314773770286" calcext:value-type="float">
            <text:p>0.976314773770286</text:p>
          </table:table-cell>
          <table:table-cell table:style-name="Default" office:value-type="float" office:value="0.965945765343366" calcext:value-type="float">
            <text:p>0.965945765343366</text:p>
          </table:table-cell>
          <table:table-cell table:style-name="Default" office:value-type="float" office:value="0.985899223663997" calcext:value-type="float">
            <text:p>0.985899223663997</text:p>
          </table:table-cell>
          <table:table-cell table:style-name="Default" office:value-type="float" office:value="0.978078311002544" calcext:value-type="float">
            <text:p>0.978078311002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616656057844777" calcext:value-type="float">
            <text:p>0.61665605784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7277003720341" calcext:value-type="float">
            <text:p>0.967277003720341</text:p>
          </table:table-cell>
          <table:table-cell table:style-name="Default" office:value-type="float" office:value="0.0769217193310676" calcext:value-type="float">
            <text:p>0.076921719331068</text:p>
          </table:table-cell>
          <table:table-cell table:style-name="Default" office:value-type="float" office:value="0.97216619824212" calcext:value-type="float">
            <text:p>0.97216619824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921663502553706" calcext:value-type="float">
            <text:p>0.921663502553706</text:p>
          </table:table-cell>
          <table:table-cell table:style-name="Default" office:value-type="float" office:value="0.942355046861214" calcext:value-type="float">
            <text:p>0.942355046861214</text:p>
          </table:table-cell>
          <table:table-cell table:style-name="Default" office:value-type="float" office:value="0.943376572224342" calcext:value-type="float">
            <text:p>0.943376572224342</text:p>
          </table:table-cell>
          <table:table-cell table:style-name="Default" office:value-type="float" office:value="0.864552170155591" calcext:value-type="float">
            <text:p>0.864552170155591</text:p>
          </table:table-cell>
          <table:table-cell table:style-name="Default" office:value-type="float" office:value="0.915405810938363" calcext:value-type="float">
            <text:p>0.915405810938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97813859763908" calcext:value-type="float">
            <text:p>0.897813859763908</text:p>
          </table:table-cell>
          <table:table-cell table:style-name="Default" office:value-type="float" office:value="0.304106752015428" calcext:value-type="float">
            <text:p>0.304106752015428</text:p>
          </table:table-cell>
          <table:table-cell table:style-name="Default" office:value-type="float" office:value="0.532514480929903" calcext:value-type="float">
            <text:p>0.532514480929903</text:p>
          </table:table-cell>
          <table:table-cell table:style-name="Default" office:value-type="float" office:value="0.786756108649515" calcext:value-type="float">
            <text:p>0.786756108649515</text:p>
          </table:table-cell>
          <table:table-cell table:style-name="Default" office:value-type="float" office:value="0.802038236026803" calcext:value-type="float">
            <text:p>0.802038236026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3495925672581" calcext:value-type="float">
            <text:p>0.793495925672581</text:p>
          </table:table-cell>
          <table:table-cell table:style-name="Default" office:value-type="float" office:value="0.0483877225339403" calcext:value-type="float">
            <text:p>0.04838772253394</text:p>
          </table:table-cell>
          <table:table-cell table:style-name="Default" office:value-type="float" office:value="0.732869949255083" calcext:value-type="float">
            <text:p>0.732869949255083</text:p>
          </table:table-cell>
          <table:table-cell table:style-name="Default" office:value-type="float" office:value="0.821185102302699" calcext:value-type="float">
            <text:p>0.821185102302699</text:p>
          </table:table-cell>
          <table:table-cell table:style-name="Default" office:value-type="float" office:value="0.925664165635851" calcext:value-type="float">
            <text:p>0.925664165635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547718223911432" calcext:value-type="float">
            <text:p>0.547718223911432</text:p>
          </table:table-cell>
          <table:table-cell table:style-name="Default" office:value-type="float" office:value="0.0763823858822514" calcext:value-type="float">
            <text:p>0.076382385882251</text:p>
          </table:table-cell>
          <table:table-cell table:style-name="Default" office:value-type="float" office:value="0.517865066492088" calcext:value-type="float">
            <text:p>0.517865066492088</text:p>
          </table:table-cell>
          <table:table-cell table:style-name="Default" office:value-type="float" office:value="0.424541185551772" calcext:value-type="float">
            <text:p>0.424541185551772</text:p>
          </table:table-cell>
          <table:table-cell table:style-name="Default" office:value-type="float" office:value="0.665988745556615" calcext:value-type="float">
            <text:p>0.665988745556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964625459523212" calcext:value-type="float">
            <text:p>0.964625459523212</text:p>
          </table:table-cell>
          <table:table-cell table:style-name="Default" office:value-type="float" office:value="0.380127822647199" calcext:value-type="float">
            <text:p>0.380127822647199</text:p>
          </table:table-cell>
          <table:table-cell table:style-name="Default" office:value-type="float" office:value="0.361325634668646" calcext:value-type="float">
            <text:p>0.361325634668646</text:p>
          </table:table-cell>
          <table:table-cell table:style-name="Default" office:value-type="float" office:value="0.789330900357415" calcext:value-type="float">
            <text:p>0.789330900357415</text:p>
          </table:table-cell>
          <table:table-cell table:style-name="Default" office:value-type="float" office:value="0.96263305817222" calcext:value-type="float">
            <text:p>0.96263305817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936854897692697" calcext:value-type="float">
            <text:p>0.936854897692697</text:p>
          </table:table-cell>
          <table:table-cell table:style-name="Default" office:value-type="float" office:value="0.957472851471507" calcext:value-type="float">
            <text:p>0.957472851471507</text:p>
          </table:table-cell>
          <table:table-cell table:style-name="Default" office:value-type="float" office:value="0.961248625701252" calcext:value-type="float">
            <text:p>0.961248625701252</text:p>
          </table:table-cell>
          <table:table-cell table:style-name="Default" office:value-type="float" office:value="0.909123797034975" calcext:value-type="float">
            <text:p>0.909123797034975</text:p>
          </table:table-cell>
          <table:table-cell table:style-name="Default" office:value-type="float" office:value="0.967070105359518" calcext:value-type="float">
            <text:p>0.967070105359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20090425602" calcext:value-type="float">
            <text:p>0.99020090425602</text:p>
          </table:table-cell>
          <table:table-cell table:style-name="Default" office:value-type="float" office:value="0.957353067002443" calcext:value-type="float">
            <text:p>0.957353067002443</text:p>
          </table:table-cell>
          <table:table-cell table:style-name="Default" office:value-type="float" office:value="0.834521215649046" calcext:value-type="float">
            <text:p>0.834521215649046</text:p>
          </table:table-cell>
          <table:table-cell table:style-name="Default" office:value-type="float" office:value="0.991368085887899" calcext:value-type="float">
            <text:p>0.991368085887899</text:p>
          </table:table-cell>
          <table:table-cell table:style-name="Default" office:value-type="float" office:value="0.988917610190189" calcext:value-type="float">
            <text:p>0.988917610190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096877114134" calcext:value-type="float">
            <text:p>0.897096877114134</text:p>
          </table:table-cell>
          <table:table-cell table:style-name="Default" office:value-type="float" office:value="0.783075581180598" calcext:value-type="float">
            <text:p>0.783075581180598</text:p>
          </table:table-cell>
          <table:table-cell table:style-name="Default" office:value-type="float" office:value="0.801239008430362" calcext:value-type="float">
            <text:p>0.801239008430362</text:p>
          </table:table-cell>
          <table:table-cell table:style-name="Default" office:value-type="float" office:value="0.887931274588824" calcext:value-type="float">
            <text:p>0.887931274588824</text:p>
          </table:table-cell>
          <table:table-cell table:style-name="Default" office:value-type="float" office:value="0.864277070142528" calcext:value-type="float">
            <text:p>0.864277070142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6896046222547" calcext:value-type="float">
            <text:p>0.826896046222547</text:p>
          </table:table-cell>
          <table:table-cell table:style-name="Default" office:value-type="float" office:value="0.804258754024467" calcext:value-type="float">
            <text:p>0.804258754024467</text:p>
          </table:table-cell>
          <table:table-cell table:style-name="Default" office:value-type="float" office:value="0.794000291843669" calcext:value-type="float">
            <text:p>0.794000291843669</text:p>
          </table:table-cell>
          <table:table-cell table:style-name="Default" office:value-type="float" office:value="0.8393072696937" calcext:value-type="float">
            <text:p>0.8393072696937</text:p>
          </table:table-cell>
          <table:table-cell table:style-name="Default" office:value-type="float" office:value="0.807199929024209" calcext:value-type="float">
            <text:p>0.807199929024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8230275617453" calcext:value-type="float">
            <text:p>0.88230275617453</text:p>
          </table:table-cell>
          <table:table-cell table:style-name="Default" office:value-type="float" office:value="0.808440556627597" calcext:value-type="float">
            <text:p>0.808440556627597</text:p>
          </table:table-cell>
          <table:table-cell table:style-name="Default" office:value-type="float" office:value="0.838813316018658" calcext:value-type="float">
            <text:p>0.838813316018658</text:p>
          </table:table-cell>
          <table:table-cell table:style-name="Default" office:value-type="float" office:value="0.888968162267471" calcext:value-type="float">
            <text:p>0.888968162267471</text:p>
          </table:table-cell>
          <table:table-cell table:style-name="Default" office:value-type="float" office:value="0.83029586537632" calcext:value-type="float">
            <text:p>0.83029586537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59507562579" calcext:value-type="float">
            <text:p>0.89759507562579</text:p>
          </table:table-cell>
          <table:table-cell table:style-name="Default" office:value-type="float" office:value="0.811404761489064" calcext:value-type="float">
            <text:p>0.811404761489064</text:p>
          </table:table-cell>
          <table:table-cell table:style-name="Default" office:value-type="float" office:value="0.888157613093132" calcext:value-type="float">
            <text:p>0.888157613093132</text:p>
          </table:table-cell>
          <table:table-cell table:style-name="Default" office:value-type="float" office:value="0.902984868891077" calcext:value-type="float">
            <text:p>0.902984868891077</text:p>
          </table:table-cell>
          <table:table-cell table:style-name="Default" office:value-type="float" office:value="0.86863250593787" calcext:value-type="float">
            <text:p>0.86863250593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1995916142491" calcext:value-type="float">
            <text:p>0.81995916142491</text:p>
          </table:table-cell>
          <table:table-cell table:style-name="Default" office:value-type="float" office:value="0.645211947240159" calcext:value-type="float">
            <text:p>0.645211947240159</text:p>
          </table:table-cell>
          <table:table-cell table:style-name="Default" office:value-type="float" office:value="0.734581403661368" calcext:value-type="float">
            <text:p>0.734581403661368</text:p>
          </table:table-cell>
          <table:table-cell table:style-name="Default" office:value-type="float" office:value="0.81696355964036" calcext:value-type="float">
            <text:p>0.81696355964036</text:p>
          </table:table-cell>
          <table:table-cell table:style-name="Default" office:value-type="float" office:value="0.793313454293745" calcext:value-type="float">
            <text:p>0.793313454293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6618477819815" calcext:value-type="float">
            <text:p>0.836618477819815</text:p>
          </table:table-cell>
          <table:table-cell table:style-name="Default" office:value-type="float" office:value="0.74807318861636" calcext:value-type="float">
            <text:p>0.74807318861636</text:p>
          </table:table-cell>
          <table:table-cell table:style-name="Default" office:value-type="float" office:value="0.788901613825559" calcext:value-type="float">
            <text:p>0.788901613825559</text:p>
          </table:table-cell>
          <table:table-cell table:style-name="Default" office:value-type="float" office:value="0.831431564368147" calcext:value-type="float">
            <text:p>0.831431564368147</text:p>
          </table:table-cell>
          <table:table-cell table:style-name="Default" office:value-type="float" office:value="0.788910855647961" calcext:value-type="float">
            <text:p>0.788910855647961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68541474792998" calcext:value-type="float">
            <text:p>0.86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80769542074152" calcext:value-type="float">
            <text:p>0.8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76917787405" calcext:value-type="float">
            <text:p>0.9528769177874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92879801394" calcext:value-type="float">
            <text:p>0.941192879801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14089320967" calcext:value-type="float">
            <text:p>0.913714089320967</text:p>
          </table:table-cell>
          <table:table-cell table:style-name="Default" office:value-type="float" office:value="0.793498706464813" calcext:value-type="float">
            <text:p>0.793498706464813</text:p>
          </table:table-cell>
          <table:table-cell table:style-name="Default" office:value-type="float" office:value="0.91337015283161" calcext:value-type="float">
            <text:p>0.91337015283161</text:p>
          </table:table-cell>
          <table:table-cell table:style-name="Default" office:value-type="float" office:value="0.915504361160926" calcext:value-type="float">
            <text:p>0.915504361160926</text:p>
          </table:table-cell>
          <table:table-cell table:style-name="Default" office:value-type="float" office:value="0.887519416550375" calcext:value-type="float">
            <text:p>0.88751941655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870018295865" calcext:value-type="float">
            <text:p>0.9138700182958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749659188629" calcext:value-type="float">
            <text:p>0.887749659188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81661262554" calcext:value-type="float">
            <text:p>0.913681661262554</text:p>
          </table:table-cell>
          <table:table-cell table:style-name="Default" office:value-type="float" office:value="0.778511434570664" calcext:value-type="float">
            <text:p>0.778511434570664</text:p>
          </table:table-cell>
          <table:table-cell table:style-name="Default" office:value-type="float" office:value="0.913373400647994" calcext:value-type="float">
            <text:p>0.913373400647994</text:p>
          </table:table-cell>
          <table:table-cell table:style-name="Default" office:value-type="float" office:value="0.872018220226831" calcext:value-type="float">
            <text:p>0.872018220226831</text:p>
          </table:table-cell>
          <table:table-cell table:style-name="Default" office:value-type="float" office:value="0.887681703809532" calcext:value-type="float">
            <text:p>0.887681703809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2940555102" calcext:value-type="float">
            <text:p>0.978802940555102</text:p>
          </table:table-cell>
          <table:table-cell table:style-name="Default" office:value-type="float" office:value="0.972280303357144" calcext:value-type="float">
            <text:p>0.972280303357144</text:p>
          </table:table-cell>
          <table:table-cell table:style-name="Default" office:value-type="float" office:value="0.948082654356077" calcext:value-type="float">
            <text:p>0.948082654356077</text:p>
          </table:table-cell>
          <table:table-cell table:style-name="Default" office:value-type="float" office:value="0.985905595589281" calcext:value-type="float">
            <text:p>0.985905595589281</text:p>
          </table:table-cell>
          <table:table-cell table:style-name="Default" office:value-type="float" office:value="0.978078382204489" calcext:value-type="float">
            <text:p>0.978078382204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155532736562146" calcext:value-type="float">
            <text:p>0.15553273656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810722136958" calcext:value-type="float">
            <text:p>0.96810722136958</text:p>
          </table:table-cell>
          <table:table-cell table:style-name="Default" office:value-type="float" office:value="0.00201802851178025" calcext:value-type="float">
            <text:p>0.00201802851178</text:p>
          </table:table-cell>
          <table:table-cell table:style-name="Default" office:value-type="float" office:value="0.461635944854096" calcext:value-type="float">
            <text:p>0.46163594485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368663739087332" calcext:value-type="float">
            <text:p>0.368663739087332</text:p>
          </table:table-cell>
          <table:table-cell table:style-name="Default" office:value-type="float" office:value="0.940182598468418" calcext:value-type="float">
            <text:p>0.940182598468418</text:p>
          </table:table-cell>
          <table:table-cell table:style-name="Default" office:value-type="float" office:value="0.946067611531205" calcext:value-type="float">
            <text:p>0.946067611531205</text:p>
          </table:table-cell>
          <table:table-cell table:style-name="Default" office:value-type="float" office:value="0.867498183053965" calcext:value-type="float">
            <text:p>0.867498183053965</text:p>
          </table:table-cell>
          <table:table-cell table:style-name="Default" office:value-type="float" office:value="0.915427827993816" calcext:value-type="float">
            <text:p>0.915427827993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62325467532041" calcext:value-type="float">
            <text:p>0.862325467532041</text:p>
          </table:table-cell>
          <table:table-cell table:style-name="Default" office:value-type="float" office:value="0.220622825083371" calcext:value-type="float">
            <text:p>0.220622825083371</text:p>
          </table:table-cell>
          <table:table-cell table:style-name="Default" office:value-type="float" office:value="0.461056596991678" calcext:value-type="float">
            <text:p>0.461056596991678</text:p>
          </table:table-cell>
          <table:table-cell table:style-name="Default" office:value-type="float" office:value="0.563871712557161" calcext:value-type="float">
            <text:p>0.563871712557161</text:p>
          </table:table-cell>
          <table:table-cell table:style-name="Default" office:value-type="float" office:value="0.787607377564029" calcext:value-type="float">
            <text:p>0.787607377564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6390036850338" calcext:value-type="float">
            <text:p>0.796390036850338</text:p>
          </table:table-cell>
          <table:table-cell table:style-name="Default" office:value-type="float" office:value="0.0178054804578568" calcext:value-type="float">
            <text:p>0.017805480457857</text:p>
          </table:table-cell>
          <table:table-cell table:style-name="Default" office:value-type="float" office:value="0.598920255205165" calcext:value-type="float">
            <text:p>0.598920255205165</text:p>
          </table:table-cell>
          <table:table-cell table:style-name="Default" office:value-type="float" office:value="0.696712609021321" calcext:value-type="float">
            <text:p>0.696712609021321</text:p>
          </table:table-cell>
          <table:table-cell table:style-name="Default" office:value-type="float" office:value="0.834013268753567" calcext:value-type="float">
            <text:p>0.834013268753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429141445536237" calcext:value-type="float">
            <text:p>0.429141445536237</text:p>
          </table:table-cell>
          <table:table-cell table:style-name="Default" office:value-type="float" office:value="0.0102850234948148" calcext:value-type="float">
            <text:p>0.01028502349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5817620463258" calcext:value-type="float">
            <text:p>0.235817620463258</text:p>
          </table:table-cell>
          <table:table-cell table:style-name="Default" office:value-type="float" office:value="0.39872257052837" calcext:value-type="float">
            <text:p>0.39872257052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834042430235323" calcext:value-type="float">
            <text:p>0.834042430235323</text:p>
          </table:table-cell>
          <table:table-cell table:style-name="Default" office:value-type="float" office:value="0.34235708795035" calcext:value-type="float">
            <text:p>0.34235708795035</text:p>
          </table:table-cell>
          <table:table-cell table:style-name="Default" office:value-type="float" office:value="0.332695326038697" calcext:value-type="float">
            <text:p>0.332695326038697</text:p>
          </table:table-cell>
          <table:table-cell table:style-name="Default" office:value-type="float" office:value="0.587436249119295" calcext:value-type="float">
            <text:p>0.587436249119295</text:p>
          </table:table-cell>
          <table:table-cell table:style-name="Default" office:value-type="float" office:value="0.803375715373418" calcext:value-type="float">
            <text:p>0.803375715373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33550605835245" calcext:value-type="float">
            <text:p>0.833550605835245</text:p>
          </table:table-cell>
          <table:table-cell table:style-name="Default" office:value-type="float" office:value="0.926613315857839" calcext:value-type="float">
            <text:p>0.926613315857839</text:p>
          </table:table-cell>
          <table:table-cell table:style-name="Default" office:value-type="float" office:value="0.877974933491116" calcext:value-type="float">
            <text:p>0.877974933491116</text:p>
          </table:table-cell>
          <table:table-cell table:style-name="Default" office:value-type="float" office:value="0.818140616964839" calcext:value-type="float">
            <text:p>0.818140616964839</text:p>
          </table:table-cell>
          <table:table-cell table:style-name="Default" office:value-type="float" office:value="0.857588185413346" calcext:value-type="float">
            <text:p>0.857588185413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175614418802" calcext:value-type="float">
            <text:p>0.990175614418802</text:p>
          </table:table-cell>
          <table:table-cell table:style-name="Default" office:value-type="float" office:value="0.906334819571778" calcext:value-type="float">
            <text:p>0.906334819571778</text:p>
          </table:table-cell>
          <table:table-cell table:style-name="Default" office:value-type="float" office:value="0.736392887539441" calcext:value-type="float">
            <text:p>0.736392887539441</text:p>
          </table:table-cell>
          <table:table-cell table:style-name="Default" office:value-type="float" office:value="0.984555279791544" calcext:value-type="float">
            <text:p>0.984555279791544</text:p>
          </table:table-cell>
          <table:table-cell table:style-name="Default" office:value-type="float" office:value="0.988305424164373" calcext:value-type="float">
            <text:p>0.988305424164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445111183217" calcext:value-type="float">
            <text:p>0.897445111183217</text:p>
          </table:table-cell>
          <table:table-cell table:style-name="Default" office:value-type="float" office:value="0.722156915502335" calcext:value-type="float">
            <text:p>0.722156915502335</text:p>
          </table:table-cell>
          <table:table-cell table:style-name="Default" office:value-type="float" office:value="0.707830236515528" calcext:value-type="float">
            <text:p>0.707830236515528</text:p>
          </table:table-cell>
          <table:table-cell table:style-name="Default" office:value-type="float" office:value="0.849488997875966" calcext:value-type="float">
            <text:p>0.849488997875966</text:p>
          </table:table-cell>
          <table:table-cell table:style-name="Default" office:value-type="float" office:value="0.847952331512826" calcext:value-type="float">
            <text:p>0.847952331512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0124941438173" calcext:value-type="float">
            <text:p>0.820124941438173</text:p>
          </table:table-cell>
          <table:table-cell table:style-name="Default" office:value-type="float" office:value="0.789595035579905" calcext:value-type="float">
            <text:p>0.789595035579905</text:p>
          </table:table-cell>
          <table:table-cell table:style-name="Default" office:value-type="float" office:value="0.729027406189601" calcext:value-type="float">
            <text:p>0.729027406189601</text:p>
          </table:table-cell>
          <table:table-cell table:style-name="Default" office:value-type="float" office:value="0.833880796913086" calcext:value-type="float">
            <text:p>0.833880796913086</text:p>
          </table:table-cell>
          <table:table-cell table:style-name="Default" office:value-type="float" office:value="0.778586908397694" calcext:value-type="float">
            <text:p>0.778586908397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9100915068051" calcext:value-type="float">
            <text:p>0.859100915068051</text:p>
          </table:table-cell>
          <table:table-cell table:style-name="Default" office:value-type="float" office:value="0.843058827913266" calcext:value-type="float">
            <text:p>0.843058827913266</text:p>
          </table:table-cell>
          <table:table-cell table:style-name="Default" office:value-type="float" office:value="0.848074817188141" calcext:value-type="float">
            <text:p>0.848074817188141</text:p>
          </table:table-cell>
          <table:table-cell table:style-name="Default" office:value-type="float" office:value="0.88629240353988" calcext:value-type="float">
            <text:p>0.88629240353988</text:p>
          </table:table-cell>
          <table:table-cell table:style-name="Default" office:value-type="float" office:value="0.854288062336527" calcext:value-type="float">
            <text:p>0.854288062336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171458366678" calcext:value-type="float">
            <text:p>0.897171458366678</text:p>
          </table:table-cell>
          <table:table-cell table:style-name="Default" office:value-type="float" office:value="0.717357820818407" calcext:value-type="float">
            <text:p>0.717357820818407</text:p>
          </table:table-cell>
          <table:table-cell table:style-name="Default" office:value-type="float" office:value="0.77824551723623" calcext:value-type="float">
            <text:p>0.77824551723623</text:p>
          </table:table-cell>
          <table:table-cell table:style-name="Default" office:value-type="float" office:value="0.900309360412546" calcext:value-type="float">
            <text:p>0.900309360412546</text:p>
          </table:table-cell>
          <table:table-cell table:style-name="Default" office:value-type="float" office:value="0.868637259461342" calcext:value-type="float">
            <text:p>0.868637259461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06344386576703" calcext:value-type="float">
            <text:p>0.806344386576703</text:p>
          </table:table-cell>
          <table:table-cell table:style-name="Default" office:value-type="float" office:value="0.552019815853101" calcext:value-type="float">
            <text:p>0.552019815853101</text:p>
          </table:table-cell>
          <table:table-cell table:style-name="Default" office:value-type="float" office:value="0.607959174679589" calcext:value-type="float">
            <text:p>0.607959174679589</text:p>
          </table:table-cell>
          <table:table-cell table:style-name="Default" office:value-type="float" office:value="0.773024305545054" calcext:value-type="float">
            <text:p>0.773024305545054</text:p>
          </table:table-cell>
          <table:table-cell table:style-name="Default" office:value-type="float" office:value="0.776136364816879" calcext:value-type="float">
            <text:p>0.776136364816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4571969436852" calcext:value-type="float">
            <text:p>0.834571969436852</text:p>
          </table:table-cell>
          <table:table-cell table:style-name="Default" office:value-type="float" office:value="0.74382303813407" calcext:value-type="float">
            <text:p>0.74382303813407</text:p>
          </table:table-cell>
          <table:table-cell table:style-name="Default" office:value-type="float" office:value="0.776110740616361" calcext:value-type="float">
            <text:p>0.776110740616361</text:p>
          </table:table-cell>
          <table:table-cell table:style-name="Default" office:value-type="float" office:value="0.833716919497889" calcext:value-type="float">
            <text:p>0.833716919497889</text:p>
          </table:table-cell>
          <table:table-cell table:style-name="Default" office:value-type="float" office:value="0.808591185890752" calcext:value-type="float">
            <text:p>0.808591185890752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792501393965738" calcext:value-type="float">
            <text:p>0.793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1" calcext:value-type="float">
            <text:p>0.663</text:p>
          </table:table-cell>
          <table:table-cell table:formula="of:=AVERAGE([.F123:.F141])" office:value-type="float" office:value="0.819110024663971" calcext:value-type="float">
            <text:p>0.81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3222047530126" calcext:value-type="float">
            <text:p>0.9322204753012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81410015891" calcext:value-type="float">
            <text:p>0.91381410015891</text:p>
          </table:table-cell>
          <table:table-cell table:style-name="Default" office:value-type="float" office:value="0.712968434020312" calcext:value-type="float">
            <text:p>0.712968434020312</text:p>
          </table:table-cell>
          <table:table-cell table:style-name="Default" office:value-type="float" office:value="0.907821605986065" calcext:value-type="float">
            <text:p>0.907821605986065</text:p>
          </table:table-cell>
          <table:table-cell table:style-name="Default" office:value-type="float" office:value="0.915409344996859" calcext:value-type="float">
            <text:p>0.915409344996859</text:p>
          </table:table-cell>
          <table:table-cell table:style-name="Default" office:value-type="float" office:value="0.887574809591385" calcext:value-type="float">
            <text:p>0.887574809591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5576688979158" calcext:value-type="float">
            <text:p>0.91557668897915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33850300314795" calcext:value-type="float">
            <text:p>0.533850300314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04019876976374" calcext:value-type="float">
            <text:p>0.904019876976374</text:p>
          </table:table-cell>
          <table:table-cell table:style-name="Default" office:value-type="float" office:value="0.702445163038911" calcext:value-type="float">
            <text:p>0.702445163038911</text:p>
          </table:table-cell>
          <table:table-cell table:style-name="Default" office:value-type="float" office:value="0.905920961000679" calcext:value-type="float">
            <text:p>0.905920961000679</text:p>
          </table:table-cell>
          <table:table-cell table:style-name="Default" office:value-type="float" office:value="0.805669439991571" calcext:value-type="float">
            <text:p>0.805669439991571</text:p>
          </table:table-cell>
          <table:table-cell table:style-name="Default" office:value-type="float" office:value="0.887632232515451" calcext:value-type="float">
            <text:p>0.887632232515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3259767022" calcext:value-type="float">
            <text:p>0.978803259767022</text:p>
          </table:table-cell>
          <table:table-cell table:style-name="Default" office:value-type="float" office:value="0.960605577353805" calcext:value-type="float">
            <text:p>0.960605577353805</text:p>
          </table:table-cell>
          <table:table-cell table:style-name="Default" office:value-type="float" office:value="0.823312592435153" calcext:value-type="float">
            <text:p>0.823312592435153</text:p>
          </table:table-cell>
          <table:table-cell table:style-name="Default" office:value-type="float" office:value="0.985923256600058" calcext:value-type="float">
            <text:p>0.985923256600058</text:p>
          </table:table-cell>
          <table:table-cell table:style-name="Default" office:value-type="float" office:value="0.978078707380147" calcext:value-type="float">
            <text:p>0.978078707380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66630035727792" calcext:value-type="float">
            <text:p>0.966630035727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24242066544632" calcext:value-type="float">
            <text:p>0.042424206654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3917342020147" calcext:value-type="float">
            <text:p>0.923917342020147</text:p>
          </table:table-cell>
          <table:table-cell table:style-name="Default" office:value-type="float" office:value="0.939068218938279" calcext:value-type="float">
            <text:p>0.939068218938279</text:p>
          </table:table-cell>
          <table:table-cell table:style-name="Default" office:value-type="float" office:value="0.868416546042928" calcext:value-type="float">
            <text:p>0.868416546042928</text:p>
          </table:table-cell>
          <table:table-cell table:style-name="Default" office:value-type="float" office:value="0.915429784225571" calcext:value-type="float">
            <text:p>0.915429784225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26144742520556" calcext:value-type="float">
            <text:p>0.826144742520556</text:p>
          </table:table-cell>
          <table:table-cell table:style-name="Default" office:value-type="float" office:value="0.193924787182278" calcext:value-type="float">
            <text:p>0.193924787182278</text:p>
          </table:table-cell>
          <table:table-cell table:style-name="Default" office:value-type="float" office:value="0.3062316815915" calcext:value-type="float">
            <text:p>0.3062316815915</text:p>
          </table:table-cell>
          <table:table-cell table:style-name="Default" office:value-type="float" office:value="0.560339617624779" calcext:value-type="float">
            <text:p>0.560339617624779</text:p>
          </table:table-cell>
          <table:table-cell table:style-name="Default" office:value-type="float" office:value="0.530828505307507" calcext:value-type="float">
            <text:p>0.530828505307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39555260793644" calcext:value-type="float">
            <text:p>0.739555260793644</text:p>
          </table:table-cell>
          <table:table-cell table:style-name="Default" office:value-type="float" office:value="0.259983388698618" calcext:value-type="float">
            <text:p>0.259983388698618</text:p>
          </table:table-cell>
          <table:table-cell table:style-name="Default" office:value-type="float" office:value="0.4623728717941" calcext:value-type="float">
            <text:p>0.4623728717941</text:p>
          </table:table-cell>
          <table:table-cell table:style-name="Default" office:value-type="float" office:value="0.62528285231498" calcext:value-type="float">
            <text:p>0.62528285231498</text:p>
          </table:table-cell>
          <table:table-cell table:style-name="Default" office:value-type="float" office:value="0.822078859034199" calcext:value-type="float">
            <text:p>0.822078859034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300381714865817" calcext:value-type="float">
            <text:p>0.3003817148658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697403376063855" calcext:value-type="float">
            <text:p>0.006974033760639</text:p>
          </table:table-cell>
          <table:table-cell table:style-name="Default" office:value-type="float" office:value="0.265117194850397" calcext:value-type="float">
            <text:p>0.265117194850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390639924446226" calcext:value-type="float">
            <text:p>0.390639924446226</text:p>
          </table:table-cell>
          <table:table-cell table:style-name="Default" office:value-type="float" office:value="0.334090115954992" calcext:value-type="float">
            <text:p>0.334090115954992</text:p>
          </table:table-cell>
          <table:table-cell table:style-name="Default" office:value-type="float" office:value="0.330673661045054" calcext:value-type="float">
            <text:p>0.330673661045054</text:p>
          </table:table-cell>
          <table:table-cell table:style-name="Default" office:value-type="float" office:value="0.182133795440014" calcext:value-type="float">
            <text:p>0.182133795440014</text:p>
          </table:table-cell>
          <table:table-cell table:style-name="Default" office:value-type="float" office:value="0.320191402890156" calcext:value-type="float">
            <text:p>0.320191402890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08746349568469" calcext:value-type="float">
            <text:p>0.808746349568469</text:p>
          </table:table-cell>
          <table:table-cell table:style-name="Default" office:value-type="float" office:value="0.734897760130705" calcext:value-type="float">
            <text:p>0.734897760130705</text:p>
          </table:table-cell>
          <table:table-cell table:style-name="Default" office:value-type="float" office:value="0.630147933289545" calcext:value-type="float">
            <text:p>0.630147933289545</text:p>
          </table:table-cell>
          <table:table-cell table:style-name="Default" office:value-type="float" office:value="0.79091197643277" calcext:value-type="float">
            <text:p>0.79091197643277</text:p>
          </table:table-cell>
          <table:table-cell table:style-name="Default" office:value-type="float" office:value="0.821957265367136" calcext:value-type="float">
            <text:p>0.821957265367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85049232041241" calcext:value-type="float">
            <text:p>0.985049232041241</text:p>
          </table:table-cell>
          <table:table-cell table:style-name="Default" office:value-type="float" office:value="0.752734625009523" calcext:value-type="float">
            <text:p>0.752734625009523</text:p>
          </table:table-cell>
          <table:table-cell table:style-name="Default" office:value-type="float" office:value="0.590837017690088" calcext:value-type="float">
            <text:p>0.590837017690088</text:p>
          </table:table-cell>
          <table:table-cell table:style-name="Default" office:value-type="float" office:value="0.940312830547713" calcext:value-type="float">
            <text:p>0.940312830547713</text:p>
          </table:table-cell>
          <table:table-cell table:style-name="Default" office:value-type="float" office:value="0.969143981739737" calcext:value-type="float">
            <text:p>0.969143981739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70778068682739" calcext:value-type="float">
            <text:p>0.870778068682739</text:p>
          </table:table-cell>
          <table:table-cell table:style-name="Default" office:value-type="float" office:value="0.479738483583183" calcext:value-type="float">
            <text:p>0.479738483583183</text:p>
          </table:table-cell>
          <table:table-cell table:style-name="Default" office:value-type="float" office:value="0.391950266308547" calcext:value-type="float">
            <text:p>0.391950266308547</text:p>
          </table:table-cell>
          <table:table-cell table:style-name="Default" office:value-type="float" office:value="0.773095180369484" calcext:value-type="float">
            <text:p>0.773095180369484</text:p>
          </table:table-cell>
          <table:table-cell table:style-name="Default" office:value-type="float" office:value="0.789301667969673" calcext:value-type="float">
            <text:p>0.789301667969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99155244008961" calcext:value-type="float">
            <text:p>0.799155244008961</text:p>
          </table:table-cell>
          <table:table-cell table:style-name="Default" office:value-type="float" office:value="0.653441168083995" calcext:value-type="float">
            <text:p>0.653441168083995</text:p>
          </table:table-cell>
          <table:table-cell table:style-name="Default" office:value-type="float" office:value="0.524678263274817" calcext:value-type="float">
            <text:p>0.524678263274817</text:p>
          </table:table-cell>
          <table:table-cell table:style-name="Default" office:value-type="float" office:value="0.569892671414037" calcext:value-type="float">
            <text:p>0.569892671414037</text:p>
          </table:table-cell>
          <table:table-cell table:style-name="Default" office:value-type="float" office:value="0.726615916700495" calcext:value-type="float">
            <text:p>0.726615916700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65196742085997" calcext:value-type="float">
            <text:p>0.865196742085997</text:p>
          </table:table-cell>
          <table:table-cell table:style-name="Default" office:value-type="float" office:value="0.771722533765179" calcext:value-type="float">
            <text:p>0.771722533765179</text:p>
          </table:table-cell>
          <table:table-cell table:style-name="Default" office:value-type="float" office:value="0.715299130385574" calcext:value-type="float">
            <text:p>0.715299130385574</text:p>
          </table:table-cell>
          <table:table-cell table:style-name="Default" office:value-type="float" office:value="0.726728251690227" calcext:value-type="float">
            <text:p>0.726728251690227</text:p>
          </table:table-cell>
          <table:table-cell table:style-name="Default" office:value-type="float" office:value="0.831917544649223" calcext:value-type="float">
            <text:p>0.83191754464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5487601749007" calcext:value-type="float">
            <text:p>0.895487601749007</text:p>
          </table:table-cell>
          <table:table-cell table:style-name="Default" office:value-type="float" office:value="0.356639565318663" calcext:value-type="float">
            <text:p>0.356639565318663</text:p>
          </table:table-cell>
          <table:table-cell table:style-name="Default" office:value-type="float" office:value="0.32509923029936" calcext:value-type="float">
            <text:p>0.32509923029936</text:p>
          </table:table-cell>
          <table:table-cell table:style-name="Default" office:value-type="float" office:value="0.837446267091633" calcext:value-type="float">
            <text:p>0.837446267091633</text:p>
          </table:table-cell>
          <table:table-cell table:style-name="Default" office:value-type="float" office:value="0.859591576946189" calcext:value-type="float">
            <text:p>0.859591576946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737896546577328" calcext:value-type="float">
            <text:p>0.737896546577328</text:p>
          </table:table-cell>
          <table:table-cell table:style-name="Default" office:value-type="float" office:value="0.32772107499948" calcext:value-type="float">
            <text:p>0.32772107499948</text:p>
          </table:table-cell>
          <table:table-cell table:style-name="Default" office:value-type="float" office:value="0.29037676812224" calcext:value-type="float">
            <text:p>0.29037676812224</text:p>
          </table:table-cell>
          <table:table-cell table:style-name="Default" office:value-type="float" office:value="0.642121938963967" calcext:value-type="float">
            <text:p>0.642121938963967</text:p>
          </table:table-cell>
          <table:table-cell table:style-name="Default" office:value-type="float" office:value="0.694702910754302" calcext:value-type="float">
            <text:p>0.694702910754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704882511342677" calcext:value-type="float">
            <text:p>0.704882511342677</text:p>
          </table:table-cell>
          <table:table-cell table:style-name="Default" office:value-type="float" office:value="0.643208992879711" calcext:value-type="float">
            <text:p>0.643208992879711</text:p>
          </table:table-cell>
          <table:table-cell table:style-name="Default" office:value-type="float" office:value="0.6460920398618" calcext:value-type="float">
            <text:p>0.6460920398618</text:p>
          </table:table-cell>
          <table:table-cell table:style-name="Default" office:value-type="float" office:value="0.721794559840497" calcext:value-type="float">
            <text:p>0.721794559840497</text:p>
          </table:table-cell>
          <table:table-cell table:style-name="Default" office:value-type="float" office:value="0.81080253454188" calcext:value-type="float">
            <text:p>0.81080253454188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71412359683502" calcext:value-type="float">
            <text:p>0.714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667749442180669" calcext:value-type="float">
            <text:p>0.66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59652540416" calcext:value-type="float">
            <text:p>0.913759652540416</text:p>
          </table:table-cell>
          <table:table-cell table:style-name="Default" office:value-type="float" office:value="0.563806258912651" calcext:value-type="float">
            <text:p>0.563806258912651</text:p>
          </table:table-cell>
          <table:table-cell table:style-name="Default" office:value-type="float" office:value="0.791065224908515" calcext:value-type="float">
            <text:p>0.791065224908515</text:p>
          </table:table-cell>
          <table:table-cell table:style-name="Default" office:value-type="float" office:value="0.91576218995157" calcext:value-type="float">
            <text:p>0.91576218995157</text:p>
          </table:table-cell>
          <table:table-cell table:style-name="Default" office:value-type="float" office:value="0.887668221235934" calcext:value-type="float">
            <text:p>0.887668221235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93218205887" calcext:value-type="float">
            <text:p>0.913693218205887</text:p>
          </table:table-cell>
          <table:table-cell table:style-name="Default" office:value-type="float" office:value="0.560599386049075" calcext:value-type="float">
            <text:p>0.560599386049075</text:p>
          </table:table-cell>
          <table:table-cell table:style-name="Default" office:value-type="float" office:value="0.753126583455231" calcext:value-type="float">
            <text:p>0.753126583455231</text:p>
          </table:table-cell>
          <table:table-cell table:style-name="Default" office:value-type="float" office:value="0.645113409025388" calcext:value-type="float">
            <text:p>0.645113409025388</text:p>
          </table:table-cell>
          <table:table-cell table:style-name="Default" office:value-type="float" office:value="0.88765578617295" calcext:value-type="float">
            <text:p>0.88765578617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5055949489" calcext:value-type="float">
            <text:p>0.978805055949489</text:p>
          </table:table-cell>
          <table:table-cell table:style-name="Default" office:value-type="float" office:value="0.916231888276673" calcext:value-type="float">
            <text:p>0.916231888276673</text:p>
          </table:table-cell>
          <table:table-cell table:style-name="Default" office:value-type="float" office:value="0.300023075541557" calcext:value-type="float">
            <text:p>0.300023075541557</text:p>
          </table:table-cell>
          <table:table-cell table:style-name="Default" office:value-type="float" office:value="0.985897914135967" calcext:value-type="float">
            <text:p>0.985897914135967</text:p>
          </table:table-cell>
          <table:table-cell table:style-name="Default" office:value-type="float" office:value="0.97807928033582" calcext:value-type="float">
            <text:p>0.97807928033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83354095227632" calcext:value-type="float">
            <text:p>0.8833540952276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9442401343783" calcext:value-type="float">
            <text:p>0.909442401343783</text:p>
          </table:table-cell>
          <table:table-cell table:style-name="Default" office:value-type="float" office:value="0.892729957146825" calcext:value-type="float">
            <text:p>0.892729957146825</text:p>
          </table:table-cell>
          <table:table-cell table:style-name="Default" office:value-type="float" office:value="0.863619853111068" calcext:value-type="float">
            <text:p>0.863619853111068</text:p>
          </table:table-cell>
          <table:table-cell table:style-name="Default" office:value-type="float" office:value="0.915434833813036" calcext:value-type="float">
            <text:p>0.915434833813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787291537428123" calcext:value-type="float">
            <text:p>0.787291537428123</text:p>
          </table:table-cell>
          <table:table-cell table:style-name="Default" office:value-type="float" office:value="0.183204844645338" calcext:value-type="float">
            <text:p>0.183204844645338</text:p>
          </table:table-cell>
          <table:table-cell table:style-name="Default" office:value-type="float" office:value="0.251426477411681" calcext:value-type="float">
            <text:p>0.251426477411681</text:p>
          </table:table-cell>
          <table:table-cell table:style-name="Default" office:value-type="float" office:value="0.5512445615009" calcext:value-type="float">
            <text:p>0.5512445615009</text:p>
          </table:table-cell>
          <table:table-cell table:style-name="Default" office:value-type="float" office:value="0.526906623030394" calcext:value-type="float">
            <text:p>0.526906623030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41028815013646" calcext:value-type="float">
            <text:p>0.741028815013646</text:p>
          </table:table-cell>
          <table:table-cell table:style-name="Default" office:value-type="float" office:value="0.294471876428143" calcext:value-type="float">
            <text:p>0.294471876428143</text:p>
          </table:table-cell>
          <table:table-cell table:style-name="Default" office:value-type="float" office:value="0.250929305175528" calcext:value-type="float">
            <text:p>0.250929305175528</text:p>
          </table:table-cell>
          <table:table-cell table:style-name="Default" office:value-type="float" office:value="0.372861468828829" calcext:value-type="float">
            <text:p>0.372861468828829</text:p>
          </table:table-cell>
          <table:table-cell table:style-name="Default" office:value-type="float" office:value="0.815523024878312" calcext:value-type="float">
            <text:p>0.815523024878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253687816998703" calcext:value-type="float">
            <text:p>0.25368781699870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04394791047732" calcext:value-type="float">
            <text:p>0.104394791047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299546051524174" calcext:value-type="float">
            <text:p>0.299546051524174</text:p>
          </table:table-cell>
          <table:table-cell table:style-name="Default" office:value-type="float" office:value="0.325683638933884" calcext:value-type="float">
            <text:p>0.325683638933884</text:p>
          </table:table-cell>
          <table:table-cell table:style-name="Default" office:value-type="float" office:value="0.322323703538934" calcext:value-type="float">
            <text:p>0.322323703538934</text:p>
          </table:table-cell>
          <table:table-cell table:style-name="Default" office:value-type="float" office:value="0.0849873333906615" calcext:value-type="float">
            <text:p>0.084987333390662</text:p>
          </table:table-cell>
          <table:table-cell table:style-name="Default" office:value-type="float" office:value="0.184376174400228" calcext:value-type="float">
            <text:p>0.184376174400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686835693909629" calcext:value-type="float">
            <text:p>0.686835693909629</text:p>
          </table:table-cell>
          <table:table-cell table:style-name="Default" office:value-type="float" office:value="0.574328258543062" calcext:value-type="float">
            <text:p>0.574328258543062</text:p>
          </table:table-cell>
          <table:table-cell table:style-name="Default" office:value-type="float" office:value="0.512145520470918" calcext:value-type="float">
            <text:p>0.512145520470918</text:p>
          </table:table-cell>
          <table:table-cell table:style-name="Default" office:value-type="float" office:value="0.67655334046684" calcext:value-type="float">
            <text:p>0.67655334046684</text:p>
          </table:table-cell>
          <table:table-cell table:style-name="Default" office:value-type="float" office:value="0.795990711497009" calcext:value-type="float">
            <text:p>0.795990711497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37692010902517" calcext:value-type="float">
            <text:p>0.937692010902517</text:p>
          </table:table-cell>
          <table:table-cell table:style-name="Default" office:value-type="float" office:value="0.604908627999297" calcext:value-type="float">
            <text:p>0.604908627999297</text:p>
          </table:table-cell>
          <table:table-cell table:style-name="Default" office:value-type="float" office:value="0.466580278683753" calcext:value-type="float">
            <text:p>0.466580278683753</text:p>
          </table:table-cell>
          <table:table-cell table:style-name="Default" office:value-type="float" office:value="0.868882184000828" calcext:value-type="float">
            <text:p>0.868882184000828</text:p>
          </table:table-cell>
          <table:table-cell table:style-name="Default" office:value-type="float" office:value="0.909789468919988" calcext:value-type="float">
            <text:p>0.909789468919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16492417085727" calcext:value-type="float">
            <text:p>0.816492417085727</text:p>
          </table:table-cell>
          <table:table-cell table:style-name="Default" office:value-type="float" office:value="0.336969077616562" calcext:value-type="float">
            <text:p>0.336969077616562</text:p>
          </table:table-cell>
          <table:table-cell table:style-name="Default" office:value-type="float" office:value="0.104397596355401" calcext:value-type="float">
            <text:p>0.104397596355401</text:p>
          </table:table-cell>
          <table:table-cell table:style-name="Default" office:value-type="float" office:value="0.674174544270266" calcext:value-type="float">
            <text:p>0.674174544270266</text:p>
          </table:table-cell>
          <table:table-cell table:style-name="Default" office:value-type="float" office:value="0.69445178405184" calcext:value-type="float">
            <text:p>0.69445178405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53523765992981" calcext:value-type="float">
            <text:p>0.753523765992981</text:p>
          </table:table-cell>
          <table:table-cell table:style-name="Default" office:value-type="float" office:value="0.463062648107363" calcext:value-type="float">
            <text:p>0.463062648107363</text:p>
          </table:table-cell>
          <table:table-cell table:style-name="Default" office:value-type="float" office:value="0.437020381917497" calcext:value-type="float">
            <text:p>0.437020381917497</text:p>
          </table:table-cell>
          <table:table-cell table:style-name="Default" office:value-type="float" office:value="0.420955920200594" calcext:value-type="float">
            <text:p>0.420955920200594</text:p>
          </table:table-cell>
          <table:table-cell table:style-name="Default" office:value-type="float" office:value="0.485047342238202" calcext:value-type="float">
            <text:p>0.485047342238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5928282364339" calcext:value-type="float">
            <text:p>0.855928282364339</text:p>
          </table:table-cell>
          <table:table-cell table:style-name="Default" office:value-type="float" office:value="0.602992086450917" calcext:value-type="float">
            <text:p>0.602992086450917</text:p>
          </table:table-cell>
          <table:table-cell table:style-name="Default" office:value-type="float" office:value="0.536223834828144" calcext:value-type="float">
            <text:p>0.536223834828144</text:p>
          </table:table-cell>
          <table:table-cell table:style-name="Default" office:value-type="float" office:value="0.537828473974909" calcext:value-type="float">
            <text:p>0.537828473974909</text:p>
          </table:table-cell>
          <table:table-cell table:style-name="Default" office:value-type="float" office:value="0.757424863208646" calcext:value-type="float">
            <text:p>0.757424863208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11220764075205" calcext:value-type="float">
            <text:p>0.811220764075205</text:p>
          </table:table-cell>
          <table:table-cell table:style-name="Default" office:value-type="float" office:value="0.308424139319999" calcext:value-type="float">
            <text:p>0.308424139319999</text:p>
          </table:table-cell>
          <table:table-cell table:style-name="Default" office:value-type="float" office:value="0.262424570329608" calcext:value-type="float">
            <text:p>0.262424570329608</text:p>
          </table:table-cell>
          <table:table-cell table:style-name="Default" office:value-type="float" office:value="0.652997115757397" calcext:value-type="float">
            <text:p>0.652997115757397</text:p>
          </table:table-cell>
          <table:table-cell table:style-name="Default" office:value-type="float" office:value="0.814615393480061" calcext:value-type="float">
            <text:p>0.814615393480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121864712636722" calcext:value-type="float">
            <text:p>0.121864712636722</text:p>
          </table:table-cell>
          <table:table-cell table:style-name="Default" office:value-type="float" office:value="0.237110893422769" calcext:value-type="float">
            <text:p>0.237110893422769</text:p>
          </table:table-cell>
          <table:table-cell table:style-name="Default" office:value-type="float" office:value="0.178771487432664" calcext:value-type="float">
            <text:p>0.178771487432664</text:p>
          </table:table-cell>
          <table:table-cell table:style-name="Default" office:value-type="float" office:value="0.535368811983855" calcext:value-type="float">
            <text:p>0.535368811983855</text:p>
          </table:table-cell>
          <table:table-cell table:style-name="Default" office:value-type="float" office:value="0.545787080669365" calcext:value-type="float">
            <text:p>0.545787080669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0539966948011296" calcext:value-type="float">
            <text:p>0.05399669480113</text:p>
          </table:table-cell>
          <table:table-cell table:style-name="Default" office:value-type="float" office:value="0.390815441846899" calcext:value-type="float">
            <text:p>0.390815441846899</text:p>
          </table:table-cell>
          <table:table-cell table:style-name="Default" office:value-type="float" office:value="0.514226984465308" calcext:value-type="float">
            <text:p>0.514226984465308</text:p>
          </table:table-cell>
          <table:table-cell table:style-name="Default" office:value-type="float" office:value="0.592511782499328" calcext:value-type="float">
            <text:p>0.592511782499328</text:p>
          </table:table-cell>
          <table:table-cell table:style-name="Default" office:value-type="float" office:value="0.50345116335767" calcext:value-type="float">
            <text:p>0.50345116335767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22387709969931" calcext:value-type="float">
            <text:p>0.522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568768239070378" calcext:value-type="float">
            <text:p>0.569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2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19"/>
          <table:covered-table-cell table:style-name="ce10"/>
          <table:table-cell table:style-name="ce12"/>
          <table:table-cell table:number-columns-repeated="992"/>
        </table:table-row>
        <table:table-row table:style-name="ro1">
          <table:table-cell table:style-name="ce2"/>
          <table:table-cell table:style-name="ce2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R2-EMOA</text:p>
          </table:table-cell>
          <table:covered-table-cell table:number-columns-repeated="4" table:style-name="ce20"/>
          <table:table-cell table:style-name="ce4" table:number-columns-repeated="983"/>
        </table:table-row>
        <table:table-row table:style-name="ro1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14"/>
          <table:table-cell table:style-name="ce29"/>
          <table:table-cell table:style-name="ce4" table:number-columns-repeated="961"/>
        </table:table-row>
        <table:table-row table:style-name="ro1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1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1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1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1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6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2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1">
          <table:table-cell table:style-name="ce3"/>
          <table:table-cell table:style-name="ce8" table:number-columns-repeated="29"/>
          <table:table-cell table:style-name="ce11"/>
          <table:table-cell table:style-name="ce12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1">
          <table:table-cell table:style-name="ce2"/>
          <table:table-cell table:style-name="ce2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R2-EMOA</text:p>
          </table:table-cell>
          <table:covered-table-cell table:number-columns-repeated="4" table:style-name="ce20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6"/>
          <table:table-cell table:style-name="ce29"/>
          <table:table-cell table:style-name="ce4" table:number-columns-repeated="2"/>
          <table:table-cell table:style-name="ce29"/>
          <table:table-cell table:style-name="ce4"/>
          <table:table-cell table:style-name="ce29"/>
          <table:table-cell table:style-name="ce4" table:number-columns-repeated="2"/>
          <table:table-cell table:style-name="ce29"/>
          <table:table-cell table:style-name="ce4"/>
          <table:table-cell table:style-name="ce29"/>
          <table:table-cell table:style-name="ce4" table:number-columns-repeated="2"/>
          <table:table-cell table:style-name="ce29"/>
          <table:table-cell table:style-name="ce4" table:number-columns-repeated="957"/>
        </table:table-row>
        <table:table-row table:style-name="ro1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29"/>
          <table:table-cell table:style-name="ce4" table:number-columns-repeated="4"/>
          <table:table-cell table:style-name="ce29"/>
          <table:table-cell table:style-name="ce4" table:number-columns-repeated="9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962"/>
        </table:table-row>
        <table:table-row table:style-name="ro1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1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1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1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1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1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1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1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1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7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1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7"/>
          <table:table-cell table:style-name="ce23"/>
          <table:table-cell table:number-columns-repeated="37"/>
          <table:table-cell table:style-name="ce14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2">
          <table:table-cell table:style-name="ce1" table:number-columns-spanned="31" table:number-rows-spanned="1"/>
          <table:covered-table-cell table:number-columns-repeated="8" table:style-name="ce19"/>
          <table:covered-table-cell table:number-columns-repeated="2" table:style-name="Default"/>
          <table:covered-table-cell table:number-columns-repeated="19" table:style-name="ce19"/>
          <table:covered-table-cell table:style-name="ce10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1">
          <table:table-cell table:style-name="ce2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2" table:style-name="ce20"/>
          <table:covered-table-cell table:number-columns-repeated="2" table:style-name="Default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4" table:number-columns-repeated="993"/>
        </table:table-row>
        <table:table-row table:style-name="ro1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19" table:number-columns-repeated="2"/>
          <table:table-cell table:style-name="ce7" table:number-columns-repeated="20"/>
          <table:table-cell table:number-columns-repeated="993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1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1"/>
          <table:table-cell table:number-columns-repeated="993"/>
        </table:table-row>
        <table:table-row table:style-name="ro1">
          <table:table-cell table:style-name="ce2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2" table:style-name="ce20"/>
          <table:covered-table-cell table:number-columns-repeated="2" table:style-name="ce7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4" table:number-columns-repeated="993"/>
        </table:table-row>
        <table:table-row table:style-name="ro1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1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:.B24])" office:value-type="float" office:value="0.913019820318596" calcext:value-type="float">
            <text:p>0.91</text:p>
          </table:table-cell>
          <table:table-cell table:style-name="ce31" table:formula="of:=AVERAGE([.C2:.C24])" office:value-type="float" office:value="0.954177351380803" calcext:value-type="float">
            <text:p>0.95</text:p>
          </table:table-cell>
          <table:table-cell table:style-name="ce31" table:formula="of:=AVERAGE([.D2:.D24])" office:value-type="float" office:value="0.961104449262021" calcext:value-type="float">
            <text:p>0.96</text:p>
          </table:table-cell>
          <table:table-cell table:style-name="ce31" table:formula="of:=AVERAGE([.E2:.E24])" office:value-type="float" office:value="0.974957333237896" calcext:value-type="float">
            <text:p>0.97</text:p>
          </table:table-cell>
          <table:table-cell table:style-name="ce31" table:formula="of:=AVERAGE([.F2:.F24])" office:value-type="float" office:value="0.975150253490361" calcext:value-type="float">
            <text:p>0.98</text:p>
          </table:table-cell>
          <table:table-cell table:style-name="ce31" table:formula="of:=AVERAGE([.G2:.G24])" office:value-type="float" office:value="0.976137633791862" calcext:value-type="float">
            <text:p>0.98</text:p>
          </table:table-cell>
          <table:table-cell table:style-name="ce31" table:formula="of:=AVERAGE([.H2:.H24])" office:value-type="float" office:value="0.97074503539431" calcext:value-type="float">
            <text:p>0.97</text:p>
          </table:table-cell>
          <table:table-cell table:style-name="ce31" table:formula="of:=AVERAGE([.I2:.I24])" office:value-type="float" office:value="0.962410776814293" calcext:value-type="float">
            <text:p>0.96</text:p>
          </table:table-cell>
          <table:table-cell table:style-name="ce31" table:formula="of:=AVERAGE([.J2:.J24])" office:value-type="float" office:value="0.959688754283875" calcext:value-type="float">
            <text:p>0.96</text:p>
          </table:table-cell>
          <table:table-cell table:style-name="ce31" table:formula="of:=AVERAGE([.K2:.K24])" office:value-type="float" office:value="0.960604969814554" calcext:value-type="float">
            <text:p>0.96</text:p>
          </table:table-cell>
          <table:table-cell table:style-name="ce31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8:.B46])" office:value-type="float" office:value="0.877196026064039" calcext:value-type="float">
            <text:p>0.88</text:p>
          </table:table-cell>
          <table:table-cell table:style-name="ce31" table:formula="of:=AVERAGE([.C28:.C46])" office:value-type="float" office:value="0.897695932463038" calcext:value-type="float">
            <text:p>0.90</text:p>
          </table:table-cell>
          <table:table-cell table:style-name="ce31" table:formula="of:=AVERAGE([.D28:.D46])" office:value-type="float" office:value="0.907549741763803" calcext:value-type="float">
            <text:p>0.91</text:p>
          </table:table-cell>
          <table:table-cell table:style-name="ce31" table:formula="of:=AVERAGE([.E28:.E46])" office:value-type="float" office:value="0.915334679139662" calcext:value-type="float">
            <text:p>0.92</text:p>
          </table:table-cell>
          <table:table-cell table:style-name="ce31" table:formula="of:=AVERAGE([.F28:.F46])" office:value-type="float" office:value="0.917215987786279" calcext:value-type="float">
            <text:p>0.92</text:p>
          </table:table-cell>
          <table:table-cell table:style-name="ce31" table:formula="of:=AVERAGE([.G28:.G46])" office:value-type="float" office:value="0.908836355641641" calcext:value-type="float">
            <text:p>0.91</text:p>
          </table:table-cell>
          <table:table-cell table:style-name="ce31" table:formula="of:=AVERAGE([.H28:.H46])" office:value-type="float" office:value="0.898176264299976" calcext:value-type="float">
            <text:p>0.90</text:p>
          </table:table-cell>
          <table:table-cell table:style-name="ce31" table:formula="of:=AVERAGE([.I28:.I46])" office:value-type="float" office:value="0.900127950584896" calcext:value-type="float">
            <text:p>0.90</text:p>
          </table:table-cell>
          <table:table-cell table:style-name="ce31" table:formula="of:=AVERAGE([.J28:.J46])" office:value-type="float" office:value="0.894715411825741" calcext:value-type="float">
            <text:p>0.89</text:p>
          </table:table-cell>
          <table:table-cell table:style-name="ce31" table:formula="of:=AVERAGE([.K28:.K46])" office:value-type="float" office:value="0.893074974273464" calcext:value-type="float">
            <text:p>0.89</text:p>
          </table:table-cell>
          <table:table-cell table:style-name="ce31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11"/>
          <table:table-cell table:number-columns-repeated="29"/>
        </table:table-row>
        <table:table-row table:style-name="ro1" table:number-rows-repeated="104851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Middle_term_Scalability.H4:Middle_term_Scalability.H7 Middle_term_Scalability.I3:Middle_term_Scalability.I3 Middle_term_Scalability.I4:Middle_term_Scalability.I7 Middle_term_Scalability.J3:Middle_term_Scalability.J3 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Middle_term_Scalability.H47:Middle_term_Scalability.H50 Middle_term_Scalability.I46:Middle_term_Scalability.I46 Middle_term_Scalability.I47:Middle_term_Scalability.I50 Middle_term_Scalability.J46:Middle_term_Scalability.J46 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909017884426958" calcext:value-type="float">
            <text:p>0.909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09670038582835" calcext:value-type="float">
            <text:p>0.91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812524915060868" calcext:value-type="float">
            <text:p>0.813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79536214029652" calcext:value-type="float">
            <text:p>0.79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731090724994383" calcext:value-type="float">
            <text:p>0.731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725284377965167" calcext:value-type="float">
            <text:p>0.72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694757746974137" calcext:value-type="float">
            <text:p>0.695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681491917065815" calcext:value-type="float">
            <text:p>0.681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09670038582835" calcext:value-type="float">
            <text:p>0.9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838525240787462" calcext:value-type="float">
            <text:p>0.839</text:p>
          </table:table-cell>
          <table:table-cell table:style-name="ce9" office:value-type="float" office:value="0.572887003570377" calcext:value-type="float">
            <text:p>0.573</text:p>
          </table:table-cell>
          <table:table-cell table:style-name="ce9" office:value-type="float" office:value="0.709967715621471" calcext:value-type="float">
            <text:p>0.710</text:p>
          </table:table-cell>
          <table:table-cell table:style-name="ce9" office:value-type="float" office:value="0.716177181960906" calcext:value-type="float">
            <text:p>0.716</text:p>
          </table:table-cell>
          <table:table-cell table:style-name="ce9" office:value-type="float" office:value="0.800731948625815" calcext:value-type="float">
            <text:p>0.80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685153897675998" calcext:value-type="float">
            <text:p>0.685</text:p>
          </table:table-cell>
          <table:table-cell table:style-name="ce9" office:value-type="float" office:value="0.540868581530428" calcext:value-type="float">
            <text:p>0.541</text:p>
          </table:table-cell>
          <table:table-cell table:style-name="ce9" office:value-type="float" office:value="0.63912047012779" calcext:value-type="float">
            <text:p>0.639</text:p>
          </table:table-cell>
          <table:table-cell table:style-name="ce9" office:value-type="float" office:value="0.663483750539191" calcext:value-type="float">
            <text:p>0.663</text:p>
          </table:table-cell>
          <table:table-cell table:style-name="ce9" office:value-type="float" office:value="0.686322032136822" calcext:value-type="float">
            <text:p>0.68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626042989241544" calcext:value-type="float">
            <text:p>0.626</text:p>
          </table:table-cell>
          <table:table-cell table:style-name="ce9" office:value-type="float" office:value="0.463581000633658" calcext:value-type="float">
            <text:p>0.464</text:p>
          </table:table-cell>
          <table:table-cell table:style-name="ce9" office:value-type="float" office:value="0.5135006461974" calcext:value-type="float">
            <text:p>0.514</text:p>
          </table:table-cell>
          <table:table-cell table:style-name="ce9" office:value-type="float" office:value="0.576444871743271" calcext:value-type="float">
            <text:p>0.576</text:p>
          </table:table-cell>
          <table:table-cell table:style-name="ce9" office:value-type="float" office:value="0.587243569753631" calcext:value-type="float">
            <text:p>0.587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9536214029652" calcext:value-type="float">
            <text:p>0.795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557853642479481" calcext:value-type="float">
            <text:p>0.558</text:p>
          </table:table-cell>
          <table:table-cell table:style-name="ce9" office:value-type="float" office:value="0.382739550941917" calcext:value-type="float">
            <text:p>0.383</text:p>
          </table:table-cell>
          <table:table-cell table:style-name="ce9" office:value-type="float" office:value="0.392461530362589" calcext:value-type="float">
            <text:p>0.392</text:p>
          </table:table-cell>
          <table:table-cell table:style-name="ce9" office:value-type="float" office:value="0.493618889636758" calcext:value-type="float">
            <text:p>0.494</text:p>
          </table:table-cell>
          <table:table-cell table:style-name="ce9" office:value-type="float" office:value="0.497864463574022" calcext:value-type="float">
            <text:p>0.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000948910894890794" calcext:value-type="float">
            <text:p>0.000</text:p>
          </table:table-cell>
          <table:table-cell office:value-type="float" office:value="0.909274097379076" calcext:value-type="float">
            <text:p>0.909</text:p>
          </table:table-cell>
          <table:table-cell office:value-type="float" office:value="0.989490545422806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0012213445157156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5284377965167" calcext:value-type="float">
            <text:p>0.72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1491917065815" calcext:value-type="float">
            <text:p>0.6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5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0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0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368892552608</text:p>
          </table:table-cell>
          <table:table-cell office:value-type="float" office:value="0.712968434020312" calcext:value-type="float">
            <text:p>0.712968434020312</text:p>
          </table:table-cell>
          <table:table-cell office:value-type="float" office:value="0.907821605986065" calcext:value-type="float">
            <text:p>0.907821605986065</text:p>
          </table:table-cell>
          <table:table-cell office:value-type="float" office:value="0.915409344996859" calcext:value-type="float">
            <text:p>0.915409344996859</text:p>
          </table:table-cell>
          <table:table-cell office:value-type="float" office:value="0.915787073296866" calcext:value-type="float">
            <text:p>0.915787073296866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223069430206</text:p>
          </table:table-cell>
          <table:table-cell office:value-type="float" office:value="0.702445163038911" calcext:value-type="float">
            <text:p>0.702445163038911</text:p>
          </table:table-cell>
          <table:table-cell office:value-type="float" office:value="0.905920961000679" calcext:value-type="float">
            <text:p>0.905920961000679</text:p>
          </table:table-cell>
          <table:table-cell office:value-type="float" office:value="0.805669439991571" calcext:value-type="float">
            <text:p>0.805669439991571</text:p>
          </table:table-cell>
          <table:table-cell office:value-type="float" office:value="0.916205125589329" calcext:value-type="float">
            <text:p>0.91620512558932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8877127677984</text:p>
          </table:table-cell>
          <table:table-cell office:value-type="float" office:value="0.960605577353805" calcext:value-type="float">
            <text:p>0.960605577353805</text:p>
          </table:table-cell>
          <table:table-cell office:value-type="float" office:value="0.823312592435153" calcext:value-type="float">
            <text:p>0.823312592435153</text:p>
          </table:table-cell>
          <table:table-cell office:value-type="float" office:value="0.985923256600058" calcext:value-type="float">
            <text:p>0.985923256600058</text:p>
          </table:table-cell>
          <table:table-cell office:value-type="float" office:value="0.97890199702754" calcext:value-type="float">
            <text:p>0.97890199702754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6630035727792" calcext:value-type="float">
            <text:p>0.966630035727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1512285083671</text:p>
          </table:table-cell>
          <table:table-cell office:value-type="float" office:value="0.923917342020147" calcext:value-type="float">
            <text:p>0.923917342020147</text:p>
          </table:table-cell>
          <table:table-cell office:value-type="float" office:value="0.939068218938279" calcext:value-type="float">
            <text:p>0.939068218938279</text:p>
          </table:table-cell>
          <table:table-cell office:value-type="float" office:value="0.868416546042928" calcext:value-type="float">
            <text:p>0.868416546042928</text:p>
          </table:table-cell>
          <table:table-cell office:value-type="float" office:value="0.92227081450313" calcext:value-type="float">
            <text:p>0.92227081450313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430200228119</text:p>
          </table:table-cell>
          <table:table-cell office:value-type="float" office:value="0.193924787182278" calcext:value-type="float">
            <text:p>0.193924787182278</text:p>
          </table:table-cell>
          <table:table-cell office:value-type="float" office:value="0.3062316815915" calcext:value-type="float">
            <text:p>0.3062316815915</text:p>
          </table:table-cell>
          <table:table-cell office:value-type="float" office:value="0.560339617624779" calcext:value-type="float">
            <text:p>0.560339617624779</text:p>
          </table:table-cell>
          <table:table-cell office:value-type="float" office:value="0.524091547837169" calcext:value-type="float">
            <text:p>0.524091547837169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475099853091</text:p>
          </table:table-cell>
          <table:table-cell office:value-type="float" office:value="0.259983388698618" calcext:value-type="float">
            <text:p>0.259983388698618</text:p>
          </table:table-cell>
          <table:table-cell office:value-type="float" office:value="0.4623728717941" calcext:value-type="float">
            <text:p>0.4623728717941</text:p>
          </table:table-cell>
          <table:table-cell office:value-type="float" office:value="0.62528285231498" calcext:value-type="float">
            <text:p>0.62528285231498</text:p>
          </table:table-cell>
          <table:table-cell office:value-type="float" office:value="0.731966541558163" calcext:value-type="float">
            <text:p>0.731966541558163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1979307693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7403376063855" calcext:value-type="float">
            <text:p>0.00697403376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307961421209</text:p>
          </table:table-cell>
          <table:table-cell office:value-type="float" office:value="0.334090115954992" calcext:value-type="float">
            <text:p>0.334090115954992</text:p>
          </table:table-cell>
          <table:table-cell office:value-type="float" office:value="0.330673661045054" calcext:value-type="float">
            <text:p>0.330673661045054</text:p>
          </table:table-cell>
          <table:table-cell office:value-type="float" office:value="0.182133795440014" calcext:value-type="float">
            <text:p>0.182133795440014</text:p>
          </table:table-cell>
          <table:table-cell office:value-type="float" office:value="0.232919602309247" calcext:value-type="float">
            <text:p>0.232919602309247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337361082613</text:p>
          </table:table-cell>
          <table:table-cell office:value-type="float" office:value="0.734897760130705" calcext:value-type="float">
            <text:p>0.734897760130705</text:p>
          </table:table-cell>
          <table:table-cell office:value-type="float" office:value="0.630147933289545" calcext:value-type="float">
            <text:p>0.630147933289545</text:p>
          </table:table-cell>
          <table:table-cell office:value-type="float" office:value="0.79091197643277" calcext:value-type="float">
            <text:p>0.79091197643277</text:p>
          </table:table-cell>
          <table:table-cell office:value-type="float" office:value="0.78279296832581" calcext:value-type="float">
            <text:p>0.78279296832581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5776199928798</text:p>
          </table:table-cell>
          <table:table-cell office:value-type="float" office:value="0.752734625009523" calcext:value-type="float">
            <text:p>0.752734625009523</text:p>
          </table:table-cell>
          <table:table-cell office:value-type="float" office:value="0.590837017690088" calcext:value-type="float">
            <text:p>0.590837017690088</text:p>
          </table:table-cell>
          <table:table-cell office:value-type="float" office:value="0.940312830547713" calcext:value-type="float">
            <text:p>0.940312830547713</text:p>
          </table:table-cell>
          <table:table-cell office:value-type="float" office:value="0.845805266647393" calcext:value-type="float">
            <text:p>0.845805266647393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252585663573</text:p>
          </table:table-cell>
          <table:table-cell office:value-type="float" office:value="0.479738483583183" calcext:value-type="float">
            <text:p>0.479738483583183</text:p>
          </table:table-cell>
          <table:table-cell office:value-type="float" office:value="0.391950266308547" calcext:value-type="float">
            <text:p>0.391950266308547</text:p>
          </table:table-cell>
          <table:table-cell office:value-type="float" office:value="0.773095180369484" calcext:value-type="float">
            <text:p>0.773095180369484</text:p>
          </table:table-cell>
          <table:table-cell office:value-type="float" office:value="0.681283085666314" calcext:value-type="float">
            <text:p>0.68128308566631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4806538858791</text:p>
          </table:table-cell>
          <table:table-cell office:value-type="float" office:value="0.653441168083995" calcext:value-type="float">
            <text:p>0.653441168083995</text:p>
          </table:table-cell>
          <table:table-cell office:value-type="float" office:value="0.524678263274817" calcext:value-type="float">
            <text:p>0.524678263274817</text:p>
          </table:table-cell>
          <table:table-cell office:value-type="float" office:value="0.569892671414037" calcext:value-type="float">
            <text:p>0.569892671414037</text:p>
          </table:table-cell>
          <table:table-cell office:value-type="float" office:value="0.517704404883064" calcext:value-type="float">
            <text:p>0.517704404883064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240552744692</text:p>
          </table:table-cell>
          <table:table-cell office:value-type="float" office:value="0.771722533765179" calcext:value-type="float">
            <text:p>0.771722533765179</text:p>
          </table:table-cell>
          <table:table-cell office:value-type="float" office:value="0.715299130385574" calcext:value-type="float">
            <text:p>0.715299130385574</text:p>
          </table:table-cell>
          <table:table-cell office:value-type="float" office:value="0.726728251690227" calcext:value-type="float">
            <text:p>0.726728251690227</text:p>
          </table:table-cell>
          <table:table-cell office:value-type="float" office:value="0.417904908297206" calcext:value-type="float">
            <text:p>0.417904908297206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330711521469</text:p>
          </table:table-cell>
          <table:table-cell office:value-type="float" office:value="0.356639565318663" calcext:value-type="float">
            <text:p>0.356639565318663</text:p>
          </table:table-cell>
          <table:table-cell office:value-type="float" office:value="0.32509923029936" calcext:value-type="float">
            <text:p>0.32509923029936</text:p>
          </table:table-cell>
          <table:table-cell office:value-type="float" office:value="0.837446267091633" calcext:value-type="float">
            <text:p>0.837446267091633</text:p>
          </table:table-cell>
          <table:table-cell office:value-type="float" office:value="0.735328559427214" calcext:value-type="float">
            <text:p>0.735328559427214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091328353687</text:p>
          </table:table-cell>
          <table:table-cell office:value-type="float" office:value="0.32772107499948" calcext:value-type="float">
            <text:p>0.32772107499948</text:p>
          </table:table-cell>
          <table:table-cell office:value-type="float" office:value="0.29037676812224" calcext:value-type="float">
            <text:p>0.29037676812224</text:p>
          </table:table-cell>
          <table:table-cell office:value-type="float" office:value="0.642121938963967" calcext:value-type="float">
            <text:p>0.642121938963967</text:p>
          </table:table-cell>
          <table:table-cell office:value-type="float" office:value="0.627522503546749" calcext:value-type="float">
            <text:p>0.627522503546749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2993804255416</text:p>
          </table:table-cell>
          <table:table-cell office:value-type="float" office:value="0.643208992879711" calcext:value-type="float">
            <text:p>0.643208992879711</text:p>
          </table:table-cell>
          <table:table-cell office:value-type="float" office:value="0.6460920398618" calcext:value-type="float">
            <text:p>0.6460920398618</text:p>
          </table:table-cell>
          <table:table-cell office:value-type="float" office:value="0.721794559840497" calcext:value-type="float">
            <text:p>0.721794559840497</text:p>
          </table:table-cell>
          <table:table-cell office:value-type="float" office:value="0.628388211147845" calcext:value-type="float">
            <text:p>0.628388211147845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7754710945461</text:p>
          </table:table-cell>
          <table:table-cell office:value-type="float" office:value="0.563806258912651" calcext:value-type="float">
            <text:p>0.563806258912651</text:p>
          </table:table-cell>
          <table:table-cell office:value-type="float" office:value="0.791065224908515" calcext:value-type="float">
            <text:p>0.791065224908515</text:p>
          </table:table-cell>
          <table:table-cell office:value-type="float" office:value="0.91576218995157" calcext:value-type="float">
            <text:p>0.91576218995157</text:p>
          </table:table-cell>
          <table:table-cell office:value-type="float" office:value="0.91245143565432" calcext:value-type="float">
            <text:p>0.91245143565432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462796202398</text:p>
          </table:table-cell>
          <table:table-cell office:value-type="float" office:value="0.560599386049075" calcext:value-type="float">
            <text:p>0.560599386049075</text:p>
          </table:table-cell>
          <table:table-cell office:value-type="float" office:value="0.753126583455231" calcext:value-type="float">
            <text:p>0.753126583455231</text:p>
          </table:table-cell>
          <table:table-cell office:value-type="float" office:value="0.645113409025388" calcext:value-type="float">
            <text:p>0.645113409025388</text:p>
          </table:table-cell>
          <table:table-cell office:value-type="float" office:value="0.913957384993783" calcext:value-type="float">
            <text:p>0.913957384993783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8835876576207</text:p>
          </table:table-cell>
          <table:table-cell office:value-type="float" office:value="0.916231888276673" calcext:value-type="float">
            <text:p>0.916231888276673</text:p>
          </table:table-cell>
          <table:table-cell office:value-type="float" office:value="0.300023075541557" calcext:value-type="float">
            <text:p>0.300023075541557</text:p>
          </table:table-cell>
          <table:table-cell office:value-type="float" office:value="0.985897914135967" calcext:value-type="float">
            <text:p>0.985897914135967</text:p>
          </table:table-cell>
          <table:table-cell office:value-type="float" office:value="0.977620182809981" calcext:value-type="float">
            <text:p>0.977620182809981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354095227632" calcext:value-type="float">
            <text:p>0.883354095227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037572561002</text:p>
          </table:table-cell>
          <table:table-cell office:value-type="float" office:value="0.909442401343783" calcext:value-type="float">
            <text:p>0.909442401343783</text:p>
          </table:table-cell>
          <table:table-cell office:value-type="float" office:value="0.892729957146825" calcext:value-type="float">
            <text:p>0.892729957146825</text:p>
          </table:table-cell>
          <table:table-cell office:value-type="float" office:value="0.863619853111068" calcext:value-type="float">
            <text:p>0.863619853111068</text:p>
          </table:table-cell>
          <table:table-cell office:value-type="float" office:value="0.902844758811179" calcext:value-type="float">
            <text:p>0.902844758811179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280821376332</text:p>
          </table:table-cell>
          <table:table-cell office:value-type="float" office:value="0.183204844645338" calcext:value-type="float">
            <text:p>0.183204844645338</text:p>
          </table:table-cell>
          <table:table-cell office:value-type="float" office:value="0.251426477411681" calcext:value-type="float">
            <text:p>0.251426477411681</text:p>
          </table:table-cell>
          <table:table-cell office:value-type="float" office:value="0.5512445615009" calcext:value-type="float">
            <text:p>0.5512445615009</text:p>
          </table:table-cell>
          <table:table-cell office:value-type="float" office:value="0.4776901538755" calcext:value-type="float">
            <text:p>0.4776901538755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865348052363</text:p>
          </table:table-cell>
          <table:table-cell office:value-type="float" office:value="0.294471876428143" calcext:value-type="float">
            <text:p>0.294471876428143</text:p>
          </table:table-cell>
          <table:table-cell office:value-type="float" office:value="0.250929305175528" calcext:value-type="float">
            <text:p>0.250929305175528</text:p>
          </table:table-cell>
          <table:table-cell office:value-type="float" office:value="0.372861468828829" calcext:value-type="float">
            <text:p>0.372861468828829</text:p>
          </table:table-cell>
          <table:table-cell office:value-type="float" office:value="0.563242822713932" calcext:value-type="float">
            <text:p>0.563242822713932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3051435553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288268135379</text:p>
          </table:table-cell>
          <table:table-cell office:value-type="float" office:value="0.325683638933884" calcext:value-type="float">
            <text:p>0.325683638933884</text:p>
          </table:table-cell>
          <table:table-cell office:value-type="float" office:value="0.322323703538934" calcext:value-type="float">
            <text:p>0.322323703538934</text:p>
          </table:table-cell>
          <table:table-cell office:value-type="float" office:value="0.0849873333906615" calcext:value-type="float">
            <text:p>0.084987333390662</text:p>
          </table:table-cell>
          <table:table-cell office:value-type="float" office:value="0.110765917824987" calcext:value-type="float">
            <text:p>0.110765917824987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1762824539856</text:p>
          </table:table-cell>
          <table:table-cell office:value-type="float" office:value="0.574328258543062" calcext:value-type="float">
            <text:p>0.574328258543062</text:p>
          </table:table-cell>
          <table:table-cell office:value-type="float" office:value="0.512145520470918" calcext:value-type="float">
            <text:p>0.512145520470918</text:p>
          </table:table-cell>
          <table:table-cell office:value-type="float" office:value="0.67655334046684" calcext:value-type="float">
            <text:p>0.67655334046684</text:p>
          </table:table-cell>
          <table:table-cell office:value-type="float" office:value="0.744974227356009" calcext:value-type="float">
            <text:p>0.74497422735600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274591545696</text:p>
          </table:table-cell>
          <table:table-cell office:value-type="float" office:value="0.604908627999297" calcext:value-type="float">
            <text:p>0.604908627999297</text:p>
          </table:table-cell>
          <table:table-cell office:value-type="float" office:value="0.466580278683753" calcext:value-type="float">
            <text:p>0.466580278683753</text:p>
          </table:table-cell>
          <table:table-cell office:value-type="float" office:value="0.868882184000828" calcext:value-type="float">
            <text:p>0.868882184000828</text:p>
          </table:table-cell>
          <table:table-cell office:value-type="float" office:value="0.763884009929283" calcext:value-type="float">
            <text:p>0.763884009929283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6684466111186</text:p>
          </table:table-cell>
          <table:table-cell office:value-type="float" office:value="0.336969077616562" calcext:value-type="float">
            <text:p>0.336969077616562</text:p>
          </table:table-cell>
          <table:table-cell office:value-type="float" office:value="0.104397596355401" calcext:value-type="float">
            <text:p>0.104397596355401</text:p>
          </table:table-cell>
          <table:table-cell office:value-type="float" office:value="0.674174544270266" calcext:value-type="float">
            <text:p>0.674174544270266</text:p>
          </table:table-cell>
          <table:table-cell office:value-type="float" office:value="0.561389840874129" calcext:value-type="float">
            <text:p>0.561389840874129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135267206197</text:p>
          </table:table-cell>
          <table:table-cell office:value-type="float" office:value="0.463062648107363" calcext:value-type="float">
            <text:p>0.463062648107363</text:p>
          </table:table-cell>
          <table:table-cell office:value-type="float" office:value="0.437020381917497" calcext:value-type="float">
            <text:p>0.437020381917497</text:p>
          </table:table-cell>
          <table:table-cell office:value-type="float" office:value="0.420955920200594" calcext:value-type="float">
            <text:p>0.420955920200594</text:p>
          </table:table-cell>
          <table:table-cell office:value-type="float" office:value="0.471362155536827" calcext:value-type="float">
            <text:p>0.47136215553682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3917222494744</text:p>
          </table:table-cell>
          <table:table-cell office:value-type="float" office:value="0.602992086450917" calcext:value-type="float">
            <text:p>0.602992086450917</text:p>
          </table:table-cell>
          <table:table-cell office:value-type="float" office:value="0.536223834828144" calcext:value-type="float">
            <text:p>0.536223834828144</text:p>
          </table:table-cell>
          <table:table-cell office:value-type="float" office:value="0.537828473974909" calcext:value-type="float">
            <text:p>0.537828473974909</text:p>
          </table:table-cell>
          <table:table-cell office:value-type="float" office:value="0.316783730765508" calcext:value-type="float">
            <text:p>0.316783730765508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300887911156</text:p>
          </table:table-cell>
          <table:table-cell office:value-type="float" office:value="0.308424139319999" calcext:value-type="float">
            <text:p>0.308424139319999</text:p>
          </table:table-cell>
          <table:table-cell office:value-type="float" office:value="0.262424570329608" calcext:value-type="float">
            <text:p>0.262424570329608</text:p>
          </table:table-cell>
          <table:table-cell office:value-type="float" office:value="0.652997115757397" calcext:value-type="float">
            <text:p>0.652997115757397</text:p>
          </table:table-cell>
          <table:table-cell office:value-type="float" office:value="0.59626902540995" calcext:value-type="float">
            <text:p>0.59626902540995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298614515217</text:p>
          </table:table-cell>
          <table:table-cell office:value-type="float" office:value="0.237110893422769" calcext:value-type="float">
            <text:p>0.237110893422769</text:p>
          </table:table-cell>
          <table:table-cell office:value-type="float" office:value="0.178771487432664" calcext:value-type="float">
            <text:p>0.178771487432664</text:p>
          </table:table-cell>
          <table:table-cell office:value-type="float" office:value="0.535368811983855" calcext:value-type="float">
            <text:p>0.535368811983855</text:p>
          </table:table-cell>
          <table:table-cell office:value-type="float" office:value="0.503725207949696" calcext:value-type="float">
            <text:p>0.503725207949696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22666291032</text:p>
          </table:table-cell>
          <table:table-cell office:value-type="float" office:value="0.390815441846899" calcext:value-type="float">
            <text:p>0.390815441846899</text:p>
          </table:table-cell>
          <table:table-cell office:value-type="float" office:value="0.514226984465308" calcext:value-type="float">
            <text:p>0.514226984465308</text:p>
          </table:table-cell>
          <table:table-cell office:value-type="float" office:value="0.592511782499328" calcext:value-type="float">
            <text:p>0.592511782499328</text:p>
          </table:table-cell>
          <table:table-cell office:value-type="float" office:value="0.389525063018132" calcext:value-type="float">
            <text:p>0.389525063018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3:17:08.763931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T20H55M55S</meta:editing-duration>
    <meta:editing-cycles>13</meta:editing-cycles>
    <meta:generator>LibreOffice/6.0.4.2$Linux_X86_64 LibreOffice_project/00m0$Build-2</meta:generator>
    <dc:date>2019-12-10T18:56:24.564378612</dc:date>
    <meta:document-statistic meta:table-count="6" meta:cell-count="619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.H3:Middle_term_Scalability.M7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.H4:Middle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:Middle_term_Scalability.I7" chart:label-cell-address="Middle_term_Scalability.I3:Middle_term_Scalability.I3" chart:class="chart:line">
            <chart:data-point chart:repeated="4"/>
          </chart:series>
          <chart:series chart:style-name="ch8" chart:values-cell-range-address="Middle_term_Scalability.J4:Middle_term_Scalability.J7" chart:label-cell-address="Middle_term_Scalability.J3:Middle_term_Scalability.J3" chart:class="chart:line">
            <chart:data-point chart:repeated="4"/>
          </chart:series>
          <chart:series chart:style-name="ch9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10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11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3:Middle_term_Scalability.I3</svg:desc>
                </draw:g>
              </table:table-cell>
              <table:table-cell office:value-type="string">
                <text:p>NSGA-II</text:p>
                <draw:g>
                  <svg:desc>Middle_term_Scalability.J3:Middle_term_Scalability.J3</svg:desc>
                </draw:g>
              </table:table-cell>
              <table:table-cell office:value-type="string">
                <text:p>NSGA-III</text:p>
                <draw:g>
                  <svg:desc>Middle_term_Scalability.K3:Middle_term_Scalability.K3</svg:desc>
                </draw:g>
              </table:table-cell>
              <table:table-cell office:value-type="string">
                <text:p>R2-EMOA</text:p>
                <draw:g>
                  <svg:desc>Middle_term_Scalability.L3:Middle_term_Scalability.L3</svg:desc>
                </draw:g>
              </table:table-cell>
              <table:table-cell office:value-type="string">
                <text:p>VSD-MOEA/D</text:p>
                <draw:g>
                  <svg:desc>Middle_term_Scalability.M3:Middle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:Middle_term_Scalability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I4:Middle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J4:Middle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K4:Middle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L4:Middle_term_Scalability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M4:Middle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.H46:Middle_term_Scalability.M50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Middle_term_Scalability.H47:Middle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7:Middle_term_Scalability.I50" chart:label-cell-address="Middle_term_Scalability.I46:Middle_term_Scalability.I46" chart:class="chart:line">
            <chart:data-point chart:repeated="4"/>
          </chart:series>
          <chart:series chart:style-name="ch8" chart:values-cell-range-address="Middle_term_Scalability.J47:Middle_term_Scalability.J50" chart:label-cell-address="Middle_term_Scalability.J46:Middle_term_Scalability.J46" chart:class="chart:line">
            <chart:data-point chart:repeated="4"/>
          </chart:series>
          <chart:series chart:style-name="ch9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10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11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46:Middle_term_Scalability.I46</svg:desc>
                </draw:g>
              </table:table-cell>
              <table:table-cell office:value-type="string">
                <text:p>NSGA-II</text:p>
                <draw:g>
                  <svg:desc>Middle_term_Scalability.J46:Middle_term_Scalability.J46</svg:desc>
                </draw:g>
              </table:table-cell>
              <table:table-cell office:value-type="string">
                <text:p>NSGA-III</text:p>
                <draw:g>
                  <svg:desc>Middle_term_Scalability.K46:Middle_term_Scalability.K46</svg:desc>
                </draw:g>
              </table:table-cell>
              <table:table-cell office:value-type="string">
                <text:p>R2-EMOA</text:p>
                <draw:g>
                  <svg:desc>Middle_term_Scalability.L46:Middle_term_Scalability.L46</svg:desc>
                </draw:g>
              </table:table-cell>
              <table:table-cell office:value-type="string">
                <text:p>VSD-MOEA/D</text:p>
                <draw:g>
                  <svg:desc>Middle_term_Scalability.M46:Middle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7:Middle_term_Scalability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I47:Middle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J47:Middle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K47:Middle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L47:Middle_term_Scalability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M47:Middle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Long_term_Scalability.H3:Long_term_Scalability.M7" chart:data-source-has-labels="both" svg:x="0.472cm" svg:y="0.265cm" svg:width="19.141cm" svg:height="12.759cm">
          <chartooo:coordinate-region svg:x="1.57cm" svg:y="0.465cm" svg:width="17.763cm" svg:height="11.912cm"/>
          <chart:axis chart:dimension="x" chart:name="primary-x" chart:style-name="ch4" chartooo:axis-type="auto">
            <chartooo:date-scale/>
            <chart:categories table:cell-range-address="Long_term_Scalability.H4:Long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:Long_term_Scalability.I7" chart:label-cell-address="Long_term_Scalability.I3:Long_term_Scalability.I3" chart:class="chart:line">
            <chart:data-point chart:repeated="4"/>
          </chart:series>
          <chart:series chart:style-name="ch8" chart:values-cell-range-address="Long_term_Scalability.J4:Long_term_Scalability.J7" chart:label-cell-address="Long_term_Scalability.J3:Long_term_Scalability.J3" chart:class="chart:line">
            <chart:data-point chart:repeated="4"/>
          </chart:series>
          <chart:series chart:style-name="ch9" chart:values-cell-range-address="Long_term_Scalability.K4:Long_term_Scalability.K7" chart:label-cell-address="Long_term_Scalability.K3:Long_term_Scalability.K3" chart:class="chart:line">
            <chart:data-point chart:repeated="4"/>
          </chart:series>
          <chart:series chart:style-name="ch10" chart:values-cell-range-address="Long_term_Scalability.L4:Long_term_Scalability.L7" chart:label-cell-address="Long_term_Scalability.L3:Long_term_Scalability.L3" chart:class="chart:line">
            <chart:data-point chart:repeated="4"/>
          </chart:series>
          <chart:series chart:style-name="ch11" chart:values-cell-range-address="Long_term_Scalability.M4:Long_term_Scalability.M7" chart:label-cell-address="Long_term_Scalability.M3:Long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3:Long_term_Scalability.I3</svg:desc>
                </draw:g>
              </table:table-cell>
              <table:table-cell office:value-type="string">
                <text:p>NSGA-II</text:p>
                <draw:g>
                  <svg:desc>Long_term_Scalability.J3:Long_term_Scalability.J3</svg:desc>
                </draw:g>
              </table:table-cell>
              <table:table-cell office:value-type="string">
                <text:p>NSGA-III</text:p>
                <draw:g>
                  <svg:desc>Long_term_Scalability.K3:Long_term_Scalability.K3</svg:desc>
                </draw:g>
              </table:table-cell>
              <table:table-cell office:value-type="string">
                <text:p>R2-EMOA</text:p>
                <draw:g>
                  <svg:desc>Long_term_Scalability.L3:Long_term_Scalability.L3</svg:desc>
                </draw:g>
              </table:table-cell>
              <table:table-cell office:value-type="string">
                <text:p>VSD-MOEA/D</text:p>
                <draw:g>
                  <svg:desc>Long_term_Scalability.M3:Long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:Long_term_Scalability.H7</svg:desc>
                </draw:g>
              </table:table-cell>
              <table:table-cell office:value-type="float" office:value="0.93385183988241">
                <text:p>0.93385183988241</text:p>
                <draw:g>
                  <svg:desc>Long_term_Scalability.I4:Long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Long_term_Scalability.J4:Long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Long_term_Scalability.K4:Long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Long_term_Scalability.L4:Long_term_Scalability.L7</svg:desc>
                </draw:g>
              </table:table-cell>
              <table:table-cell office:value-type="float" office:value="0.955223061611501">
                <text:p>0.955223061611501</text:p>
                <draw:g>
                  <svg:desc>Long_term_Scalability.M4:Long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07059842675208">
                <text:p>0.90705984267520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933750639073628">
                <text:p>0.9337506390736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8578739685327">
                <text:p>0.858578739685327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86199904302097">
                <text:p>0.861999043020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1682978352811">
                <text:p>0.821682978352811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729085391636776">
                <text:p>0.7290853916367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Long_term_Scalability.H46:Long_term_Scalability.M50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Long_term_Scalability.H47:Long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7:Long_term_Scalability.I50" chart:label-cell-address="Long_term_Scalability.I46:Long_term_Scalability.I46" chart:class="chart:line">
            <chart:data-point chart:repeated="4"/>
          </chart:series>
          <chart:series chart:style-name="ch8" chart:values-cell-range-address="Long_term_Scalability.J47:Long_term_Scalability.J50" chart:label-cell-address="Long_term_Scalability.J46:Long_term_Scalability.J46" chart:class="chart:line">
            <chart:data-point chart:repeated="4"/>
          </chart:series>
          <chart:series chart:style-name="ch9" chart:values-cell-range-address="Long_term_Scalability.K47:Long_term_Scalability.K50" chart:label-cell-address="Long_term_Scalability.K46:Long_term_Scalability.K46" chart:class="chart:line">
            <chart:data-point chart:repeated="4"/>
          </chart:series>
          <chart:series chart:style-name="ch10" chart:values-cell-range-address="Long_term_Scalability.L47:Long_term_Scalability.L50" chart:label-cell-address="Long_term_Scalability.L46:Long_term_Scalability.L46" chart:class="chart:line">
            <chart:data-point chart:repeated="4"/>
          </chart:series>
          <chart:series chart:style-name="ch11" chart:values-cell-range-address="Long_term_Scalability.M47:Long_term_Scalability.M50" chart:label-cell-address="Long_term_Scalability.M46:Long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46:Long_term_Scalability.I46</svg:desc>
                </draw:g>
              </table:table-cell>
              <table:table-cell office:value-type="string">
                <text:p>NSGA-II</text:p>
                <draw:g>
                  <svg:desc>Long_term_Scalability.J46:Long_term_Scalability.J46</svg:desc>
                </draw:g>
              </table:table-cell>
              <table:table-cell office:value-type="string">
                <text:p>NSGA-III</text:p>
                <draw:g>
                  <svg:desc>Long_term_Scalability.K46:Long_term_Scalability.K46</svg:desc>
                </draw:g>
              </table:table-cell>
              <table:table-cell office:value-type="string">
                <text:p>R2-EMOA</text:p>
                <draw:g>
                  <svg:desc>Long_term_Scalability.L46:Long_term_Scalability.L46</svg:desc>
                </draw:g>
              </table:table-cell>
              <table:table-cell office:value-type="string">
                <text:p>VSD-MOEA/D</text:p>
                <draw:g>
                  <svg:desc>Long_term_Scalability.M46:Long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7:Long_term_Scalability.H50</svg:desc>
                </draw:g>
              </table:table-cell>
              <table:table-cell office:value-type="float" office:value="0.868541474792998">
                <text:p>0.868541474792998</text:p>
                <draw:g>
                  <svg:desc>Long_term_Scalability.I47:Long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Long_term_Scalability.J47:Long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Long_term_Scalability.K47:Long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Long_term_Scalability.L47:Long_term_Scalability.L50</svg:desc>
                </draw:g>
              </table:table-cell>
              <table:table-cell office:value-type="float" office:value="0.880769542074152">
                <text:p>0.880769542074152</text:p>
                <draw:g>
                  <svg:desc>Long_term_Scalability.M47:Long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2501393965738">
                <text:p>0.79250139396573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819110024663971">
                <text:p>0.8191100246639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1412359683502">
                <text:p>0.71412359683502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667749442180669">
                <text:p>0.6677494421806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2387709969931">
                <text:p>0.52238770996993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568768239070378">
                <text:p>0.5687682390703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_neighbuors.H4:Middle_term_Scalability_neighbuors.M7 Middle_term_Scalability_neighbuors.I3:Middle_term_Scalability_neighbuors.M3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_neighbuors.H4:Middle_term_Scalability_neighbuors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_neighbuors.I4:Middle_term_Scalability_neighbuors.I7" chart:label-cell-address="Middle_term_Scalability_neighbuors.I3:Middle_term_Scalability_neighbuors.I3" chart:class="chart:line">
            <chart:data-point chart:repeated="4"/>
          </chart:series>
          <chart:series chart:style-name="ch8" chart:values-cell-range-address="Middle_term_Scalability_neighbuors.J4:Middle_term_Scalability_neighbuors.J7" chart:label-cell-address="Middle_term_Scalability_neighbuors.J3:Middle_term_Scalability_neighbuors.J3" chart:class="chart:line">
            <chart:data-point chart:repeated="4"/>
          </chart:series>
          <chart:series chart:style-name="ch9" chart:values-cell-range-address="Middle_term_Scalability_neighbuors.K4:Middle_term_Scalability_neighbuors.K7" chart:label-cell-address="Middle_term_Scalability_neighbuors.K3:Middle_term_Scalability_neighbuors.K3" chart:class="chart:line">
            <chart:data-point chart:repeated="4"/>
          </chart:series>
          <chart:series chart:style-name="ch10" chart:values-cell-range-address="Middle_term_Scalability_neighbuors.L4:Middle_term_Scalability_neighbuors.L7" chart:label-cell-address="Middle_term_Scalability_neighbuors.L3:Middle_term_Scalability_neighbuors.L3" chart:class="chart:line">
            <chart:data-point chart:repeated="4"/>
          </chart:series>
          <chart:series chart:style-name="ch11" chart:values-cell-range-address="Middle_term_Scalability_neighbuors.M4:Middle_term_Scalability_neighbuors.M7" chart:label-cell-address="Middle_term_Scalability_neighbuors.M3:Middle_term_Scalability_neighbuors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_neighbuors.I3:Middle_term_Scalability_neighbuors.I3</svg:desc>
                </draw:g>
              </table:table-cell>
              <table:table-cell office:value-type="string">
                <text:p>NSGA-II</text:p>
                <draw:g>
                  <svg:desc>Middle_term_Scalability_neighbuors.J3:Middle_term_Scalability_neighbuors.J3</svg:desc>
                </draw:g>
              </table:table-cell>
              <table:table-cell office:value-type="string">
                <text:p>NSGA-III</text:p>
                <draw:g>
                  <svg:desc>Middle_term_Scalability_neighbuors.K3:Middle_term_Scalability_neighbuors.K3</svg:desc>
                </draw:g>
              </table:table-cell>
              <table:table-cell office:value-type="string">
                <text:p>R2-EMOA</text:p>
                <draw:g>
                  <svg:desc>Middle_term_Scalability_neighbuors.L3:Middle_term_Scalability_neighbuors.L3</svg:desc>
                </draw:g>
              </table:table-cell>
              <table:table-cell office:value-type="string">
                <text:p>VSD-MOEA/D</text:p>
                <draw:g>
                  <svg:desc>Middle_term_Scalability_neighbuors.M3:Middle_term_Scalability_neighbuors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_neighbuors.H4:Middle_term_Scalability_neighbuors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_neighbuors.I4:Middle_term_Scalability_neighbuors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_neighbuors.J4:Middle_term_Scalability_neighbuors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_neighbuors.K4:Middle_term_Scalability_neighbuors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_neighbuors.L4:Middle_term_Scalability_neighbuors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_neighbuors.M4:Middle_term_Scalability_neighbuors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_neighbuors.H47:Middle_term_Scalability_neighbuors.M50 Middle_term_Scalability_neighbuors.I46:Middle_term_Scalability_neighbuors.M46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Middle_term_Scalability_neighbuors.H47:Middle_term_Scalability_neighbuors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_neighbuors.I47:Middle_term_Scalability_neighbuors.I50" chart:label-cell-address="Middle_term_Scalability_neighbuors.I46:Middle_term_Scalability_neighbuors.I46" chart:class="chart:line">
            <chart:data-point chart:repeated="4"/>
          </chart:series>
          <chart:series chart:style-name="ch8" chart:values-cell-range-address="Middle_term_Scalability_neighbuors.J47:Middle_term_Scalability_neighbuors.J50" chart:label-cell-address="Middle_term_Scalability_neighbuors.J46:Middle_term_Scalability_neighbuors.J46" chart:class="chart:line">
            <chart:data-point chart:repeated="4"/>
          </chart:series>
          <chart:series chart:style-name="ch9" chart:values-cell-range-address="Middle_term_Scalability_neighbuors.K47:Middle_term_Scalability_neighbuors.K50" chart:label-cell-address="Middle_term_Scalability_neighbuors.K46:Middle_term_Scalability_neighbuors.K46" chart:class="chart:line">
            <chart:data-point chart:repeated="4"/>
          </chart:series>
          <chart:series chart:style-name="ch10" chart:values-cell-range-address="Middle_term_Scalability_neighbuors.L47:Middle_term_Scalability_neighbuors.L50" chart:label-cell-address="Middle_term_Scalability_neighbuors.L46:Middle_term_Scalability_neighbuors.L46" chart:class="chart:line">
            <chart:data-point chart:repeated="4"/>
          </chart:series>
          <chart:series chart:style-name="ch11" chart:values-cell-range-address="Middle_term_Scalability_neighbuors.M47:Middle_term_Scalability_neighbuors.M50" chart:label-cell-address="Middle_term_Scalability_neighbuors.M46:Middle_term_Scalability_neighbuors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_neighbuors.I46:Middle_term_Scalability_neighbuors.I46</svg:desc>
                </draw:g>
              </table:table-cell>
              <table:table-cell office:value-type="string">
                <text:p>NSGA-II</text:p>
                <draw:g>
                  <svg:desc>Middle_term_Scalability_neighbuors.J46:Middle_term_Scalability_neighbuors.J46</svg:desc>
                </draw:g>
              </table:table-cell>
              <table:table-cell office:value-type="string">
                <text:p>NSGA-III</text:p>
                <draw:g>
                  <svg:desc>Middle_term_Scalability_neighbuors.K46:Middle_term_Scalability_neighbuors.K46</svg:desc>
                </draw:g>
              </table:table-cell>
              <table:table-cell office:value-type="string">
                <text:p>R2-EMOA</text:p>
                <draw:g>
                  <svg:desc>Middle_term_Scalability_neighbuors.L46:Middle_term_Scalability_neighbuors.L46</svg:desc>
                </draw:g>
              </table:table-cell>
              <table:table-cell office:value-type="string">
                <text:p>VSD-MOEA/D</text:p>
                <draw:g>
                  <svg:desc>Middle_term_Scalability_neighbuors.M46:Middle_term_Scalability_neighbuors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_neighbuors.H47:Middle_term_Scalability_neighbuors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_neighbuors.I47:Middle_term_Scalability_neighbuors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_neighbuors.J47:Middle_term_Scalability_neighbuors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_neighbuors.K47:Middle_term_Scalability_neighbuors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_neighbuors.L47:Middle_term_Scalability_neighbuors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_neighbuors.M47:Middle_term_Scalability_neighbuors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